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7.056cm"/>
    </style:style>
    <style:style style:name="co2" style:family="table-column">
      <style:table-column-properties fo:break-before="auto" style:column-width="1.598cm"/>
    </style:style>
    <style:style style:name="co3" style:family="table-column">
      <style:table-column-properties fo:break-before="auto" style:column-width="1.072cm"/>
    </style:style>
    <style:style style:name="co4" style:family="table-column">
      <style:table-column-properties fo:break-before="auto" style:column-width="1.755cm"/>
    </style:style>
    <style:style style:name="co5" style:family="table-column">
      <style:table-column-properties fo:break-before="auto" style:column-width="1.56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1.896cm"/>
    </style:style>
    <style:style style:name="co8" style:family="table-column">
      <style:table-column-properties fo:break-before="auto" style:column-width="1.58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476cm"/>
    </style:style>
    <style:style style:name="co11" style:family="table-column">
      <style:table-column-properties fo:break-before="auto" style:column-width="2.963cm"/>
    </style:style>
    <style:style style:name="co12" style:family="table-column">
      <style:table-column-properties fo:break-before="auto" style:column-width="1.686cm"/>
    </style:style>
    <style:style style:name="co13" style:family="table-column">
      <style:table-column-properties fo:break-before="auto" style:column-width="0.933cm"/>
    </style:style>
    <style:style style:name="co14" style:family="table-column">
      <style:table-column-properties fo:break-before="auto" style:column-width="1.702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4" style:family="table-cell" style:parent-style-name="Default" style:data-style-name="N108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value-type" style:repeat-content="false" fo:border="0.002cm solid #000000"/>
      <style:paragraph-properties fo:margin-left="0cm"/>
      <style:text-properties fo:font-weight="bold" style:font-weight-asian="bold" style:font-weight-complex="bold"/>
    </style:style>
    <style:style style:name="ce7" style:family="table-cell" style:parent-style-name="Default" style:data-style-name="N37">
      <style:text-properties fo:font-weight="bold" style:font-weight-asian="bold" style:font-weight-complex="bold"/>
    </style:style>
    <style:style style:name="ce8" style:family="table-cell" style:parent-style-name="Default" style:data-style-name="N108">
      <style:table-cell-properties fo:border="0.002cm solid #000000"/>
      <style:text-properties fo:font-weight="normal" style:font-weight-asian="normal" style:font-weight-complex="normal"/>
    </style:style>
    <style:style style:name="ce9" style:family="table-cell" style:parent-style-name="Default" style:data-style-name="N108">
      <style:table-cell-properties fo:border="0.002cm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value-type" style:repeat-content="false"/>
      <style:paragraph-properties fo:margin-left="0cm"/>
    </style:style>
    <style:style style:name="ce11" style:family="table-cell" style:parent-style-name="Default">
      <style:table-cell-properties style:text-align-source="value-type" style:repeat-content="false" fo:border="0.002cm solid #000000"/>
      <style:paragraph-properties fo:margin-left="0cm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13" style:family="table-cell" style:parent-style-name="Default" style:data-style-name="N11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14" style:family="table-cell" style:parent-style-name="Default" style:data-style-name="N11">
      <style:table-cell-properties fo:border="0.002cm solid #000000"/>
    </style:style>
    <style:style style:name="ce15" style:family="table-cell" style:parent-style-name="Default" style:data-style-name="N11">
      <style:table-cell-properties fo:border="0.002cm solid #000000"/>
      <style:text-properties fo:font-weight="normal" style:font-weight-asian="normal" style:font-weight-complex="normal"/>
    </style:style>
    <style:style style:name="ce16" style:family="table-cell" style:parent-style-name="Default" style:data-style-name="N11">
      <style:table-cell-properties fo:border="0.002cm solid #000000"/>
      <style:text-properties style:font-name="Liberation Sans" fo:font-weight="normal" style:font-name-asian="WenQuanYi Zen Hei" style:font-weight-asian="normal" style:font-name-complex="Lohit Devanagari" style:font-weight-complex="normal"/>
    </style:style>
    <style:style style:name="ce17" style:family="table-cell" style:parent-style-name="Default" style:data-style-name="N11">
      <style:table-cell-properties fo:border="0.002cm solid #000000"/>
      <style:text-properties fo:font-weight="bold" style:font-weight-asian="bold" style:font-weight-complex="bold"/>
    </style:style>
    <style:style style:name="ce18" style:family="table-cell" style:parent-style-name="Default" style:data-style-name="N11">
      <style:table-cell-properties fo:border="0.002cm solid #000000"/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 style:data-style-name="N11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REF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ce5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2" table:default-cell-style-name="Default"/>
        <table:table-row table:style-name="ro1">
          <table:table-cell office:value-type="string">
            <text:p>score</text:p>
          </table:table-cell>
          <table:table-cell table:style-name="ce4" office:value-type="float" office:value="555.652671432078">
            <text:p>555,653</text:p>
          </table:table-cell>
          <table:table-cell/>
          <table:table-cell table:style-name="ce7" office:value-type="date" office:date-value="2014-02-01">
            <text:p>01/02/14</text:p>
          </table:table-cell>
          <table:table-cell/>
          <table:table-cell office:value-type="string" table:number-columns-spanned="6" table:number-rows-spanned="1">
            <text:p>Min duration per test = 5000 ms – OpenJDK8 b65 (heap=2g)</text:p>
          </table:table-cell>
          <table:covered-table-cell table:number-columns-repeated="5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threads</text:p>
          </table:table-cell>
          <table:table-cell table:style-name="ce1" office:value-type="string">
            <text:p>ops</text:p>
          </table:table-cell>
          <table:table-cell table:style-name="ce1" office:value-type="string">
            <text:p>Tavg</text:p>
          </table:table-cell>
          <table:table-cell table:style-name="ce1" office:value-type="string">
            <text:p>Tmed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rms</text:p>
          </table:table-cell>
          <table:table-cell table:style-name="ce1" office:value-type="string">
            <text:p>Med+Stddev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TotalOps</text:p>
          </table:table-cell>
          <table:table-cell table:style-name="ce5" office:value-type="string">
            <text:p>[ms/op]</text:p>
          </table:table-cell>
          <table:table-cell table:style-name="ce5" table:number-columns-repeated="1012"/>
        </table:table-row>
        <table:table-row table:style-name="ro1">
          <table:table-cell table:style-name="ce2" office:value-type="string">
            <text:p>dc_boulder_2013-13-30-06-13-17.s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73.103">
            <text:p>173,103</text:p>
          </table:table-cell>
          <table:table-cell table:style-name="ce2" office:value-type="float" office:value="172.837">
            <text:p>172,837</text:p>
          </table:table-cell>
          <table:table-cell table:style-name="ce2" office:value-type="float" office:value="1.627">
            <text:p>1,627</text:p>
          </table:table-cell>
          <table:table-cell table:style-name="ce2" office:value-type="float" office:value="172.845">
            <text:p>172,845</text:p>
          </table:table-cell>
          <table:table-cell table:style-name="ce1" office:value-type="float" office:value="174.464">
            <text:p>174,464</text:p>
          </table:table-cell>
          <table:table-cell table:style-name="ce2" office:value-type="float" office:value="170.556">
            <text:p>170,556</text:p>
          </table:table-cell>
          <table:table-cell table:style-name="ce2" office:value-type="float" office:value="183.091">
            <text:p>183,091</text:p>
          </table:table-cell>
          <table:table-cell table:style-name="ce2" office:value-type="float" office:value="30">
            <text:p>3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boulder_2013-13-30-06-13-17.ser</text:p>
          </table:table-cell>
          <table:table-cell table:style-name="ce6" office:value-type="float" office:value="2">
            <text:p>2</text:p>
          </table:table-cell>
          <table:table-cell table:style-name="ce2" office:value-type="float" office:value="60">
            <text:p>60</text:p>
          </table:table-cell>
          <table:table-cell table:number-columns-repeated="2" table:style-name="ce2" office:value-type="float" office:value="207.304">
            <text:p>207,304</text:p>
          </table:table-cell>
          <table:table-cell table:style-name="ce2" office:value-type="float" office:value="2.211">
            <text:p>2,211</text:p>
          </table:table-cell>
          <table:table-cell table:style-name="ce2" office:value-type="float" office:value="207.316">
            <text:p>207,316</text:p>
          </table:table-cell>
          <table:table-cell table:style-name="ce1" office:value-type="float" office:value="209.515">
            <text:p>209,515</text:p>
          </table:table-cell>
          <table:table-cell table:style-name="ce2" office:value-type="float" office:value="201.759">
            <text:p>201,759</text:p>
          </table:table-cell>
          <table:table-cell table:style-name="ce2" office:value-type="float" office:value="212.864">
            <text:p>212,864</text:p>
          </table:table-cell>
          <table:table-cell table:style-name="ce2" office:value-type="float" office:value="60">
            <text:p>6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boulder_2013-13-30-06-13-17.ser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347.308">
            <text:p>347,308</text:p>
          </table:table-cell>
          <table:table-cell table:style-name="ce2" office:value-type="float" office:value="347.264">
            <text:p>347,264</text:p>
          </table:table-cell>
          <table:table-cell table:style-name="ce2" office:value-type="float" office:value="28.46">
            <text:p>28,46</text:p>
          </table:table-cell>
          <table:table-cell table:style-name="ce2" office:value-type="float" office:value="348.429">
            <text:p>348,429</text:p>
          </table:table-cell>
          <table:table-cell table:style-name="ce1" office:value-type="float" office:value="375.725">
            <text:p>375,725</text:p>
          </table:table-cell>
          <table:table-cell table:style-name="ce2" office:value-type="float" office:value="184.143">
            <text:p>184,143</text:p>
          </table:table-cell>
          <table:table-cell table:style-name="ce2" office:value-type="float" office:value="515.582">
            <text:p>515,582</text:p>
          </table:table-cell>
          <table:table-cell table:style-name="ce2" office:value-type="float" office:value="120">
            <text:p>12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boulder_2013-13-30-06-13-20.s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90.784">
            <text:p>90,784</text:p>
          </table:table-cell>
          <table:table-cell table:style-name="ce2" office:value-type="float" office:value="90.73">
            <text:p>90,73</text:p>
          </table:table-cell>
          <table:table-cell table:style-name="ce2" office:value-type="float" office:value="1.462">
            <text:p>1,462</text:p>
          </table:table-cell>
          <table:table-cell table:style-name="ce2" office:value-type="float" office:value="90.742">
            <text:p>90,742</text:p>
          </table:table-cell>
          <table:table-cell table:style-name="ce1" office:value-type="float" office:value="92.192">
            <text:p>92,192</text:p>
          </table:table-cell>
          <table:table-cell table:style-name="ce2" office:value-type="float" office:value="89.17">
            <text:p>89,17</text:p>
          </table:table-cell>
          <table:table-cell table:style-name="ce2" office:value-type="float" office:value="95.421">
            <text:p>95,421</text:p>
          </table:table-cell>
          <table:table-cell table:style-name="ce2" office:value-type="float" office:value="58">
            <text:p>5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boulder_2013-13-30-06-13-20.s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16">
            <text:p>116</text:p>
          </table:table-cell>
          <table:table-cell table:style-name="ce2" office:value-type="float" office:value="107.787">
            <text:p>107,787</text:p>
          </table:table-cell>
          <table:table-cell table:style-name="ce2" office:value-type="float" office:value="107.673">
            <text:p>107,673</text:p>
          </table:table-cell>
          <table:table-cell table:style-name="ce2" office:value-type="float" office:value="2.981">
            <text:p>2,981</text:p>
          </table:table-cell>
          <table:table-cell table:style-name="ce2" office:value-type="float" office:value="107.714">
            <text:p>107,714</text:p>
          </table:table-cell>
          <table:table-cell table:style-name="ce1" office:value-type="float" office:value="110.653">
            <text:p>110,653</text:p>
          </table:table-cell>
          <table:table-cell table:style-name="ce2" office:value-type="float" office:value="104.208">
            <text:p>104,208</text:p>
          </table:table-cell>
          <table:table-cell table:style-name="ce2" office:value-type="float" office:value="124.439">
            <text:p>124,439</text:p>
          </table:table-cell>
          <table:table-cell table:style-name="ce2" office:value-type="float" office:value="116">
            <text:p>1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boulder_2013-13-30-06-13-20.ser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32">
            <text:p>232</text:p>
          </table:table-cell>
          <table:table-cell table:style-name="ce2" office:value-type="float" office:value="180.12">
            <text:p>180,12</text:p>
          </table:table-cell>
          <table:table-cell table:style-name="ce2" office:value-type="float" office:value="179.972">
            <text:p>179,972</text:p>
          </table:table-cell>
          <table:table-cell table:style-name="ce2" office:value-type="float" office:value="21.909">
            <text:p>21,909</text:p>
          </table:table-cell>
          <table:table-cell table:style-name="ce2" office:value-type="float" office:value="181.3">
            <text:p>181,3</text:p>
          </table:table-cell>
          <table:table-cell table:style-name="ce1" office:value-type="float" office:value="201.881">
            <text:p>201,881</text:p>
          </table:table-cell>
          <table:table-cell table:style-name="ce2" office:value-type="float" office:value="108.554">
            <text:p>108,554</text:p>
          </table:table-cell>
          <table:table-cell table:style-name="ce2" office:value-type="float" office:value="285.691">
            <text:p>285,691</text:p>
          </table:table-cell>
          <table:table-cell table:style-name="ce2" office:value-type="float" office:value="232">
            <text:p>23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hp_alllayers_2013-00-30-07-00-43.s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58.814">
            <text:p>58,814</text:p>
          </table:table-cell>
          <table:table-cell table:style-name="ce2" office:value-type="float" office:value="58.712">
            <text:p>58,712</text:p>
          </table:table-cell>
          <table:table-cell table:style-name="ce2" office:value-type="float" office:value="1.054">
            <text:p>1,054</text:p>
          </table:table-cell>
          <table:table-cell table:style-name="ce2" office:value-type="float" office:value="58.721">
            <text:p>58,721</text:p>
          </table:table-cell>
          <table:table-cell table:style-name="ce1" office:value-type="float" office:value="59.766">
            <text:p>59,766</text:p>
          </table:table-cell>
          <table:table-cell table:style-name="ce2" office:value-type="float" office:value="58.235">
            <text:p>58,235</text:p>
          </table:table-cell>
          <table:table-cell table:style-name="ce2" office:value-type="float" office:value="68.106">
            <text:p>68,106</text:p>
          </table:table-cell>
          <table:table-cell table:style-name="ce2" office:value-type="float" office:value="87">
            <text:p>8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hp_alllayers_2013-00-30-07-00-43.s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74">
            <text:p>174</text:p>
          </table:table-cell>
          <table:table-cell table:style-name="ce2" office:value-type="float" office:value="68.819">
            <text:p>68,819</text:p>
          </table:table-cell>
          <table:table-cell table:style-name="ce2" office:value-type="float" office:value="68.777">
            <text:p>68,777</text:p>
          </table:table-cell>
          <table:table-cell table:style-name="ce2" office:value-type="float" office:value="2.021">
            <text:p>2,021</text:p>
          </table:table-cell>
          <table:table-cell table:style-name="ce2" office:value-type="float" office:value="68.807">
            <text:p>68,807</text:p>
          </table:table-cell>
          <table:table-cell table:style-name="ce1" office:value-type="float" office:value="70.798">
            <text:p>70,798</text:p>
          </table:table-cell>
          <table:table-cell table:style-name="ce2" office:value-type="float" office:value="66.166">
            <text:p>66,166</text:p>
          </table:table-cell>
          <table:table-cell table:style-name="ce2" office:value-type="float" office:value="78.607">
            <text:p>78,607</text:p>
          </table:table-cell>
          <table:table-cell table:style-name="ce2" office:value-type="float" office:value="174">
            <text:p>17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hp_alllayers_2013-00-30-07-00-43.ser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348">
            <text:p>348</text:p>
          </table:table-cell>
          <table:table-cell table:style-name="ce2" office:value-type="float" office:value="116.291">
            <text:p>116,291</text:p>
          </table:table-cell>
          <table:table-cell table:style-name="ce2" office:value-type="float" office:value="116.099">
            <text:p>116,099</text:p>
          </table:table-cell>
          <table:table-cell table:style-name="ce2" office:value-type="float" office:value="15.58">
            <text:p>15,58</text:p>
          </table:table-cell>
          <table:table-cell table:style-name="ce2" office:value-type="float" office:value="117.139">
            <text:p>117,139</text:p>
          </table:table-cell>
          <table:table-cell table:style-name="ce1" office:value-type="float" office:value="131.678">
            <text:p>131,678</text:p>
          </table:table-cell>
          <table:table-cell table:style-name="ce2" office:value-type="float" office:value="69.86">
            <text:p>69,86</text:p>
          </table:table-cell>
          <table:table-cell table:style-name="ce2" office:value-type="float" office:value="229.321">
            <text:p>229,321</text:p>
          </table:table-cell>
          <table:table-cell table:style-name="ce2" office:value-type="float" office:value="348">
            <text:p>34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hp_alllayers_2013-00-30-07-00-47.s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354.759">
            <text:p>2354,759</text:p>
          </table:table-cell>
          <table:table-cell table:style-name="ce2" office:value-type="float" office:value="2353.017">
            <text:p>2353,017</text:p>
          </table:table-cell>
          <table:table-cell table:style-name="ce2" office:value-type="float" office:value="13.15">
            <text:p>13,15</text:p>
          </table:table-cell>
          <table:table-cell table:style-name="ce2" office:value-type="float" office:value="2353.054">
            <text:p>2353,054</text:p>
          </table:table-cell>
          <table:table-cell table:style-name="ce1" office:value-type="float" office:value="2366.167">
            <text:p>2366,167</text:p>
          </table:table-cell>
          <table:table-cell table:style-name="ce2" office:value-type="float" office:value="2330.844">
            <text:p>2330,844</text:p>
          </table:table-cell>
          <table:table-cell table:style-name="ce2" office:value-type="float" office:value="2418.736">
            <text:p>2418,736</text:p>
          </table:table-cell>
          <table:table-cell table:style-name="ce2" office:value-type="float" office:value="25">
            <text:p>2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hp_alllayers_2013-00-30-07-00-47.s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190.636">
            <text:p>3190,636</text:p>
          </table:table-cell>
          <table:table-cell table:style-name="ce2" office:value-type="float" office:value="3182.693">
            <text:p>3182,693</text:p>
          </table:table-cell>
          <table:table-cell table:style-name="ce2" office:value-type="float" office:value="207.395">
            <text:p>207,395</text:p>
          </table:table-cell>
          <table:table-cell table:style-name="ce2" office:value-type="float" office:value="3189.443">
            <text:p>3189,443</text:p>
          </table:table-cell>
          <table:table-cell table:style-name="ce1" office:value-type="float" office:value="3390.088">
            <text:p>3390,088</text:p>
          </table:table-cell>
          <table:table-cell table:style-name="ce2" office:value-type="float" office:value="2713.132">
            <text:p>2713,132</text:p>
          </table:table-cell>
          <table:table-cell table:style-name="ce2" office:value-type="float" office:value="4049.387">
            <text:p>4049,387</text:p>
          </table:table-cell>
          <table:table-cell table:style-name="ce2" office:value-type="float" office:value="50">
            <text:p>5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hp_alllayers_2013-00-30-07-00-47.ser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590.148">
            <text:p>5590,148</text:p>
          </table:table-cell>
          <table:table-cell table:style-name="ce2" office:value-type="float" office:value="5593.189">
            <text:p>5593,189</text:p>
          </table:table-cell>
          <table:table-cell table:style-name="ce2" office:value-type="float" office:value="316.372">
            <text:p>316,372</text:p>
          </table:table-cell>
          <table:table-cell table:style-name="ce2" office:value-type="float" office:value="5602.129">
            <text:p>5602,129</text:p>
          </table:table-cell>
          <table:table-cell table:style-name="ce1" office:value-type="float" office:value="5909.56">
            <text:p>5909,56</text:p>
          </table:table-cell>
          <table:table-cell table:style-name="ce2" office:value-type="float" office:value="4618.025">
            <text:p>4618,025</text:p>
          </table:table-cell>
          <table:table-cell table:style-name="ce2" office:value-type="float" office:value="6264.292">
            <text:p>6264,292</text:p>
          </table:table-cell>
          <table:table-cell table:style-name="ce2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pearfish_2013-11-30-06-11-15.s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35">
            <text:p>235</text:p>
          </table:table-cell>
          <table:table-cell table:style-name="ce2" office:value-type="float" office:value="21.534">
            <text:p>21,534</text:p>
          </table:table-cell>
          <table:table-cell table:style-name="ce2" office:value-type="float" office:value="21.511">
            <text:p>21,511</text:p>
          </table:table-cell>
          <table:table-cell table:style-name="ce2" office:value-type="float" office:value="0.588">
            <text:p>0,588</text:p>
          </table:table-cell>
          <table:table-cell table:style-name="ce2" office:value-type="float" office:value="21.519">
            <text:p>21,519</text:p>
          </table:table-cell>
          <table:table-cell table:style-name="ce1" office:value-type="float" office:value="22.1">
            <text:p>22,1</text:p>
          </table:table-cell>
          <table:table-cell table:style-name="ce2" office:value-type="float" office:value="21.122">
            <text:p>21,122</text:p>
          </table:table-cell>
          <table:table-cell table:style-name="ce2" office:value-type="float" office:value="27.161">
            <text:p>27,161</text:p>
          </table:table-cell>
          <table:table-cell table:style-name="ce2" office:value-type="float" office:value="235">
            <text:p>23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pearfish_2013-11-30-06-11-15.s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470">
            <text:p>470</text:p>
          </table:table-cell>
          <table:table-cell table:style-name="ce2" office:value-type="float" office:value="25.495">
            <text:p>25,495</text:p>
          </table:table-cell>
          <table:table-cell table:style-name="ce2" office:value-type="float" office:value="25.484">
            <text:p>25,484</text:p>
          </table:table-cell>
          <table:table-cell table:style-name="ce2" office:value-type="float" office:value="1.575">
            <text:p>1,575</text:p>
          </table:table-cell>
          <table:table-cell table:style-name="ce2" office:value-type="float" office:value="25.533">
            <text:p>25,533</text:p>
          </table:table-cell>
          <table:table-cell table:style-name="ce1" office:value-type="float" office:value="27.059">
            <text:p>27,059</text:p>
          </table:table-cell>
          <table:table-cell table:style-name="ce2" office:value-type="float" office:value="21.687">
            <text:p>21,687</text:p>
          </table:table-cell>
          <table:table-cell table:style-name="ce2" office:value-type="float" office:value="34.489">
            <text:p>34,489</text:p>
          </table:table-cell>
          <table:table-cell table:style-name="ce2" office:value-type="float" office:value="470">
            <text:p>47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pearfish_2013-11-30-06-11-15.ser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940">
            <text:p>940</text:p>
          </table:table-cell>
          <table:table-cell table:style-name="ce2" office:value-type="float" office:value="43.114">
            <text:p>43,114</text:p>
          </table:table-cell>
          <table:table-cell table:style-name="ce2" office:value-type="float" office:value="43.085">
            <text:p>43,085</text:p>
          </table:table-cell>
          <table:table-cell table:style-name="ce2" office:value-type="float" office:value="9.061">
            <text:p>9,061</text:p>
          </table:table-cell>
          <table:table-cell table:style-name="ce2" office:value-type="float" office:value="44.028">
            <text:p>44,028</text:p>
          </table:table-cell>
          <table:table-cell table:style-name="ce1" office:value-type="float" office:value="52.146">
            <text:p>52,146</text:p>
          </table:table-cell>
          <table:table-cell table:style-name="ce2" office:value-type="float" office:value="21.212">
            <text:p>21,212</text:p>
          </table:table-cell>
          <table:table-cell table:style-name="ce2" office:value-type="float" office:value="91.938">
            <text:p>91,938</text:p>
          </table:table-cell>
          <table:table-cell table:style-name="ce2" office:value-type="float" office:value="940">
            <text:p>94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pearfish_2013-11-30-06-11-19.s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463">
            <text:p>463</text:p>
          </table:table-cell>
          <table:table-cell table:style-name="ce2" office:value-type="float" office:value="9.467">
            <text:p>9,467</text:p>
          </table:table-cell>
          <table:table-cell table:style-name="ce2" office:value-type="float" office:value="9.463">
            <text:p>9,463</text:p>
          </table:table-cell>
          <table:table-cell table:style-name="ce2" office:value-type="float" office:value="0.23">
            <text:p>0,23</text:p>
          </table:table-cell>
          <table:table-cell table:style-name="ce2" office:value-type="float" office:value="9.466">
            <text:p>9,466</text:p>
          </table:table-cell>
          <table:table-cell table:style-name="ce1" office:value-type="float" office:value="9.693">
            <text:p>9,693</text:p>
          </table:table-cell>
          <table:table-cell table:style-name="ce2" office:value-type="float" office:value="9.294">
            <text:p>9,294</text:p>
          </table:table-cell>
          <table:table-cell table:style-name="ce2" office:value-type="float" office:value="11.255">
            <text:p>11,255</text:p>
          </table:table-cell>
          <table:table-cell table:style-name="ce2" office:value-type="float" office:value="463">
            <text:p>46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pearfish_2013-11-30-06-11-19.s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926">
            <text:p>926</text:p>
          </table:table-cell>
          <table:table-cell table:style-name="ce2" office:value-type="float" office:value="11.792">
            <text:p>11,792</text:p>
          </table:table-cell>
          <table:table-cell table:style-name="ce2" office:value-type="float" office:value="11.787">
            <text:p>11,787</text:p>
          </table:table-cell>
          <table:table-cell table:style-name="ce2" office:value-type="float" office:value="1.47">
            <text:p>1,47</text:p>
          </table:table-cell>
          <table:table-cell table:style-name="ce2" office:value-type="float" office:value="11.878">
            <text:p>11,878</text:p>
          </table:table-cell>
          <table:table-cell table:style-name="ce1" office:value-type="float" office:value="13.257">
            <text:p>13,257</text:p>
          </table:table-cell>
          <table:table-cell table:style-name="ce2" office:value-type="float" office:value="9.623">
            <text:p>9,623</text:p>
          </table:table-cell>
          <table:table-cell table:style-name="ce2" office:value-type="float" office:value="18.708">
            <text:p>18,708</text:p>
          </table:table-cell>
          <table:table-cell table:style-name="ce2" office:value-type="float" office:value="926">
            <text:p>92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pearfish_2013-11-30-06-11-19.ser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1852">
            <text:p>1852</text:p>
          </table:table-cell>
          <table:table-cell table:style-name="ce2" office:value-type="float" office:value="19.056">
            <text:p>19,056</text:p>
          </table:table-cell>
          <table:table-cell table:style-name="ce2" office:value-type="float" office:value="19.044">
            <text:p>19,044</text:p>
          </table:table-cell>
          <table:table-cell table:style-name="ce2" office:value-type="float" office:value="4.463">
            <text:p>4,463</text:p>
          </table:table-cell>
          <table:table-cell table:style-name="ce2" office:value-type="float" office:value="19.56">
            <text:p>19,56</text:p>
          </table:table-cell>
          <table:table-cell table:style-name="ce1" office:value-type="float" office:value="23.507">
            <text:p>23,507</text:p>
          </table:table-cell>
          <table:table-cell table:style-name="ce2" office:value-type="float" office:value="9.334">
            <text:p>9,334</text:p>
          </table:table-cell>
          <table:table-cell table:style-name="ce2" office:value-type="float" office:value="51.802">
            <text:p>51,802</text:p>
          </table:table-cell>
          <table:table-cell table:style-name="ce2" office:value-type="float" office:value="1852">
            <text:p>185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topp:states_2013-11-30-06-11-06.s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415">
            <text:p>415</text:p>
          </table:table-cell>
          <table:table-cell table:style-name="ce2" office:value-type="float" office:value="12.168">
            <text:p>12,168</text:p>
          </table:table-cell>
          <table:table-cell table:style-name="ce2" office:value-type="float" office:value="12.142">
            <text:p>12,142</text:p>
          </table:table-cell>
          <table:table-cell table:style-name="ce2" office:value-type="float" office:value="0.303">
            <text:p>0,303</text:p>
          </table:table-cell>
          <table:table-cell table:style-name="ce2" office:value-type="float" office:value="12.146">
            <text:p>12,146</text:p>
          </table:table-cell>
          <table:table-cell table:style-name="ce1" office:value-type="float" office:value="12.445">
            <text:p>12,445</text:p>
          </table:table-cell>
          <table:table-cell table:style-name="ce2" office:value-type="float" office:value="11.99">
            <text:p>11,99</text:p>
          </table:table-cell>
          <table:table-cell table:style-name="ce2" office:value-type="float" office:value="23.034">
            <text:p>23,034</text:p>
          </table:table-cell>
          <table:table-cell table:style-name="ce2" office:value-type="float" office:value="415">
            <text:p>41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topp:states_2013-11-30-06-11-06.s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830">
            <text:p>830</text:p>
          </table:table-cell>
          <table:table-cell table:style-name="ce2" office:value-type="float" office:value="14.555">
            <text:p>14,555</text:p>
          </table:table-cell>
          <table:table-cell table:style-name="ce2" office:value-type="float" office:value="14.539">
            <text:p>14,539</text:p>
          </table:table-cell>
          <table:table-cell table:style-name="ce2" office:value-type="float" office:value="1.208">
            <text:p>1,208</text:p>
          </table:table-cell>
          <table:table-cell table:style-name="ce2" office:value-type="float" office:value="14.589">
            <text:p>14,589</text:p>
          </table:table-cell>
          <table:table-cell table:style-name="ce1" office:value-type="float" office:value="15.747">
            <text:p>15,747</text:p>
          </table:table-cell>
          <table:table-cell table:style-name="ce2" office:value-type="float" office:value="12.086">
            <text:p>12,086</text:p>
          </table:table-cell>
          <table:table-cell table:style-name="ce2" office:value-type="float" office:value="29.948">
            <text:p>29,948</text:p>
          </table:table-cell>
          <table:table-cell table:style-name="ce2" office:value-type="float" office:value="830">
            <text:p>83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topp:states_2013-11-30-06-11-06.ser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1660">
            <text:p>1660</text:p>
          </table:table-cell>
          <table:table-cell table:style-name="ce2" office:value-type="float" office:value="24.283">
            <text:p>24,283</text:p>
          </table:table-cell>
          <table:table-cell table:style-name="ce2" office:value-type="float" office:value="24.269">
            <text:p>24,269</text:p>
          </table:table-cell>
          <table:table-cell table:style-name="ce2" office:value-type="float" office:value="4.272">
            <text:p>4,272</text:p>
          </table:table-cell>
          <table:table-cell table:style-name="ce2" office:value-type="float" office:value="24.642">
            <text:p>24,642</text:p>
          </table:table-cell>
          <table:table-cell table:style-name="ce1" office:value-type="float" office:value="28.541">
            <text:p>28,541</text:p>
          </table:table-cell>
          <table:table-cell table:style-name="ce2" office:value-type="float" office:value="12.773">
            <text:p>12,773</text:p>
          </table:table-cell>
          <table:table-cell table:style-name="ce2" office:value-type="float" office:value="59.753">
            <text:p>59,753</text:p>
          </table:table-cell>
          <table:table-cell table:style-name="ce2" office:value-type="float" office:value="1660">
            <text:p>166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topp:states_2013-11-30-06-11-07.s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670">
            <text:p>670</text:p>
          </table:table-cell>
          <table:table-cell table:style-name="ce2" office:value-type="float" office:value="7.909">
            <text:p>7,909</text:p>
          </table:table-cell>
          <table:table-cell table:style-name="ce2" office:value-type="float" office:value="7.905">
            <text:p>7,905</text:p>
          </table:table-cell>
          <table:table-cell table:style-name="ce2" office:value-type="float" office:value="0.255">
            <text:p>0,255</text:p>
          </table:table-cell>
          <table:table-cell table:style-name="ce2" office:value-type="float" office:value="7.909">
            <text:p>7,909</text:p>
          </table:table-cell>
          <table:table-cell table:style-name="ce1" office:value-type="float" office:value="8.16">
            <text:p>8,16</text:p>
          </table:table-cell>
          <table:table-cell table:style-name="ce2" office:value-type="float" office:value="7.72">
            <text:p>7,72</text:p>
          </table:table-cell>
          <table:table-cell table:style-name="ce2" office:value-type="float" office:value="10.959">
            <text:p>10,959</text:p>
          </table:table-cell>
          <table:table-cell table:style-name="ce2" office:value-type="float" office:value="670">
            <text:p>67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topp:states_2013-11-30-06-11-07.s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340">
            <text:p>1340</text:p>
          </table:table-cell>
          <table:table-cell table:style-name="ce2" office:value-type="float" office:value="10.22">
            <text:p>10,22</text:p>
          </table:table-cell>
          <table:table-cell table:style-name="ce2" office:value-type="float" office:value="10.211">
            <text:p>10,211</text:p>
          </table:table-cell>
          <table:table-cell table:style-name="ce2" office:value-type="float" office:value="1.547">
            <text:p>1,547</text:p>
          </table:table-cell>
          <table:table-cell table:style-name="ce2" office:value-type="float" office:value="10.328">
            <text:p>10,328</text:p>
          </table:table-cell>
          <table:table-cell table:style-name="ce1" office:value-type="float" office:value="11.758">
            <text:p>11,758</text:p>
          </table:table-cell>
          <table:table-cell table:style-name="ce2" office:value-type="float" office:value="7.843">
            <text:p>7,843</text:p>
          </table:table-cell>
          <table:table-cell table:style-name="ce2" office:value-type="float" office:value="23.937">
            <text:p>23,937</text:p>
          </table:table-cell>
          <table:table-cell table:style-name="ce2" office:value-type="float" office:value="1340">
            <text:p>134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topp:states_2013-11-30-06-11-07.ser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680">
            <text:p>2680</text:p>
          </table:table-cell>
          <table:table-cell table:style-name="ce2" office:value-type="float" office:value="15.549">
            <text:p>15,549</text:p>
          </table:table-cell>
          <table:table-cell table:style-name="ce2" office:value-type="float" office:value="15.541">
            <text:p>15,541</text:p>
          </table:table-cell>
          <table:table-cell table:style-name="ce2" office:value-type="float" office:value="3.222">
            <text:p>3,222</text:p>
          </table:table-cell>
          <table:table-cell table:style-name="ce2" office:value-type="float" office:value="15.872">
            <text:p>15,872</text:p>
          </table:table-cell>
          <table:table-cell table:style-name="ce1" office:value-type="float" office:value="18.763">
            <text:p>18,763</text:p>
          </table:table-cell>
          <table:table-cell table:style-name="ce2" office:value-type="float" office:value="7.884">
            <text:p>7,884</text:p>
          </table:table-cell>
          <table:table-cell table:style-name="ce2" office:value-type="float" office:value="44.827">
            <text:p>44,827</text:p>
          </table:table-cell>
          <table:table-cell table:style-name="ce2" office:value-type="float" office:value="2680">
            <text:p>2680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table:number-columns-spanned="1" table:number-rows-spanned="3">
            <text:p>score small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8" table:formula="of:=AVERAGE([.D4];[.D7];[.D10];[.D16];[.D19];[.D22];[.D25])" office:value-type="float" office:value="53.397">
            <text:p>53,397</text:p>
          </table:table-cell>
          <table:table-cell table:style-name="ce8" table:formula="of:=AVERAGE([.E4];[.E7];[.E10];[.E16];[.E19];[.E22];[.E25])" office:value-type="float" office:value="53.3285714285714">
            <text:p>53,329</text:p>
          </table:table-cell>
          <table:table-cell table:style-name="ce8" table:formula="of:=AVERAGE([.F4];[.F7];[.F10];[.F16];[.F19];[.F22];[.F25])" office:value-type="float" office:value="0.788428571428571">
            <text:p>0,788</text:p>
          </table:table-cell>
          <table:table-cell table:style-name="ce8" table:formula="of:=AVERAGE([.G4];[.G7];[.G10];[.G16];[.G19];[.G22];[.G25])" office:value-type="float" office:value="53.3354285714286">
            <text:p>53,335</text:p>
          </table:table-cell>
          <table:table-cell table:style-name="ce9" table:formula="of:=AVERAGE([.H4];[.H7];[.H10];[.H16];[.H19];[.H22];[.H25])" office:value-type="float" office:value="54.1171428571429">
            <text:p>54,117</text:p>
          </table:table-cell>
          <table:table-cell table:style-name="ce8" table:formula="of:=AVERAGE([.I4];[.I7];[.I10];[.I16];[.I19];[.I22];[.I25])" office:value-type="float" office:value="52.5838571428571">
            <text:p>52,584</text:p>
          </table:table-cell>
          <table:table-cell table:style-name="ce8" table:formula="of:=AVERAGE([.J4];[.J7];[.J10];[.J16];[.J19];[.J22];[.J25])" office:value-type="float" office:value="59.861">
            <text:p>59,861</text:p>
          </table:table-cell>
          <table:table-cell table:number-columns-repeated="1014"/>
        </table:table-row>
        <table:table-row table:style-name="ro2">
          <table:covered-table-cell table:style-name="ce3"/>
          <table:table-cell table:style-name="ce1" office:value-type="float" office:value="2">
            <text:p>2</text:p>
          </table:table-cell>
          <table:table-cell table:style-name="ce3" office:value-type="float" office:value="40">
            <text:p>40</text:p>
          </table:table-cell>
          <table:table-cell table:style-name="ce8" table:formula="of:=AVERAGE([.D5];[.D8];[.D11];[.D17];[.D20];[.D23];[.D26])" office:value-type="float" office:value="63.7102857142857">
            <text:p>63,710</text:p>
          </table:table-cell>
          <table:table-cell table:style-name="ce8" table:formula="of:=AVERAGE([.E5];[.E8];[.E11];[.E17];[.E20];[.E23];[.E26])" office:value-type="float" office:value="63.6821428571429">
            <text:p>63,682</text:p>
          </table:table-cell>
          <table:table-cell table:style-name="ce8" table:formula="of:=AVERAGE([.F5];[.F8];[.F11];[.F17];[.F20];[.F23];[.F26])" office:value-type="float" office:value="1.859">
            <text:p>1,859</text:p>
          </table:table-cell>
          <table:table-cell table:style-name="ce8" table:formula="of:=AVERAGE([.G5];[.G8];[.G11];[.G17];[.G20];[.G23];[.G26])" office:value-type="float" office:value="63.7378571428571">
            <text:p>63,738</text:p>
          </table:table-cell>
          <table:table-cell table:style-name="ce9" table:formula="of:=AVERAGE([.H5];[.H8];[.H11];[.H17];[.H20];[.H23];[.H26])" office:value-type="float" office:value="65.541">
            <text:p>65,541</text:p>
          </table:table-cell>
          <table:table-cell table:style-name="ce8" table:formula="of:=AVERAGE([.I5];[.I8];[.I11];[.I17];[.I20];[.I23];[.I26])" office:value-type="float" office:value="60.4817142857143">
            <text:p>60,482</text:p>
          </table:table-cell>
          <table:table-cell table:style-name="ce8" table:formula="of:=AVERAGE([.J5];[.J8];[.J11];[.J17];[.J20];[.J23];[.J26])" office:value-type="float" office:value="74.7131428571429">
            <text:p>74,713</text:p>
          </table:table-cell>
          <table:table-cell table:number-columns-repeated="1014"/>
        </table:table-row>
        <table:table-row table:style-name="ro2">
          <table:covered-table-cell table:style-name="ce3"/>
          <table:table-cell table:style-name="ce1" office:value-type="float" office:value="4">
            <text:p>4</text:p>
          </table:table-cell>
          <table:table-cell table:style-name="ce3" office:value-type="float" office:value="80">
            <text:p>80</text:p>
          </table:table-cell>
          <table:table-cell table:style-name="ce8" table:formula="of:=AVERAGE([.D6];[.D9];[.D12];[.D18];[.D21];[.D24];[.D27])" office:value-type="float" office:value="106.531571428571">
            <text:p>106,532</text:p>
          </table:table-cell>
          <table:table-cell table:style-name="ce8" table:formula="of:=AVERAGE([.E6];[.E9];[.E12];[.E18];[.E21];[.E24];[.E27])" office:value-type="float" office:value="106.467714285714">
            <text:p>106,468</text:p>
          </table:table-cell>
          <table:table-cell table:style-name="ce8" table:formula="of:=AVERAGE([.F6];[.F9];[.F12];[.F18];[.F21];[.F24];[.F27])" office:value-type="float" office:value="12.4238571428571">
            <text:p>12,424</text:p>
          </table:table-cell>
          <table:table-cell table:style-name="ce8" table:formula="of:=AVERAGE([.G6];[.G9];[.G12];[.G18];[.G21];[.G24];[.G27])" office:value-type="float" office:value="107.281428571429">
            <text:p>107,281</text:p>
          </table:table-cell>
          <table:table-cell table:style-name="ce9" table:formula="of:=AVERAGE([.H6];[.H9];[.H12];[.H18];[.H21];[.H24];[.H27])" office:value-type="float" office:value="118.891571428571">
            <text:p>118,892</text:p>
          </table:table-cell>
          <table:table-cell table:style-name="ce8" table:formula="of:=AVERAGE([.I6];[.I9];[.I12];[.I18];[.I21];[.I24];[.I27])" office:value-type="float" office:value="59.1085714285714">
            <text:p>59,109</text:p>
          </table:table-cell>
          <table:table-cell table:style-name="ce8" table:formula="of:=AVERAGE([.J6];[.J9];[.J12];[.J18];[.J21];[.J24];[.J27])" office:value-type="float" office:value="182.702">
            <text:p>182,702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table:number-columns-spanned="1" table:number-rows-spanned="3">
            <text:p>score big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8" table:formula="of:=AVERAGE([.D13])" office:value-type="float" office:value="2354.759">
            <text:p>2354,759</text:p>
          </table:table-cell>
          <table:table-cell table:style-name="ce8" table:formula="of:=AVERAGE([.E13])" office:value-type="float" office:value="2353.017">
            <text:p>2353,017</text:p>
          </table:table-cell>
          <table:table-cell table:style-name="ce8" table:formula="of:=AVERAGE([.F13])" office:value-type="float" office:value="13.15">
            <text:p>13,150</text:p>
          </table:table-cell>
          <table:table-cell table:style-name="ce8" table:formula="of:=AVERAGE([.G13])" office:value-type="float" office:value="2353.054">
            <text:p>2353,054</text:p>
          </table:table-cell>
          <table:table-cell table:style-name="ce9" table:formula="of:=AVERAGE([.H13])" office:value-type="float" office:value="2366.167">
            <text:p>2366,167</text:p>
          </table:table-cell>
          <table:table-cell table:style-name="ce8" table:formula="of:=AVERAGE([.I13])" office:value-type="float" office:value="2330.844">
            <text:p>2330,844</text:p>
          </table:table-cell>
          <table:table-cell table:style-name="ce8" table:formula="of:=AVERAGE([.J13])" office:value-type="float" office:value="2418.736">
            <text:p>2418,736</text:p>
          </table:table-cell>
          <table:table-cell table:number-columns-repeated="1014"/>
        </table:table-row>
        <table:table-row table:style-name="ro2">
          <table:covered-table-cell table:style-name="ce3"/>
          <table:table-cell table:style-name="ce1" office:value-type="float" office:value="2">
            <text:p>2</text:p>
          </table:table-cell>
          <table:table-cell table:style-name="ce3" office:value-type="float" office:value="40">
            <text:p>40</text:p>
          </table:table-cell>
          <table:table-cell table:style-name="ce8" table:formula="of:=AVERAGE([.D14])" office:value-type="float" office:value="3190.636">
            <text:p>3190,636</text:p>
          </table:table-cell>
          <table:table-cell table:style-name="ce8" table:formula="of:=AVERAGE([.E14])" office:value-type="float" office:value="3182.693">
            <text:p>3182,693</text:p>
          </table:table-cell>
          <table:table-cell table:style-name="ce8" table:formula="of:=AVERAGE([.F14])" office:value-type="float" office:value="207.395">
            <text:p>207,395</text:p>
          </table:table-cell>
          <table:table-cell table:style-name="ce8" table:formula="of:=AVERAGE([.G14])" office:value-type="float" office:value="3189.443">
            <text:p>3189,443</text:p>
          </table:table-cell>
          <table:table-cell table:style-name="ce9" table:formula="of:=AVERAGE([.H14])" office:value-type="float" office:value="3390.088">
            <text:p>3390,088</text:p>
          </table:table-cell>
          <table:table-cell table:style-name="ce8" table:formula="of:=AVERAGE([.I14])" office:value-type="float" office:value="2713.132">
            <text:p>2713,132</text:p>
          </table:table-cell>
          <table:table-cell table:style-name="ce8" table:formula="of:=AVERAGE([.J14])" office:value-type="float" office:value="4049.387">
            <text:p>4049,387</text:p>
          </table:table-cell>
          <table:table-cell table:number-columns-repeated="1014"/>
        </table:table-row>
        <table:table-row table:style-name="ro2">
          <table:covered-table-cell table:style-name="ce3"/>
          <table:table-cell table:style-name="ce1" office:value-type="float" office:value="4">
            <text:p>4</text:p>
          </table:table-cell>
          <table:table-cell table:style-name="ce3" office:value-type="float" office:value="80">
            <text:p>80</text:p>
          </table:table-cell>
          <table:table-cell table:style-name="ce8" table:formula="of:=AVERAGE([.D15])" office:value-type="float" office:value="5590.148">
            <text:p>5590,148</text:p>
          </table:table-cell>
          <table:table-cell table:style-name="ce8" table:formula="of:=AVERAGE([.E15])" office:value-type="float" office:value="5593.189">
            <text:p>5593,189</text:p>
          </table:table-cell>
          <table:table-cell table:style-name="ce8" table:formula="of:=AVERAGE([.F15])" office:value-type="float" office:value="316.372">
            <text:p>316,372</text:p>
          </table:table-cell>
          <table:table-cell table:style-name="ce8" table:formula="of:=AVERAGE([.G15])" office:value-type="float" office:value="5602.129">
            <text:p>5602,129</text:p>
          </table:table-cell>
          <table:table-cell table:style-name="ce9" table:formula="of:=AVERAGE([.H15])" office:value-type="float" office:value="5909.56">
            <text:p>5909,560</text:p>
          </table:table-cell>
          <table:table-cell table:style-name="ce8" table:formula="of:=AVERAGE([.I15])" office:value-type="float" office:value="4618.025">
            <text:p>4618,025</text:p>
          </table:table-cell>
          <table:table-cell table:style-name="ce8" table:formula="of:=AVERAGE([.J15])" office:value-type="float" office:value="6264.292">
            <text:p>6264,292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Java: 1.8.0-internal-bourgesl_2014_01_02_14_24-b00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VM: OpenJDK 64-Bit Server VM 25.0-b65 (mixed mode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2">
          <table:table-cell office:value-type="string" table:number-columns-spanned="6" table:number-rows-spanned="1">
            <text:p># <text:s text:c="2"/>OS: Linux 2.6.35.14-106.fc14.x86_64 (amd64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CPUs: 4 (virtual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2">
          <table:table-cell office:value-type="string" table:number-columns-spanned="6" table:number-rows-spanned="1">
            <text:p>#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Min duration per test = 5000.0 ms.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2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uctus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ce5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2" table:default-cell-style-name="Default"/>
        <table:table-row table:style-name="ro1">
          <table:table-cell table:style-name="ce10" office:value-type="string">
            <text:p>score</text:p>
          </table:table-cell>
          <table:table-cell table:style-name="ce4" office:value-type="float" office:value="418.606365170616">
            <text:p>418,606</text:p>
          </table:table-cell>
          <table:table-cell/>
          <table:table-cell table:style-name="ce7" office:value-type="date" office:date-value="2014-02-01">
            <text:p>01/02/14</text:p>
          </table:table-cell>
          <table:table-cell/>
          <table:table-cell office:value-type="string" table:number-columns-spanned="6" table:number-rows-spanned="1">
            <text:p>Min duration per test = 5000 ms – JDK8 b121 (heap=2g)</text:p>
          </table:table-cell>
          <table:covered-table-cell table:number-columns-repeated="5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threads</text:p>
          </table:table-cell>
          <table:table-cell table:style-name="ce1" office:value-type="string">
            <text:p>ops</text:p>
          </table:table-cell>
          <table:table-cell table:style-name="ce1" office:value-type="string">
            <text:p>Tavg</text:p>
          </table:table-cell>
          <table:table-cell table:style-name="ce1" office:value-type="string">
            <text:p>Tmed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rms</text:p>
          </table:table-cell>
          <table:table-cell table:style-name="ce1" office:value-type="string">
            <text:p>Med+Stddev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TotalOps</text:p>
          </table:table-cell>
          <table:table-cell table:style-name="ce5" office:value-type="string">
            <text:p>[ms/op]</text:p>
          </table:table-cell>
          <table:table-cell table:style-name="ce5" table:number-columns-repeated="1012"/>
        </table:table-row>
        <table:table-row table:style-name="ro1">
          <table:table-cell table:style-name="ce2" office:value-type="string">
            <text:p>dc_boulder_2013-13-30-06-13-17.s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89.715">
            <text:p>89,715</text:p>
          </table:table-cell>
          <table:table-cell table:style-name="ce2" office:value-type="float" office:value="89.625">
            <text:p>89,625</text:p>
          </table:table-cell>
          <table:table-cell table:style-name="ce2" office:value-type="float" office:value="0.294">
            <text:p>0,294</text:p>
          </table:table-cell>
          <table:table-cell table:style-name="ce2" office:value-type="float" office:value="89.626">
            <text:p>89,626</text:p>
          </table:table-cell>
          <table:table-cell table:style-name="ce1" office:value-type="float" office:value="89.919">
            <text:p>89,919</text:p>
          </table:table-cell>
          <table:table-cell table:style-name="ce2" office:value-type="float" office:value="89.216">
            <text:p>89,216</text:p>
          </table:table-cell>
          <table:table-cell table:style-name="ce2" office:value-type="float" office:value="95.236">
            <text:p>95,236</text:p>
          </table:table-cell>
          <table:table-cell table:style-name="ce2" office:value-type="float" office:value="58">
            <text:p>5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boulder_2013-13-30-06-13-17.s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16">
            <text:p>116</text:p>
          </table:table-cell>
          <table:table-cell table:style-name="ce2" office:value-type="float" office:value="149.129">
            <text:p>149,129</text:p>
          </table:table-cell>
          <table:table-cell table:style-name="ce2" office:value-type="float" office:value="148.105">
            <text:p>148,105</text:p>
          </table:table-cell>
          <table:table-cell table:style-name="ce2" office:value-type="float" office:value="15.798">
            <text:p>15,798</text:p>
          </table:table-cell>
          <table:table-cell table:style-name="ce2" office:value-type="float" office:value="148.945">
            <text:p>148,945</text:p>
          </table:table-cell>
          <table:table-cell table:style-name="ce1" office:value-type="float" office:value="163.903">
            <text:p>163,903</text:p>
          </table:table-cell>
          <table:table-cell table:style-name="ce2" office:value-type="float" office:value="118.923">
            <text:p>118,923</text:p>
          </table:table-cell>
          <table:table-cell table:style-name="ce2" office:value-type="float" office:value="296.005">
            <text:p>296,005</text:p>
          </table:table-cell>
          <table:table-cell table:style-name="ce2" office:value-type="float" office:value="116">
            <text:p>1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boulder_2013-13-30-06-13-17.ser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32">
            <text:p>232</text:p>
          </table:table-cell>
          <table:table-cell table:style-name="ce2" office:value-type="float" office:value="343.862">
            <text:p>343,862</text:p>
          </table:table-cell>
          <table:table-cell table:style-name="ce2" office:value-type="float" office:value="343.444">
            <text:p>343,444</text:p>
          </table:table-cell>
          <table:table-cell table:style-name="ce2" office:value-type="float" office:value="50.184">
            <text:p>50,184</text:p>
          </table:table-cell>
          <table:table-cell table:style-name="ce2" office:value-type="float" office:value="347.092">
            <text:p>347,092</text:p>
          </table:table-cell>
          <table:table-cell table:style-name="ce1" office:value-type="float" office:value="393.629">
            <text:p>393,629</text:p>
          </table:table-cell>
          <table:table-cell table:style-name="ce2" office:value-type="float" office:value="144.545">
            <text:p>144,545</text:p>
          </table:table-cell>
          <table:table-cell table:style-name="ce2" office:value-type="float" office:value="639.315">
            <text:p>639,315</text:p>
          </table:table-cell>
          <table:table-cell table:style-name="ce2" office:value-type="float" office:value="232">
            <text:p>23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boulder_2013-13-30-06-13-20.s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11">
            <text:p>111</text:p>
          </table:table-cell>
          <table:table-cell table:style-name="ce2" office:value-type="float" office:value="46.289">
            <text:p>46,289</text:p>
          </table:table-cell>
          <table:table-cell table:style-name="ce2" office:value-type="float" office:value="46.185">
            <text:p>46,185</text:p>
          </table:table-cell>
          <table:table-cell table:style-name="ce2" office:value-type="float" office:value="0.421">
            <text:p>0,421</text:p>
          </table:table-cell>
          <table:table-cell table:style-name="ce2" office:value-type="float" office:value="46.187">
            <text:p>46,187</text:p>
          </table:table-cell>
          <table:table-cell table:style-name="ce1" office:value-type="float" office:value="46.607">
            <text:p>46,607</text:p>
          </table:table-cell>
          <table:table-cell table:style-name="ce2" office:value-type="float" office:value="45.908">
            <text:p>45,908</text:p>
          </table:table-cell>
          <table:table-cell table:style-name="ce2" office:value-type="float" office:value="57.951">
            <text:p>57,951</text:p>
          </table:table-cell>
          <table:table-cell table:style-name="ce2" office:value-type="float" office:value="111">
            <text:p>11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boulder_2013-13-30-06-13-20.s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22">
            <text:p>222</text:p>
          </table:table-cell>
          <table:table-cell table:style-name="ce2" office:value-type="float" office:value="84.616">
            <text:p>84,616</text:p>
          </table:table-cell>
          <table:table-cell table:style-name="ce2" office:value-type="float" office:value="84.43">
            <text:p>84,43</text:p>
          </table:table-cell>
          <table:table-cell table:style-name="ce2" office:value-type="float" office:value="9.814">
            <text:p>9,814</text:p>
          </table:table-cell>
          <table:table-cell table:style-name="ce2" office:value-type="float" office:value="84.999">
            <text:p>84,999</text:p>
          </table:table-cell>
          <table:table-cell table:style-name="ce1" office:value-type="float" office:value="94.244">
            <text:p>94,244</text:p>
          </table:table-cell>
          <table:table-cell table:style-name="ce2" office:value-type="float" office:value="62.554">
            <text:p>62,554</text:p>
          </table:table-cell>
          <table:table-cell table:style-name="ce2" office:value-type="float" office:value="147.632">
            <text:p>147,632</text:p>
          </table:table-cell>
          <table:table-cell table:style-name="ce2" office:value-type="float" office:value="222">
            <text:p>22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boulder_2013-13-30-06-13-20.ser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444">
            <text:p>444</text:p>
          </table:table-cell>
          <table:table-cell table:style-name="ce2" office:value-type="float" office:value="194.19">
            <text:p>194,19</text:p>
          </table:table-cell>
          <table:table-cell table:style-name="ce2" office:value-type="float" office:value="194.136">
            <text:p>194,136</text:p>
          </table:table-cell>
          <table:table-cell table:style-name="ce2" office:value-type="float" office:value="24.642">
            <text:p>24,642</text:p>
          </table:table-cell>
          <table:table-cell table:style-name="ce2" office:value-type="float" office:value="195.694">
            <text:p>195,694</text:p>
          </table:table-cell>
          <table:table-cell table:style-name="ce1" office:value-type="float" office:value="218.778">
            <text:p>218,778</text:p>
          </table:table-cell>
          <table:table-cell table:style-name="ce2" office:value-type="float" office:value="49.502">
            <text:p>49,502</text:p>
          </table:table-cell>
          <table:table-cell table:style-name="ce2" office:value-type="float" office:value="362.546">
            <text:p>362,546</text:p>
          </table:table-cell>
          <table:table-cell table:style-name="ce2" office:value-type="float" office:value="444">
            <text:p>44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hp_alllayers_2013-00-30-07-00-43.s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36">
            <text:p>136</text:p>
          </table:table-cell>
          <table:table-cell table:style-name="ce2" office:value-type="float" office:value="37.834">
            <text:p>37,834</text:p>
          </table:table-cell>
          <table:table-cell table:style-name="ce2" office:value-type="float" office:value="37.822">
            <text:p>37,822</text:p>
          </table:table-cell>
          <table:table-cell table:style-name="ce2" office:value-type="float" office:value="0.411">
            <text:p>0,411</text:p>
          </table:table-cell>
          <table:table-cell table:style-name="ce2" office:value-type="float" office:value="37.824">
            <text:p>37,824</text:p>
          </table:table-cell>
          <table:table-cell table:style-name="ce1" office:value-type="float" office:value="38.233">
            <text:p>38,233</text:p>
          </table:table-cell>
          <table:table-cell table:style-name="ce2" office:value-type="float" office:value="37.538">
            <text:p>37,538</text:p>
          </table:table-cell>
          <table:table-cell table:style-name="ce2" office:value-type="float" office:value="39.718">
            <text:p>39,718</text:p>
          </table:table-cell>
          <table:table-cell table:style-name="ce2" office:value-type="float" office:value="136">
            <text:p>13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hp_alllayers_2013-00-30-07-00-43.s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72">
            <text:p>272</text:p>
          </table:table-cell>
          <table:table-cell table:style-name="ce2" office:value-type="float" office:value="63.975">
            <text:p>63,975</text:p>
          </table:table-cell>
          <table:table-cell table:style-name="ce2" office:value-type="float" office:value="63.869">
            <text:p>63,869</text:p>
          </table:table-cell>
          <table:table-cell table:style-name="ce2" office:value-type="float" office:value="4.396">
            <text:p>4,396</text:p>
          </table:table-cell>
          <table:table-cell table:style-name="ce2" office:value-type="float" office:value="64.02">
            <text:p>64,02</text:p>
          </table:table-cell>
          <table:table-cell table:style-name="ce1" office:value-type="float" office:value="68.265">
            <text:p>68,265</text:p>
          </table:table-cell>
          <table:table-cell table:style-name="ce2" office:value-type="float" office:value="61.101">
            <text:p>61,101</text:p>
          </table:table-cell>
          <table:table-cell table:style-name="ce2" office:value-type="float" office:value="95.522">
            <text:p>95,522</text:p>
          </table:table-cell>
          <table:table-cell table:style-name="ce2" office:value-type="float" office:value="272">
            <text:p>27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hp_alllayers_2013-00-30-07-00-43.ser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544">
            <text:p>544</text:p>
          </table:table-cell>
          <table:table-cell table:style-name="ce2" office:value-type="float" office:value="145.317">
            <text:p>145,317</text:p>
          </table:table-cell>
          <table:table-cell table:style-name="ce2" office:value-type="float" office:value="145.322">
            <text:p>145,322</text:p>
          </table:table-cell>
          <table:table-cell table:style-name="ce2" office:value-type="float" office:value="13.152">
            <text:p>13,152</text:p>
          </table:table-cell>
          <table:table-cell table:style-name="ce2" office:value-type="float" office:value="145.916">
            <text:p>145,916</text:p>
          </table:table-cell>
          <table:table-cell table:style-name="ce1" office:value-type="float" office:value="158.473">
            <text:p>158,473</text:p>
          </table:table-cell>
          <table:table-cell table:style-name="ce2" office:value-type="float" office:value="70.021">
            <text:p>70,021</text:p>
          </table:table-cell>
          <table:table-cell table:style-name="ce2" office:value-type="float" office:value="218.069">
            <text:p>218,069</text:p>
          </table:table-cell>
          <table:table-cell table:style-name="ce2" office:value-type="float" office:value="544">
            <text:p>54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hp_alllayers_2013-00-30-07-00-47.s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924.908">
            <text:p>924,908</text:p>
          </table:table-cell>
          <table:table-cell table:style-name="ce2" office:value-type="float" office:value="924.765">
            <text:p>924,765</text:p>
          </table:table-cell>
          <table:table-cell table:style-name="ce2" office:value-type="float" office:value="2.765">
            <text:p>2,765</text:p>
          </table:table-cell>
          <table:table-cell table:style-name="ce2" office:value-type="float" office:value="924.769">
            <text:p>924,769</text:p>
          </table:table-cell>
          <table:table-cell table:style-name="ce1" office:value-type="float" office:value="927.53">
            <text:p>927,53</text:p>
          </table:table-cell>
          <table:table-cell table:style-name="ce2" office:value-type="float" office:value="920.97">
            <text:p>920,97</text:p>
          </table:table-cell>
          <table:table-cell table:style-name="ce2" office:value-type="float" office:value="932.134">
            <text:p>932,134</text:p>
          </table:table-cell>
          <table:table-cell table:style-name="ce2" office:value-type="float" office:value="25">
            <text:p>2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hp_alllayers_2013-00-30-07-00-47.s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410.237">
            <text:p>1410,237</text:p>
          </table:table-cell>
          <table:table-cell table:style-name="ce2" office:value-type="float" office:value="1405.928">
            <text:p>1405,928</text:p>
          </table:table-cell>
          <table:table-cell table:style-name="ce2" office:value-type="float" office:value="72.066">
            <text:p>72,066</text:p>
          </table:table-cell>
          <table:table-cell table:style-name="ce2" office:value-type="float" office:value="1407.773">
            <text:p>1407,773</text:p>
          </table:table-cell>
          <table:table-cell table:style-name="ce1" office:value-type="float" office:value="1477.994">
            <text:p>1477,994</text:p>
          </table:table-cell>
          <table:table-cell table:style-name="ce2" office:value-type="float" office:value="1340.17">
            <text:p>1340,17</text:p>
          </table:table-cell>
          <table:table-cell table:style-name="ce2" office:value-type="float" office:value="1687.134">
            <text:p>1687,134</text:p>
          </table:table-cell>
          <table:table-cell table:style-name="ce2" office:value-type="float" office:value="50">
            <text:p>5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hp_alllayers_2013-00-30-07-00-47.ser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521.086">
            <text:p>5521,086</text:p>
          </table:table-cell>
          <table:table-cell table:style-name="ce2" office:value-type="float" office:value="5526.218">
            <text:p>5526,218</text:p>
          </table:table-cell>
          <table:table-cell table:style-name="ce2" office:value-type="float" office:value="492.327">
            <text:p>492,327</text:p>
          </table:table-cell>
          <table:table-cell table:style-name="ce2" office:value-type="float" office:value="5548.105">
            <text:p>5548,105</text:p>
          </table:table-cell>
          <table:table-cell table:style-name="ce1" office:value-type="float" office:value="6018.545">
            <text:p>6018,545</text:p>
          </table:table-cell>
          <table:table-cell table:style-name="ce2" office:value-type="float" office:value="4085.85">
            <text:p>4085,85</text:p>
          </table:table-cell>
          <table:table-cell table:style-name="ce2" office:value-type="float" office:value="6453.438">
            <text:p>6453,438</text:p>
          </table:table-cell>
          <table:table-cell table:style-name="ce2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pearfish_2013-11-30-06-11-15.s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32">
            <text:p>232</text:p>
          </table:table-cell>
          <table:table-cell table:style-name="ce2" office:value-type="float" office:value="19.053">
            <text:p>19,053</text:p>
          </table:table-cell>
          <table:table-cell table:style-name="ce2" office:value-type="float" office:value="18.368">
            <text:p>18,368</text:p>
          </table:table-cell>
          <table:table-cell table:style-name="ce2" office:value-type="float" office:value="8.834">
            <text:p>8,834</text:p>
          </table:table-cell>
          <table:table-cell table:style-name="ce2" office:value-type="float" office:value="20.382">
            <text:p>20,382</text:p>
          </table:table-cell>
          <table:table-cell table:style-name="ce1" office:value-type="float" office:value="27.202">
            <text:p>27,202</text:p>
          </table:table-cell>
          <table:table-cell table:style-name="ce2" office:value-type="float" office:value="13.538">
            <text:p>13,538</text:p>
          </table:table-cell>
          <table:table-cell table:style-name="ce2" office:value-type="float" office:value="182.178">
            <text:p>182,178</text:p>
          </table:table-cell>
          <table:table-cell table:style-name="ce2" office:value-type="float" office:value="232">
            <text:p>23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pearfish_2013-11-30-06-11-15.s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464">
            <text:p>464</text:p>
          </table:table-cell>
          <table:table-cell table:style-name="ce2" office:value-type="float" office:value="23.874">
            <text:p>23,874</text:p>
          </table:table-cell>
          <table:table-cell table:style-name="ce2" office:value-type="float" office:value="23.39">
            <text:p>23,39</text:p>
          </table:table-cell>
          <table:table-cell table:style-name="ce2" office:value-type="float" office:value="10.135">
            <text:p>10,135</text:p>
          </table:table-cell>
          <table:table-cell table:style-name="ce2" office:value-type="float" office:value="25.491">
            <text:p>25,491</text:p>
          </table:table-cell>
          <table:table-cell table:style-name="ce1" office:value-type="float" office:value="33.524">
            <text:p>33,524</text:p>
          </table:table-cell>
          <table:table-cell table:style-name="ce2" office:value-type="float" office:value="14.658">
            <text:p>14,658</text:p>
          </table:table-cell>
          <table:table-cell table:style-name="ce2" office:value-type="float" office:value="257.086">
            <text:p>257,086</text:p>
          </table:table-cell>
          <table:table-cell table:style-name="ce2" office:value-type="float" office:value="464">
            <text:p>46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pearfish_2013-11-30-06-11-15.ser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928">
            <text:p>928</text:p>
          </table:table-cell>
          <table:table-cell table:style-name="ce2" office:value-type="float" office:value="64.888">
            <text:p>64,888</text:p>
          </table:table-cell>
          <table:table-cell table:style-name="ce2" office:value-type="float" office:value="64.712">
            <text:p>64,712</text:p>
          </table:table-cell>
          <table:table-cell table:style-name="ce2" office:value-type="float" office:value="22.579">
            <text:p>22,579</text:p>
          </table:table-cell>
          <table:table-cell table:style-name="ce2" office:value-type="float" office:value="68.538">
            <text:p>68,538</text:p>
          </table:table-cell>
          <table:table-cell table:style-name="ce1" office:value-type="float" office:value="87.29">
            <text:p>87,29</text:p>
          </table:table-cell>
          <table:table-cell table:style-name="ce2" office:value-type="float" office:value="14.541">
            <text:p>14,541</text:p>
          </table:table-cell>
          <table:table-cell table:style-name="ce2" office:value-type="float" office:value="278.061">
            <text:p>278,061</text:p>
          </table:table-cell>
          <table:table-cell table:style-name="ce2" office:value-type="float" office:value="928">
            <text:p>92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pearfish_2013-11-30-06-11-19.s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567">
            <text:p>567</text:p>
          </table:table-cell>
          <table:table-cell table:style-name="ce2" office:value-type="float" office:value="6.311">
            <text:p>6,311</text:p>
          </table:table-cell>
          <table:table-cell table:style-name="ce2" office:value-type="float" office:value="6.297">
            <text:p>6,297</text:p>
          </table:table-cell>
          <table:table-cell table:style-name="ce2" office:value-type="float" office:value="0.052">
            <text:p>0,052</text:p>
          </table:table-cell>
          <table:table-cell table:style-name="ce2" office:value-type="float" office:value="6.297">
            <text:p>6,297</text:p>
          </table:table-cell>
          <table:table-cell table:style-name="ce1" office:value-type="float" office:value="6.349">
            <text:p>6,349</text:p>
          </table:table-cell>
          <table:table-cell table:style-name="ce2" office:value-type="float" office:value="6.256">
            <text:p>6,256</text:p>
          </table:table-cell>
          <table:table-cell table:style-name="ce2" office:value-type="float" office:value="14.181">
            <text:p>14,181</text:p>
          </table:table-cell>
          <table:table-cell table:style-name="ce2" office:value-type="float" office:value="567">
            <text:p>56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pearfish_2013-11-30-06-11-19.s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134">
            <text:p>1134</text:p>
          </table:table-cell>
          <table:table-cell table:style-name="ce2" office:value-type="float" office:value="11.227">
            <text:p>11,227</text:p>
          </table:table-cell>
          <table:table-cell table:style-name="ce2" office:value-type="float" office:value="11.185">
            <text:p>11,185</text:p>
          </table:table-cell>
          <table:table-cell table:style-name="ce2" office:value-type="float" office:value="2.34">
            <text:p>2,34</text:p>
          </table:table-cell>
          <table:table-cell table:style-name="ce2" office:value-type="float" office:value="11.427">
            <text:p>11,427</text:p>
          </table:table-cell>
          <table:table-cell table:style-name="ce1" office:value-type="float" office:value="13.525">
            <text:p>13,525</text:p>
          </table:table-cell>
          <table:table-cell table:style-name="ce2" office:value-type="float" office:value="6.697">
            <text:p>6,697</text:p>
          </table:table-cell>
          <table:table-cell table:style-name="ce2" office:value-type="float" office:value="63.485">
            <text:p>63,485</text:p>
          </table:table-cell>
          <table:table-cell table:style-name="ce2" office:value-type="float" office:value="1134">
            <text:p>113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pearfish_2013-11-30-06-11-19.ser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268">
            <text:p>2268</text:p>
          </table:table-cell>
          <table:table-cell table:style-name="ce2" office:value-type="float" office:value="26.911">
            <text:p>26,911</text:p>
          </table:table-cell>
          <table:table-cell table:style-name="ce2" office:value-type="float" office:value="26.867">
            <text:p>26,867</text:p>
          </table:table-cell>
          <table:table-cell table:style-name="ce2" office:value-type="float" office:value="6.008">
            <text:p>6,008</text:p>
          </table:table-cell>
          <table:table-cell table:style-name="ce2" office:value-type="float" office:value="27.531">
            <text:p>27,531</text:p>
          </table:table-cell>
          <table:table-cell table:style-name="ce1" office:value-type="float" office:value="32.875">
            <text:p>32,875</text:p>
          </table:table-cell>
          <table:table-cell table:style-name="ce2" office:value-type="float" office:value="6.232">
            <text:p>6,232</text:p>
          </table:table-cell>
          <table:table-cell table:style-name="ce2" office:value-type="float" office:value="146.783">
            <text:p>146,783</text:p>
          </table:table-cell>
          <table:table-cell table:style-name="ce2" office:value-type="float" office:value="2268">
            <text:p>226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topp:states_2013-11-30-06-11-06.s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416">
            <text:p>416</text:p>
          </table:table-cell>
          <table:table-cell table:style-name="ce2" office:value-type="float" office:value="12.637">
            <text:p>12,637</text:p>
          </table:table-cell>
          <table:table-cell table:style-name="ce2" office:value-type="float" office:value="12.615">
            <text:p>12,615</text:p>
          </table:table-cell>
          <table:table-cell table:style-name="ce2" office:value-type="float" office:value="0.086">
            <text:p>0,086</text:p>
          </table:table-cell>
          <table:table-cell table:style-name="ce2" office:value-type="float" office:value="12.615">
            <text:p>12,615</text:p>
          </table:table-cell>
          <table:table-cell table:style-name="ce1" office:value-type="float" office:value="12.702">
            <text:p>12,702</text:p>
          </table:table-cell>
          <table:table-cell table:style-name="ce2" office:value-type="float" office:value="12.483">
            <text:p>12,483</text:p>
          </table:table-cell>
          <table:table-cell table:style-name="ce2" office:value-type="float" office:value="21.929">
            <text:p>21,929</text:p>
          </table:table-cell>
          <table:table-cell table:style-name="ce2" office:value-type="float" office:value="416">
            <text:p>4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topp:states_2013-11-30-06-11-06.s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832">
            <text:p>832</text:p>
          </table:table-cell>
          <table:table-cell table:style-name="ce2" office:value-type="float" office:value="20.254">
            <text:p>20,254</text:p>
          </table:table-cell>
          <table:table-cell table:style-name="ce2" office:value-type="float" office:value="20.212">
            <text:p>20,212</text:p>
          </table:table-cell>
          <table:table-cell table:style-name="ce2" office:value-type="float" office:value="3.247">
            <text:p>3,247</text:p>
          </table:table-cell>
          <table:table-cell table:style-name="ce2" office:value-type="float" office:value="20.471">
            <text:p>20,471</text:p>
          </table:table-cell>
          <table:table-cell table:style-name="ce1" office:value-type="float" office:value="23.458">
            <text:p>23,458</text:p>
          </table:table-cell>
          <table:table-cell table:style-name="ce2" office:value-type="float" office:value="14.849">
            <text:p>14,849</text:p>
          </table:table-cell>
          <table:table-cell table:style-name="ce2" office:value-type="float" office:value="60.2">
            <text:p>60,2</text:p>
          </table:table-cell>
          <table:table-cell table:style-name="ce2" office:value-type="float" office:value="832">
            <text:p>83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topp:states_2013-11-30-06-11-06.ser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1664">
            <text:p>1664</text:p>
          </table:table-cell>
          <table:table-cell table:style-name="ce2" office:value-type="float" office:value="42.971">
            <text:p>42,971</text:p>
          </table:table-cell>
          <table:table-cell table:style-name="ce2" office:value-type="float" office:value="42.93">
            <text:p>42,93</text:p>
          </table:table-cell>
          <table:table-cell table:style-name="ce2" office:value-type="float" office:value="8.958">
            <text:p>8,958</text:p>
          </table:table-cell>
          <table:table-cell table:style-name="ce2" office:value-type="float" office:value="43.855">
            <text:p>43,855</text:p>
          </table:table-cell>
          <table:table-cell table:style-name="ce1" office:value-type="float" office:value="51.888">
            <text:p>51,888</text:p>
          </table:table-cell>
          <table:table-cell table:style-name="ce2" office:value-type="float" office:value="12.285">
            <text:p>12,285</text:p>
          </table:table-cell>
          <table:table-cell table:style-name="ce2" office:value-type="float" office:value="142.802">
            <text:p>142,802</text:p>
          </table:table-cell>
          <table:table-cell table:style-name="ce2" office:value-type="float" office:value="1664">
            <text:p>166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topp:states_2013-11-30-06-11-07.s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396">
            <text:p>396</text:p>
          </table:table-cell>
          <table:table-cell table:style-name="ce2" office:value-type="float" office:value="8.553">
            <text:p>8,553</text:p>
          </table:table-cell>
          <table:table-cell table:style-name="ce2" office:value-type="float" office:value="8.522">
            <text:p>8,522</text:p>
          </table:table-cell>
          <table:table-cell table:style-name="ce2" office:value-type="float" office:value="0.163">
            <text:p>0,163</text:p>
          </table:table-cell>
          <table:table-cell table:style-name="ce2" office:value-type="float" office:value="8.523">
            <text:p>8,523</text:p>
          </table:table-cell>
          <table:table-cell table:style-name="ce1" office:value-type="float" office:value="8.685">
            <text:p>8,685</text:p>
          </table:table-cell>
          <table:table-cell table:style-name="ce2" office:value-type="float" office:value="8.338">
            <text:p>8,338</text:p>
          </table:table-cell>
          <table:table-cell table:style-name="ce2" office:value-type="float" office:value="21.069">
            <text:p>21,069</text:p>
          </table:table-cell>
          <table:table-cell table:style-name="ce2" office:value-type="float" office:value="396">
            <text:p>39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topp:states_2013-11-30-06-11-07.s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792">
            <text:p>792</text:p>
          </table:table-cell>
          <table:table-cell table:style-name="ce2" office:value-type="float" office:value="13.794">
            <text:p>13,794</text:p>
          </table:table-cell>
          <table:table-cell table:style-name="ce2" office:value-type="float" office:value="13.757">
            <text:p>13,757</text:p>
          </table:table-cell>
          <table:table-cell table:style-name="ce2" office:value-type="float" office:value="3.1">
            <text:p>3,1</text:p>
          </table:table-cell>
          <table:table-cell table:style-name="ce2" office:value-type="float" office:value="14.102">
            <text:p>14,102</text:p>
          </table:table-cell>
          <table:table-cell table:style-name="ce1" office:value-type="float" office:value="16.857">
            <text:p>16,857</text:p>
          </table:table-cell>
          <table:table-cell table:style-name="ce2" office:value-type="float" office:value="8.877">
            <text:p>8,877</text:p>
          </table:table-cell>
          <table:table-cell table:style-name="ce2" office:value-type="float" office:value="48.506">
            <text:p>48,506</text:p>
          </table:table-cell>
          <table:table-cell table:style-name="ce2" office:value-type="float" office:value="792">
            <text:p>79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topp:states_2013-11-30-06-11-07.ser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1584">
            <text:p>1584</text:p>
          </table:table-cell>
          <table:table-cell table:style-name="ce2" office:value-type="float" office:value="27.163">
            <text:p>27,163</text:p>
          </table:table-cell>
          <table:table-cell table:style-name="ce2" office:value-type="float" office:value="27.104">
            <text:p>27,104</text:p>
          </table:table-cell>
          <table:table-cell table:style-name="ce2" office:value-type="float" office:value="8.974">
            <text:p>8,974</text:p>
          </table:table-cell>
          <table:table-cell table:style-name="ce2" office:value-type="float" office:value="28.551">
            <text:p>28,551</text:p>
          </table:table-cell>
          <table:table-cell table:style-name="ce1" office:value-type="float" office:value="36.078">
            <text:p>36,078</text:p>
          </table:table-cell>
          <table:table-cell table:style-name="ce2" office:value-type="float" office:value="8.13">
            <text:p>8,13</text:p>
          </table:table-cell>
          <table:table-cell table:style-name="ce2" office:value-type="float" office:value="140.526">
            <text:p>140,526</text:p>
          </table:table-cell>
          <table:table-cell table:style-name="ce2" office:value-type="float" office:value="1584">
            <text:p>158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table:number-columns-spanned="1" table:number-rows-spanned="3">
            <text:p>score small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8" table:formula="of:=AVERAGE([.D4];[.D7];[.D10];[.D16];[.D19];[.D22];[.D25])" office:value-type="float" office:value="31.4845714285714">
            <text:p>31,485</text:p>
          </table:table-cell>
          <table:table-cell table:style-name="ce8" table:formula="of:=AVERAGE([.E4];[.E7];[.E10];[.E16];[.E19];[.E22];[.E25])" office:value-type="float" office:value="31.3477142857143">
            <text:p>31,348</text:p>
          </table:table-cell>
          <table:table-cell table:style-name="ce8" table:formula="of:=AVERAGE([.F4];[.F7];[.F10];[.F16];[.F19];[.F22];[.F25])" office:value-type="float" office:value="1.46585714285714">
            <text:p>1,466</text:p>
          </table:table-cell>
          <table:table-cell table:style-name="ce8" table:formula="of:=AVERAGE([.G4];[.G7];[.G10];[.G16];[.G19];[.G22];[.G25])" office:value-type="float" office:value="31.6362857142857">
            <text:p>31,636</text:p>
          </table:table-cell>
          <table:table-cell table:style-name="ce9" table:formula="of:=AVERAGE([.H4];[.H7];[.H10];[.H16];[.H19];[.H22];[.H25])" office:value-type="float" office:value="32.8138571428571">
            <text:p>32,814</text:p>
          </table:table-cell>
          <table:table-cell table:style-name="ce8" table:formula="of:=AVERAGE([.I4];[.I7];[.I10];[.I16];[.I19];[.I22];[.I25])" office:value-type="float" office:value="30.4681428571429">
            <text:p>30,468</text:p>
          </table:table-cell>
          <table:table-cell table:style-name="ce8" table:formula="of:=AVERAGE([.J4];[.J7];[.J10];[.J16];[.J19];[.J22];[.J25])" office:value-type="float" office:value="61.7517142857143">
            <text:p>61,752</text:p>
          </table:table-cell>
          <table:table-cell table:number-columns-repeated="1014"/>
        </table:table-row>
        <table:table-row table:style-name="ro2">
          <table:covered-table-cell table:style-name="ce3"/>
          <table:table-cell table:style-name="ce1" office:value-type="float" office:value="2">
            <text:p>2</text:p>
          </table:table-cell>
          <table:table-cell table:style-name="ce3" office:value-type="float" office:value="40">
            <text:p>40</text:p>
          </table:table-cell>
          <table:table-cell table:style-name="ce8" table:formula="of:=AVERAGE([.D5];[.D8];[.D11];[.D17];[.D20];[.D23];[.D26])" office:value-type="float" office:value="52.4098571428572">
            <text:p>52,410</text:p>
          </table:table-cell>
          <table:table-cell table:style-name="ce8" table:formula="of:=AVERAGE([.E5];[.E8];[.E11];[.E17];[.E20];[.E23];[.E26])" office:value-type="float" office:value="52.1354285714286">
            <text:p>52,135</text:p>
          </table:table-cell>
          <table:table-cell table:style-name="ce8" table:formula="of:=AVERAGE([.F5];[.F8];[.F11];[.F17];[.F20];[.F23];[.F26])" office:value-type="float" office:value="6.97571428571429">
            <text:p>6,976</text:p>
          </table:table-cell>
          <table:table-cell table:style-name="ce8" table:formula="of:=AVERAGE([.G5];[.G8];[.G11];[.G17];[.G20];[.G23];[.G26])" office:value-type="float" office:value="52.7792857142857">
            <text:p>52,779</text:p>
          </table:table-cell>
          <table:table-cell table:style-name="ce9" table:formula="of:=AVERAGE([.H5];[.H8];[.H11];[.H17];[.H20];[.H23];[.H26])" office:value-type="float" office:value="59.1108571428571">
            <text:p>59,111</text:p>
          </table:table-cell>
          <table:table-cell table:style-name="ce8" table:formula="of:=AVERAGE([.I5];[.I8];[.I11];[.I17];[.I20];[.I23];[.I26])" office:value-type="float" office:value="41.0941428571429">
            <text:p>41,094</text:p>
          </table:table-cell>
          <table:table-cell table:style-name="ce8" table:formula="of:=AVERAGE([.J5];[.J8];[.J11];[.J17];[.J20];[.J23];[.J26])" office:value-type="float" office:value="138.348">
            <text:p>138,348</text:p>
          </table:table-cell>
          <table:table-cell table:number-columns-repeated="1014"/>
        </table:table-row>
        <table:table-row table:style-name="ro2">
          <table:covered-table-cell table:style-name="ce3"/>
          <table:table-cell table:style-name="ce1" office:value-type="float" office:value="4">
            <text:p>4</text:p>
          </table:table-cell>
          <table:table-cell table:style-name="ce3" office:value-type="float" office:value="80">
            <text:p>80</text:p>
          </table:table-cell>
          <table:table-cell table:style-name="ce8" table:formula="of:=AVERAGE([.D6];[.D9];[.D12];[.D18];[.D21];[.D24];[.D27])" office:value-type="float" office:value="120.757428571429">
            <text:p>120,757</text:p>
          </table:table-cell>
          <table:table-cell table:style-name="ce8" table:formula="of:=AVERAGE([.E6];[.E9];[.E12];[.E18];[.E21];[.E24];[.E27])" office:value-type="float" office:value="120.645">
            <text:p>120,645</text:p>
          </table:table-cell>
          <table:table-cell table:style-name="ce8" table:formula="of:=AVERAGE([.F6];[.F9];[.F12];[.F18];[.F21];[.F24];[.F27])" office:value-type="float" office:value="19.2138571428571">
            <text:p>19,214</text:p>
          </table:table-cell>
          <table:table-cell table:style-name="ce8" table:formula="of:=AVERAGE([.G6];[.G9];[.G12];[.G18];[.G21];[.G24];[.G27])" office:value-type="float" office:value="122.453857142857">
            <text:p>122,454</text:p>
          </table:table-cell>
          <table:table-cell table:style-name="ce9" table:formula="of:=AVERAGE([.H6];[.H9];[.H12];[.H18];[.H21];[.H24];[.H27])" office:value-type="float" office:value="139.858714285714">
            <text:p>139,859</text:p>
          </table:table-cell>
          <table:table-cell table:style-name="ce8" table:formula="of:=AVERAGE([.I6];[.I9];[.I12];[.I18];[.I21];[.I24];[.I27])" office:value-type="float" office:value="43.608">
            <text:p>43,608</text:p>
          </table:table-cell>
          <table:table-cell table:style-name="ce8" table:formula="of:=AVERAGE([.J6];[.J9];[.J12];[.J18];[.J21];[.J24];[.J27])" office:value-type="float" office:value="275.443142857143">
            <text:p>275,443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table:number-columns-spanned="1" table:number-rows-spanned="3">
            <text:p>score big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2" table:formula="of:=AVERAGE([.D13])" office:value-type="float" office:value="924.908">
            <text:p>924,908</text:p>
          </table:table-cell>
          <table:table-cell table:style-name="ce2" table:formula="of:=AVERAGE([.E13])" office:value-type="float" office:value="924.765">
            <text:p>924,765</text:p>
          </table:table-cell>
          <table:table-cell table:style-name="ce2" table:formula="of:=AVERAGE([.F13])" office:value-type="float" office:value="2.765">
            <text:p>2,765</text:p>
          </table:table-cell>
          <table:table-cell table:style-name="ce2" table:formula="of:=AVERAGE([.G13])" office:value-type="float" office:value="924.769">
            <text:p>924,769</text:p>
          </table:table-cell>
          <table:table-cell table:style-name="ce1" table:formula="of:=AVERAGE([.H13])" office:value-type="float" office:value="927.53">
            <text:p>927,53</text:p>
          </table:table-cell>
          <table:table-cell table:style-name="ce2" table:formula="of:=AVERAGE([.I13])" office:value-type="float" office:value="920.97">
            <text:p>920,97</text:p>
          </table:table-cell>
          <table:table-cell table:style-name="ce2" table:formula="of:=AVERAGE([.J13])" office:value-type="float" office:value="932.134">
            <text:p>932,134</text:p>
          </table:table-cell>
          <table:table-cell table:number-columns-repeated="1014"/>
        </table:table-row>
        <table:table-row table:style-name="ro2">
          <table:covered-table-cell table:style-name="ce2"/>
          <table:table-cell table:style-name="ce1" office:value-type="float" office:value="2">
            <text:p>2</text:p>
          </table:table-cell>
          <table:table-cell table:style-name="ce2" office:value-type="float" office:value="40">
            <text:p>40</text:p>
          </table:table-cell>
          <table:table-cell table:style-name="ce2" table:formula="of:=AVERAGE([.D14])" office:value-type="float" office:value="1410.237">
            <text:p>1410,237</text:p>
          </table:table-cell>
          <table:table-cell table:style-name="ce2" table:formula="of:=AVERAGE([.E14])" office:value-type="float" office:value="1405.928">
            <text:p>1405,928</text:p>
          </table:table-cell>
          <table:table-cell table:style-name="ce2" table:formula="of:=AVERAGE([.F14])" office:value-type="float" office:value="72.066">
            <text:p>72,066</text:p>
          </table:table-cell>
          <table:table-cell table:style-name="ce2" table:formula="of:=AVERAGE([.G14])" office:value-type="float" office:value="1407.773">
            <text:p>1407,773</text:p>
          </table:table-cell>
          <table:table-cell table:style-name="ce1" table:formula="of:=AVERAGE([.H14])" office:value-type="float" office:value="1477.994">
            <text:p>1477,994</text:p>
          </table:table-cell>
          <table:table-cell table:style-name="ce2" table:formula="of:=AVERAGE([.I14])" office:value-type="float" office:value="1340.17">
            <text:p>1340,17</text:p>
          </table:table-cell>
          <table:table-cell table:style-name="ce2" table:formula="of:=AVERAGE([.J14])" office:value-type="float" office:value="1687.134">
            <text:p>1687,134</text:p>
          </table:table-cell>
          <table:table-cell table:number-columns-repeated="1014"/>
        </table:table-row>
        <table:table-row table:style-name="ro2">
          <table:covered-table-cell table:style-name="ce2"/>
          <table:table-cell table:style-name="ce1" office:value-type="float" office:value="4">
            <text:p>4</text:p>
          </table:table-cell>
          <table:table-cell table:style-name="ce2" office:value-type="float" office:value="80">
            <text:p>80</text:p>
          </table:table-cell>
          <table:table-cell table:style-name="ce2" table:formula="of:=AVERAGE([.D15])" office:value-type="float" office:value="5521.086">
            <text:p>5521,086</text:p>
          </table:table-cell>
          <table:table-cell table:style-name="ce2" table:formula="of:=AVERAGE([.E15])" office:value-type="float" office:value="5526.218">
            <text:p>5526,218</text:p>
          </table:table-cell>
          <table:table-cell table:style-name="ce2" table:formula="of:=AVERAGE([.F15])" office:value-type="float" office:value="492.327">
            <text:p>492,327</text:p>
          </table:table-cell>
          <table:table-cell table:style-name="ce2" table:formula="of:=AVERAGE([.G15])" office:value-type="float" office:value="5548.105">
            <text:p>5548,105</text:p>
          </table:table-cell>
          <table:table-cell table:style-name="ce1" table:formula="of:=AVERAGE([.H15])" office:value-type="float" office:value="6018.545">
            <text:p>6018,545</text:p>
          </table:table-cell>
          <table:table-cell table:style-name="ce2" table:formula="of:=AVERAGE([.I15])" office:value-type="float" office:value="4085.85">
            <text:p>4085,85</text:p>
          </table:table-cell>
          <table:table-cell table:style-name="ce2" table:formula="of:=AVERAGE([.J15])" office:value-type="float" office:value="6453.438">
            <text:p>6453,438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office:value-type="string" table:number-columns-spanned="6" table:number-rows-spanned="1">
            <text:p># Java: 1.8.0-ea-b121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office:value-type="string" table:number-columns-spanned="6" table:number-rows-spanned="1">
            <text:p># <text:s text:c="2"/>VM: Java HotSpot(TM) 64-Bit Server VM 25.0-b63 (mixed mode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2">
          <table:table-cell office:value-type="string" table:number-columns-spanned="6" table:number-rows-spanned="1">
            <text:p># <text:s text:c="2"/>OS: Linux 2.6.35.14-106.fc14.x86_64 (amd64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2">
          <table:table-cell office:value-type="string" table:number-columns-spanned="6" table:number-rows-spanned="1">
            <text:p># CPUs: 4 (virtual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2">
          <table:table-cell office:value-type="string" table:number-columns-spanned="6" table:number-rows-spanned="1">
            <text:p>#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Min duration per test = 5000.0 ms.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2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TCH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6" table:default-cell-style-name="ce5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2" table:default-cell-style-name="Default"/>
        <table:table-row table:style-name="ro1">
          <table:table-cell office:value-type="string">
            <text:p>score</text:p>
          </table:table-cell>
          <table:table-cell table:style-name="ce4" office:value-type="float" office:value="169.620960533039">
            <text:p>169,621</text:p>
          </table:table-cell>
          <table:table-cell/>
          <table:table-cell table:style-name="ce7" office:value-type="date" office:date-value="2014-02-01">
            <text:p>01/02/14</text:p>
          </table:table-cell>
          <table:table-cell/>
          <table:table-cell office:value-type="string" table:number-columns-spanned="6" table:number-rows-spanned="1">
            <text:p>Min duration per test = 5000 ms – OpenJDK8 b65 (heap=2g)</text:p>
          </table:table-cell>
          <table:covered-table-cell table:number-columns-repeated="5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test</text:p>
          </table:table-cell>
          <table:table-cell table:style-name="ce1" office:value-type="string">
            <text:p>threads</text:p>
          </table:table-cell>
          <table:table-cell table:style-name="ce1" office:value-type="string">
            <text:p>ops</text:p>
          </table:table-cell>
          <table:table-cell table:style-name="ce1" office:value-type="string">
            <text:p>Tavg</text:p>
          </table:table-cell>
          <table:table-cell table:style-name="ce1" office:value-type="string">
            <text:p>Tmed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rms</text:p>
          </table:table-cell>
          <table:table-cell table:style-name="ce1" office:value-type="string">
            <text:p>Med+Stddev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TotalOps</text:p>
          </table:table-cell>
          <table:table-cell table:style-name="ce5" office:value-type="string">
            <text:p>[ms/op]</text:p>
          </table:table-cell>
          <table:table-cell table:style-name="ce5" table:number-columns-repeated="1012"/>
        </table:table-row>
        <table:table-row table:style-name="ro1">
          <table:table-cell table:style-name="ce2" office:value-type="string">
            <text:p>dc_boulder_2013-13-30-06-13-17.s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102.149">
            <text:p>102,149</text:p>
          </table:table-cell>
          <table:table-cell table:style-name="ce2" office:value-type="float" office:value="102.118">
            <text:p>102,118</text:p>
          </table:table-cell>
          <table:table-cell table:style-name="ce2" office:value-type="float" office:value="0.284">
            <text:p>0,284</text:p>
          </table:table-cell>
          <table:table-cell table:style-name="ce2" office:value-type="float" office:value="102.119">
            <text:p>102,119</text:p>
          </table:table-cell>
          <table:table-cell table:style-name="ce1" office:value-type="float" office:value="102.402">
            <text:p>102,402</text:p>
          </table:table-cell>
          <table:table-cell table:style-name="ce2" office:value-type="float" office:value="101.854">
            <text:p>101,854</text:p>
          </table:table-cell>
          <table:table-cell table:style-name="ce2" office:value-type="float" office:value="103.908">
            <text:p>103,908</text:p>
          </table:table-cell>
          <table:table-cell table:style-name="ce2" office:value-type="float" office:value="49">
            <text:p>4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boulder_2013-13-30-06-13-17.s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98">
            <text:p>98</text:p>
          </table:table-cell>
          <table:table-cell table:style-name="ce2" office:value-type="float" office:value="123.96">
            <text:p>123,96</text:p>
          </table:table-cell>
          <table:table-cell table:style-name="ce2" office:value-type="float" office:value="124.092">
            <text:p>124,092</text:p>
          </table:table-cell>
          <table:table-cell table:style-name="ce2" office:value-type="float" office:value="2.265">
            <text:p>2,265</text:p>
          </table:table-cell>
          <table:table-cell table:style-name="ce2" office:value-type="float" office:value="124.112">
            <text:p>124,112</text:p>
          </table:table-cell>
          <table:table-cell table:style-name="ce1" office:value-type="float" office:value="126.357">
            <text:p>126,357</text:p>
          </table:table-cell>
          <table:table-cell table:style-name="ce2" office:value-type="float" office:value="105.943">
            <text:p>105,943</text:p>
          </table:table-cell>
          <table:table-cell table:style-name="ce2" office:value-type="float" office:value="129.308">
            <text:p>129,308</text:p>
          </table:table-cell>
          <table:table-cell table:style-name="ce2" office:value-type="float" office:value="98">
            <text:p>9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boulder_2013-13-30-06-13-17.ser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196">
            <text:p>196</text:p>
          </table:table-cell>
          <table:table-cell table:style-name="ce2" office:value-type="float" office:value="200.904">
            <text:p>200,904</text:p>
          </table:table-cell>
          <table:table-cell table:style-name="ce2" office:value-type="float" office:value="200.273">
            <text:p>200,273</text:p>
          </table:table-cell>
          <table:table-cell table:style-name="ce2" office:value-type="float" office:value="32.601">
            <text:p>32,601</text:p>
          </table:table-cell>
          <table:table-cell table:style-name="ce2" office:value-type="float" office:value="202.91">
            <text:p>202,91</text:p>
          </table:table-cell>
          <table:table-cell table:style-name="ce1" office:value-type="float" office:value="232.875">
            <text:p>232,875</text:p>
          </table:table-cell>
          <table:table-cell table:style-name="ce2" office:value-type="float" office:value="119.636">
            <text:p>119,636</text:p>
          </table:table-cell>
          <table:table-cell table:style-name="ce2" office:value-type="float" office:value="404.599">
            <text:p>404,599</text:p>
          </table:table-cell>
          <table:table-cell table:style-name="ce2" office:value-type="float" office:value="196">
            <text:p>19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boulder_2013-13-30-06-13-20.s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1.023">
            <text:p>51,023</text:p>
          </table:table-cell>
          <table:table-cell table:style-name="ce2" office:value-type="float" office:value="50.98">
            <text:p>50,98</text:p>
          </table:table-cell>
          <table:table-cell table:style-name="ce2" office:value-type="float" office:value="0.687">
            <text:p>0,687</text:p>
          </table:table-cell>
          <table:table-cell table:style-name="ce2" office:value-type="float" office:value="50.985">
            <text:p>50,985</text:p>
          </table:table-cell>
          <table:table-cell table:style-name="ce1" office:value-type="float" office:value="51.667">
            <text:p>51,667</text:p>
          </table:table-cell>
          <table:table-cell table:style-name="ce2" office:value-type="float" office:value="50.275">
            <text:p>50,275</text:p>
          </table:table-cell>
          <table:table-cell table:style-name="ce2" office:value-type="float" office:value="55.984">
            <text:p>55,984</text:p>
          </table:table-cell>
          <table:table-cell table:style-name="ce2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boulder_2013-13-30-06-13-20.s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60.094">
            <text:p>60,094</text:p>
          </table:table-cell>
          <table:table-cell table:style-name="ce2" office:value-type="float" office:value="60.068">
            <text:p>60,068</text:p>
          </table:table-cell>
          <table:table-cell table:style-name="ce2" office:value-type="float" office:value="0.829">
            <text:p>0,829</text:p>
          </table:table-cell>
          <table:table-cell table:style-name="ce2" office:value-type="float" office:value="60.073">
            <text:p>60,073</text:p>
          </table:table-cell>
          <table:table-cell table:style-name="ce1" office:value-type="float" office:value="60.896">
            <text:p>60,896</text:p>
          </table:table-cell>
          <table:table-cell table:style-name="ce2" office:value-type="float" office:value="58.57">
            <text:p>58,57</text:p>
          </table:table-cell>
          <table:table-cell table:style-name="ce2" office:value-type="float" office:value="66.822">
            <text:p>66,822</text:p>
          </table:table-cell>
          <table:table-cell table:style-name="ce2" office:value-type="float" office:value="200">
            <text:p>2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boulder_2013-13-30-06-13-20.ser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99.443">
            <text:p>99,443</text:p>
          </table:table-cell>
          <table:table-cell table:style-name="ce2" office:value-type="float" office:value="99.259">
            <text:p>99,259</text:p>
          </table:table-cell>
          <table:table-cell table:style-name="ce2" office:value-type="float" office:value="13.932">
            <text:p>13,932</text:p>
          </table:table-cell>
          <table:table-cell table:style-name="ce2" office:value-type="float" office:value="100.232">
            <text:p>100,232</text:p>
          </table:table-cell>
          <table:table-cell table:style-name="ce1" office:value-type="float" office:value="113.191">
            <text:p>113,191</text:p>
          </table:table-cell>
          <table:table-cell table:style-name="ce2" office:value-type="float" office:value="51.301">
            <text:p>51,301</text:p>
          </table:table-cell>
          <table:table-cell table:style-name="ce2" office:value-type="float" office:value="220.853">
            <text:p>220,853</text:p>
          </table:table-cell>
          <table:table-cell table:style-name="ce2" office:value-type="float" office:value="400">
            <text:p>4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hp_alllayers_2013-00-30-07-00-43.s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18">
            <text:p>118</text:p>
          </table:table-cell>
          <table:table-cell table:style-name="ce2" office:value-type="float" office:value="43.375">
            <text:p>43,375</text:p>
          </table:table-cell>
          <table:table-cell table:style-name="ce2" office:value-type="float" office:value="43.365">
            <text:p>43,365</text:p>
          </table:table-cell>
          <table:table-cell table:style-name="ce2" office:value-type="float" office:value="0.206">
            <text:p>0,206</text:p>
          </table:table-cell>
          <table:table-cell table:style-name="ce2" office:value-type="float" office:value="43.365">
            <text:p>43,365</text:p>
          </table:table-cell>
          <table:table-cell table:style-name="ce1" office:value-type="float" office:value="43.571">
            <text:p>43,571</text:p>
          </table:table-cell>
          <table:table-cell table:style-name="ce2" office:value-type="float" office:value="43.214">
            <text:p>43,214</text:p>
          </table:table-cell>
          <table:table-cell table:style-name="ce2" office:value-type="float" office:value="44.735">
            <text:p>44,735</text:p>
          </table:table-cell>
          <table:table-cell table:style-name="ce2" office:value-type="float" office:value="118">
            <text:p>11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hp_alllayers_2013-00-30-07-00-43.s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36">
            <text:p>236</text:p>
          </table:table-cell>
          <table:table-cell table:style-name="ce2" office:value-type="float" office:value="50.513">
            <text:p>50,513</text:p>
          </table:table-cell>
          <table:table-cell table:style-name="ce2" office:value-type="float" office:value="50.515">
            <text:p>50,515</text:p>
          </table:table-cell>
          <table:table-cell table:style-name="ce2" office:value-type="float" office:value="0.465">
            <text:p>0,465</text:p>
          </table:table-cell>
          <table:table-cell table:style-name="ce2" office:value-type="float" office:value="50.517">
            <text:p>50,517</text:p>
          </table:table-cell>
          <table:table-cell table:style-name="ce1" office:value-type="float" office:value="50.979">
            <text:p>50,979</text:p>
          </table:table-cell>
          <table:table-cell table:style-name="ce2" office:value-type="float" office:value="44.832">
            <text:p>44,832</text:p>
          </table:table-cell>
          <table:table-cell table:style-name="ce2" office:value-type="float" office:value="55.866">
            <text:p>55,866</text:p>
          </table:table-cell>
          <table:table-cell table:style-name="ce2" office:value-type="float" office:value="236">
            <text:p>23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hp_alllayers_2013-00-30-07-00-43.ser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472">
            <text:p>472</text:p>
          </table:table-cell>
          <table:table-cell table:style-name="ce2" office:value-type="float" office:value="84.694">
            <text:p>84,694</text:p>
          </table:table-cell>
          <table:table-cell table:style-name="ce2" office:value-type="float" office:value="84.573">
            <text:p>84,573</text:p>
          </table:table-cell>
          <table:table-cell table:style-name="ce2" office:value-type="float" office:value="13.846">
            <text:p>13,846</text:p>
          </table:table-cell>
          <table:table-cell table:style-name="ce2" office:value-type="float" office:value="85.699">
            <text:p>85,699</text:p>
          </table:table-cell>
          <table:table-cell table:style-name="ce1" office:value-type="float" office:value="98.419">
            <text:p>98,419</text:p>
          </table:table-cell>
          <table:table-cell table:style-name="ce2" office:value-type="float" office:value="49.02">
            <text:p>49,02</text:p>
          </table:table-cell>
          <table:table-cell table:style-name="ce2" office:value-type="float" office:value="177.08">
            <text:p>177,08</text:p>
          </table:table-cell>
          <table:table-cell table:style-name="ce2" office:value-type="float" office:value="472">
            <text:p>47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hp_alllayers_2013-00-30-07-00-47.s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718.814">
            <text:p>718,814</text:p>
          </table:table-cell>
          <table:table-cell table:style-name="ce2" office:value-type="float" office:value="717.069">
            <text:p>717,069</text:p>
          </table:table-cell>
          <table:table-cell table:style-name="ce2" office:value-type="float" office:value="0.579">
            <text:p>0,579</text:p>
          </table:table-cell>
          <table:table-cell table:style-name="ce2" office:value-type="float" office:value="717.069">
            <text:p>717,069</text:p>
          </table:table-cell>
          <table:table-cell table:style-name="ce1" office:value-type="float" office:value="717.647">
            <text:p>717,647</text:p>
          </table:table-cell>
          <table:table-cell table:style-name="ce2" office:value-type="float" office:value="716.351">
            <text:p>716,351</text:p>
          </table:table-cell>
          <table:table-cell table:style-name="ce2" office:value-type="float" office:value="761.423">
            <text:p>761,423</text:p>
          </table:table-cell>
          <table:table-cell table:style-name="ce2" office:value-type="float" office:value="25">
            <text:p>2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hp_alllayers_2013-00-30-07-00-47.s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55.93">
            <text:p>855,93</text:p>
          </table:table-cell>
          <table:table-cell table:style-name="ce2" office:value-type="float" office:value="857.166">
            <text:p>857,166</text:p>
          </table:table-cell>
          <table:table-cell table:style-name="ce2" office:value-type="float" office:value="10.472">
            <text:p>10,472</text:p>
          </table:table-cell>
          <table:table-cell table:style-name="ce2" office:value-type="float" office:value="857.23">
            <text:p>857,23</text:p>
          </table:table-cell>
          <table:table-cell table:style-name="ce1" office:value-type="float" office:value="867.638">
            <text:p>867,638</text:p>
          </table:table-cell>
          <table:table-cell table:style-name="ce2" office:value-type="float" office:value="779.454">
            <text:p>779,454</text:p>
          </table:table-cell>
          <table:table-cell table:style-name="ce2" office:value-type="float" office:value="873.122">
            <text:p>873,122</text:p>
          </table:table-cell>
          <table:table-cell table:style-name="ce2" office:value-type="float" office:value="50">
            <text:p>5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hp_alllayers_2013-00-30-07-00-47.ser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427.376">
            <text:p>1427,376</text:p>
          </table:table-cell>
          <table:table-cell table:style-name="ce2" office:value-type="float" office:value="1428.448">
            <text:p>1428,448</text:p>
          </table:table-cell>
          <table:table-cell table:style-name="ce2" office:value-type="float" office:value="28.924">
            <text:p>28,924</text:p>
          </table:table-cell>
          <table:table-cell table:style-name="ce2" office:value-type="float" office:value="1428.741">
            <text:p>1428,741</text:p>
          </table:table-cell>
          <table:table-cell table:style-name="ce1" office:value-type="float" office:value="1457.372">
            <text:p>1457,372</text:p>
          </table:table-cell>
          <table:table-cell table:style-name="ce2" office:value-type="float" office:value="1216.265">
            <text:p>1216,265</text:p>
          </table:table-cell>
          <table:table-cell table:style-name="ce2" office:value-type="float" office:value="1533.441">
            <text:p>1533,441</text:p>
          </table:table-cell>
          <table:table-cell table:style-name="ce2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pearfish_2013-11-30-06-11-15.s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337">
            <text:p>337</text:p>
          </table:table-cell>
          <table:table-cell table:style-name="ce2" office:value-type="float" office:value="11.059">
            <text:p>11,059</text:p>
          </table:table-cell>
          <table:table-cell table:style-name="ce2" office:value-type="float" office:value="11.028">
            <text:p>11,028</text:p>
          </table:table-cell>
          <table:table-cell table:style-name="ce2" office:value-type="float" office:value="0.885">
            <text:p>0,885</text:p>
          </table:table-cell>
          <table:table-cell table:style-name="ce2" office:value-type="float" office:value="11.064">
            <text:p>11,064</text:p>
          </table:table-cell>
          <table:table-cell table:style-name="ce1" office:value-type="float" office:value="11.913">
            <text:p>11,913</text:p>
          </table:table-cell>
          <table:table-cell table:style-name="ce2" office:value-type="float" office:value="10.85">
            <text:p>10,85</text:p>
          </table:table-cell>
          <table:table-cell table:style-name="ce2" office:value-type="float" office:value="21.435">
            <text:p>21,435</text:p>
          </table:table-cell>
          <table:table-cell table:style-name="ce2" office:value-type="float" office:value="337">
            <text:p>33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pearfish_2013-11-30-06-11-15.s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674">
            <text:p>674</text:p>
          </table:table-cell>
          <table:table-cell table:style-name="ce2" office:value-type="float" office:value="13.254">
            <text:p>13,254</text:p>
          </table:table-cell>
          <table:table-cell table:style-name="ce2" office:value-type="float" office:value="13.249">
            <text:p>13,249</text:p>
          </table:table-cell>
          <table:table-cell table:style-name="ce2" office:value-type="float" office:value="0.416">
            <text:p>0,416</text:p>
          </table:table-cell>
          <table:table-cell table:style-name="ce2" office:value-type="float" office:value="13.255">
            <text:p>13,255</text:p>
          </table:table-cell>
          <table:table-cell table:style-name="ce1" office:value-type="float" office:value="13.665">
            <text:p>13,665</text:p>
          </table:table-cell>
          <table:table-cell table:style-name="ce2" office:value-type="float" office:value="11.069">
            <text:p>11,069</text:p>
          </table:table-cell>
          <table:table-cell table:style-name="ce2" office:value-type="float" office:value="18.579">
            <text:p>18,579</text:p>
          </table:table-cell>
          <table:table-cell table:style-name="ce2" office:value-type="float" office:value="674">
            <text:p>67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pearfish_2013-11-30-06-11-15.ser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1348">
            <text:p>1348</text:p>
          </table:table-cell>
          <table:table-cell table:style-name="ce2" office:value-type="float" office:value="23.076">
            <text:p>23,076</text:p>
          </table:table-cell>
          <table:table-cell table:style-name="ce2" office:value-type="float" office:value="23.06">
            <text:p>23,06</text:p>
          </table:table-cell>
          <table:table-cell table:style-name="ce2" office:value-type="float" office:value="3.01">
            <text:p>3,01</text:p>
          </table:table-cell>
          <table:table-cell table:style-name="ce2" office:value-type="float" office:value="23.256">
            <text:p>23,256</text:p>
          </table:table-cell>
          <table:table-cell table:style-name="ce1" office:value-type="float" office:value="26.07">
            <text:p>26,07</text:p>
          </table:table-cell>
          <table:table-cell table:style-name="ce2" office:value-type="float" office:value="11.112">
            <text:p>11,112</text:p>
          </table:table-cell>
          <table:table-cell table:style-name="ce2" office:value-type="float" office:value="56.43">
            <text:p>56,43</text:p>
          </table:table-cell>
          <table:table-cell table:style-name="ce2" office:value-type="float" office:value="1348">
            <text:p>134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pearfish_2013-11-30-06-11-19.s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871">
            <text:p>871</text:p>
          </table:table-cell>
          <table:table-cell table:style-name="ce2" office:value-type="float" office:value="5.733">
            <text:p>5,733</text:p>
          </table:table-cell>
          <table:table-cell table:style-name="ce2" office:value-type="float" office:value="5.729">
            <text:p>5,729</text:p>
          </table:table-cell>
          <table:table-cell table:style-name="ce2" office:value-type="float" office:value="0.218">
            <text:p>0,218</text:p>
          </table:table-cell>
          <table:table-cell table:style-name="ce2" office:value-type="float" office:value="5.733">
            <text:p>5,733</text:p>
          </table:table-cell>
          <table:table-cell table:style-name="ce1" office:value-type="float" office:value="5.947">
            <text:p>5,947</text:p>
          </table:table-cell>
          <table:table-cell table:style-name="ce2" office:value-type="float" office:value="5.598">
            <text:p>5,598</text:p>
          </table:table-cell>
          <table:table-cell table:style-name="ce2" office:value-type="float" office:value="9.064">
            <text:p>9,064</text:p>
          </table:table-cell>
          <table:table-cell table:style-name="ce2" office:value-type="float" office:value="871">
            <text:p>87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pearfish_2013-11-30-06-11-19.s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742">
            <text:p>1742</text:p>
          </table:table-cell>
          <table:table-cell table:style-name="ce2" office:value-type="float" office:value="6.856">
            <text:p>6,856</text:p>
          </table:table-cell>
          <table:table-cell table:style-name="ce2" office:value-type="float" office:value="6.849">
            <text:p>6,849</text:p>
          </table:table-cell>
          <table:table-cell table:style-name="ce2" office:value-type="float" office:value="0.501">
            <text:p>0,501</text:p>
          </table:table-cell>
          <table:table-cell table:style-name="ce2" office:value-type="float" office:value="6.867">
            <text:p>6,867</text:p>
          </table:table-cell>
          <table:table-cell table:style-name="ce1" office:value-type="float" office:value="7.35">
            <text:p>7,35</text:p>
          </table:table-cell>
          <table:table-cell table:style-name="ce2" office:value-type="float" office:value="5.661">
            <text:p>5,661</text:p>
          </table:table-cell>
          <table:table-cell table:style-name="ce2" office:value-type="float" office:value="20.367">
            <text:p>20,367</text:p>
          </table:table-cell>
          <table:table-cell table:style-name="ce2" office:value-type="float" office:value="1742">
            <text:p>174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spearfish_2013-11-30-06-11-19.ser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3484">
            <text:p>3484</text:p>
          </table:table-cell>
          <table:table-cell table:style-name="ce2" office:value-type="float" office:value="11.878">
            <text:p>11,878</text:p>
          </table:table-cell>
          <table:table-cell table:style-name="ce2" office:value-type="float" office:value="11.876">
            <text:p>11,876</text:p>
          </table:table-cell>
          <table:table-cell table:style-name="ce2" office:value-type="float" office:value="0.616">
            <text:p>0,616</text:p>
          </table:table-cell>
          <table:table-cell table:style-name="ce2" office:value-type="float" office:value="11.892">
            <text:p>11,892</text:p>
          </table:table-cell>
          <table:table-cell table:style-name="ce1" office:value-type="float" office:value="12.492">
            <text:p>12,492</text:p>
          </table:table-cell>
          <table:table-cell table:style-name="ce2" office:value-type="float" office:value="5.715">
            <text:p>5,715</text:p>
          </table:table-cell>
          <table:table-cell table:style-name="ce2" office:value-type="float" office:value="23.47">
            <text:p>23,47</text:p>
          </table:table-cell>
          <table:table-cell table:style-name="ce2" office:value-type="float" office:value="3484">
            <text:p>348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topp:states_2013-11-30-06-11-06.s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487">
            <text:p>487</text:p>
          </table:table-cell>
          <table:table-cell table:style-name="ce2" office:value-type="float" office:value="9.626">
            <text:p>9,626</text:p>
          </table:table-cell>
          <table:table-cell table:style-name="ce2" office:value-type="float" office:value="9.619">
            <text:p>9,619</text:p>
          </table:table-cell>
          <table:table-cell table:style-name="ce2" office:value-type="float" office:value="0.203">
            <text:p>0,203</text:p>
          </table:table-cell>
          <table:table-cell table:style-name="ce2" office:value-type="float" office:value="9.621">
            <text:p>9,621</text:p>
          </table:table-cell>
          <table:table-cell table:style-name="ce1" office:value-type="float" office:value="9.823">
            <text:p>9,823</text:p>
          </table:table-cell>
          <table:table-cell table:style-name="ce2" office:value-type="float" office:value="9.471">
            <text:p>9,471</text:p>
          </table:table-cell>
          <table:table-cell table:style-name="ce2" office:value-type="float" office:value="13.273">
            <text:p>13,273</text:p>
          </table:table-cell>
          <table:table-cell table:style-name="ce2" office:value-type="float" office:value="487">
            <text:p>48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topp:states_2013-11-30-06-11-06.s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974">
            <text:p>974</text:p>
          </table:table-cell>
          <table:table-cell table:style-name="ce2" office:value-type="float" office:value="11.561">
            <text:p>11,561</text:p>
          </table:table-cell>
          <table:table-cell table:style-name="ce2" office:value-type="float" office:value="11.559">
            <text:p>11,559</text:p>
          </table:table-cell>
          <table:table-cell table:style-name="ce2" office:value-type="float" office:value="0.292">
            <text:p>0,292</text:p>
          </table:table-cell>
          <table:table-cell table:style-name="ce2" office:value-type="float" office:value="11.563">
            <text:p>11,563</text:p>
          </table:table-cell>
          <table:table-cell table:style-name="ce1" office:value-type="float" office:value="11.851">
            <text:p>11,851</text:p>
          </table:table-cell>
          <table:table-cell table:style-name="ce2" office:value-type="float" office:value="9.979">
            <text:p>9,979</text:p>
          </table:table-cell>
          <table:table-cell table:style-name="ce2" office:value-type="float" office:value="14.771">
            <text:p>14,771</text:p>
          </table:table-cell>
          <table:table-cell table:style-name="ce2" office:value-type="float" office:value="974">
            <text:p>97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topp:states_2013-11-30-06-11-06.ser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1948">
            <text:p>1948</text:p>
          </table:table-cell>
          <table:table-cell table:style-name="ce2" office:value-type="float" office:value="19.976">
            <text:p>19,976</text:p>
          </table:table-cell>
          <table:table-cell table:style-name="ce2" office:value-type="float" office:value="19.972">
            <text:p>19,972</text:p>
          </table:table-cell>
          <table:table-cell table:style-name="ce2" office:value-type="float" office:value="1.044">
            <text:p>1,044</text:p>
          </table:table-cell>
          <table:table-cell table:style-name="ce2" office:value-type="float" office:value="19.999">
            <text:p>19,999</text:p>
          </table:table-cell>
          <table:table-cell table:style-name="ce1" office:value-type="float" office:value="21.016">
            <text:p>21,016</text:p>
          </table:table-cell>
          <table:table-cell table:style-name="ce2" office:value-type="float" office:value="11.7">
            <text:p>11,7</text:p>
          </table:table-cell>
          <table:table-cell table:style-name="ce2" office:value-type="float" office:value="36.298">
            <text:p>36,298</text:p>
          </table:table-cell>
          <table:table-cell table:style-name="ce2" office:value-type="float" office:value="1948">
            <text:p>194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topp:states_2013-11-30-06-11-07.ser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859">
            <text:p>859</text:p>
          </table:table-cell>
          <table:table-cell table:style-name="ce2" office:value-type="float" office:value="5.952">
            <text:p>5,952</text:p>
          </table:table-cell>
          <table:table-cell table:style-name="ce2" office:value-type="float" office:value="5.949">
            <text:p>5,949</text:p>
          </table:table-cell>
          <table:table-cell table:style-name="ce2" office:value-type="float" office:value="0.265">
            <text:p>0,265</text:p>
          </table:table-cell>
          <table:table-cell table:style-name="ce2" office:value-type="float" office:value="5.955">
            <text:p>5,955</text:p>
          </table:table-cell>
          <table:table-cell table:style-name="ce1" office:value-type="float" office:value="6.214">
            <text:p>6,214</text:p>
          </table:table-cell>
          <table:table-cell table:style-name="ce2" office:value-type="float" office:value="5.782">
            <text:p>5,782</text:p>
          </table:table-cell>
          <table:table-cell table:style-name="ce2" office:value-type="float" office:value="8.393">
            <text:p>8,393</text:p>
          </table:table-cell>
          <table:table-cell table:style-name="ce2" office:value-type="float" office:value="859">
            <text:p>85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topp:states_2013-11-30-06-11-07.ser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718">
            <text:p>1718</text:p>
          </table:table-cell>
          <table:table-cell table:style-name="ce2" office:value-type="float" office:value="7.479">
            <text:p>7,479</text:p>
          </table:table-cell>
          <table:table-cell table:style-name="ce2" office:value-type="float" office:value="7.477">
            <text:p>7,477</text:p>
          </table:table-cell>
          <table:table-cell table:style-name="ce2" office:value-type="float" office:value="0.982">
            <text:p>0,982</text:p>
          </table:table-cell>
          <table:table-cell table:style-name="ce2" office:value-type="float" office:value="7.541">
            <text:p>7,541</text:p>
          </table:table-cell>
          <table:table-cell table:style-name="ce1" office:value-type="float" office:value="8.459">
            <text:p>8,459</text:p>
          </table:table-cell>
          <table:table-cell table:style-name="ce2" office:value-type="float" office:value="5.972">
            <text:p>5,972</text:p>
          </table:table-cell>
          <table:table-cell table:style-name="ce2" office:value-type="float" office:value="11.886">
            <text:p>11,886</text:p>
          </table:table-cell>
          <table:table-cell table:style-name="ce2" office:value-type="float" office:value="1718">
            <text:p>171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dc_topp:states_2013-11-30-06-11-07.ser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3436">
            <text:p>3436</text:p>
          </table:table-cell>
          <table:table-cell table:style-name="ce2" office:value-type="float" office:value="12.192">
            <text:p>12,192</text:p>
          </table:table-cell>
          <table:table-cell table:style-name="ce2" office:value-type="float" office:value="12.191">
            <text:p>12,191</text:p>
          </table:table-cell>
          <table:table-cell table:style-name="ce2" office:value-type="float" office:value="0.897">
            <text:p>0,897</text:p>
          </table:table-cell>
          <table:table-cell table:style-name="ce2" office:value-type="float" office:value="12.224">
            <text:p>12,224</text:p>
          </table:table-cell>
          <table:table-cell table:style-name="ce1" office:value-type="float" office:value="13.087">
            <text:p>13,087</text:p>
          </table:table-cell>
          <table:table-cell table:style-name="ce2" office:value-type="float" office:value="5.927">
            <text:p>5,927</text:p>
          </table:table-cell>
          <table:table-cell table:style-name="ce2" office:value-type="float" office:value="23.722">
            <text:p>23,722</text:p>
          </table:table-cell>
          <table:table-cell table:style-name="ce2" office:value-type="float" office:value="3436">
            <text:p>3436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table:number-columns-spanned="1" table:number-rows-spanned="3">
            <text:p>score small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8" table:formula="of:=AVERAGE([.D4];[.D7];[.D10];[.D16];[.D19];[.D22];[.D25])" office:value-type="float" office:value="32.7024285714286">
            <text:p>32,702</text:p>
          </table:table-cell>
          <table:table-cell table:style-name="ce8" table:formula="of:=AVERAGE([.E4];[.E7];[.E10];[.E16];[.E19];[.E22];[.E25])" office:value-type="float" office:value="32.684">
            <text:p>32,684</text:p>
          </table:table-cell>
          <table:table-cell table:style-name="ce8" table:formula="of:=AVERAGE([.F4];[.F7];[.F10];[.F16];[.F19];[.F22];[.F25])" office:value-type="float" office:value="0.392571428571428">
            <text:p>0,393</text:p>
          </table:table-cell>
          <table:table-cell table:style-name="ce8" table:formula="of:=AVERAGE([.G4];[.G7];[.G10];[.G16];[.G19];[.G22];[.G25])" office:value-type="float" office:value="32.6917142857143">
            <text:p>32,692</text:p>
          </table:table-cell>
          <table:table-cell table:style-name="ce9" table:formula="of:=AVERAGE([.H4];[.H7];[.H10];[.H16];[.H19];[.H22];[.H25])" office:value-type="float" office:value="33.0767142857143">
            <text:p>33,077</text:p>
          </table:table-cell>
          <table:table-cell table:style-name="ce8" table:formula="of:=AVERAGE([.I4];[.I7];[.I10];[.I16];[.I19];[.I22];[.I25])" office:value-type="float" office:value="32.4348571428571">
            <text:p>32,435</text:p>
          </table:table-cell>
          <table:table-cell table:style-name="ce8" table:formula="of:=AVERAGE([.J4];[.J7];[.J10];[.J16];[.J19];[.J22];[.J25])" office:value-type="float" office:value="36.6845714285714">
            <text:p>36,685</text:p>
          </table:table-cell>
          <table:table-cell table:number-columns-repeated="1014"/>
        </table:table-row>
        <table:table-row table:style-name="ro2">
          <table:covered-table-cell table:style-name="ce3" office:value-type="string">
            <text:p>score</text:p>
          </table:covered-table-cell>
          <table:table-cell table:style-name="ce1" office:value-type="float" office:value="2">
            <text:p>2</text:p>
          </table:table-cell>
          <table:table-cell table:style-name="ce3" office:value-type="float" office:value="40">
            <text:p>40</text:p>
          </table:table-cell>
          <table:table-cell table:style-name="ce8" table:formula="of:=AVERAGE([.D5];[.D8];[.D11];[.D17];[.D20];[.D23];[.D26])" office:value-type="float" office:value="39.1024285714286">
            <text:p>39,102</text:p>
          </table:table-cell>
          <table:table-cell table:style-name="ce8" table:formula="of:=AVERAGE([.E5];[.E8];[.E11];[.E17];[.E20];[.E23];[.E26])" office:value-type="float" office:value="39.1155714285714">
            <text:p>39,116</text:p>
          </table:table-cell>
          <table:table-cell table:style-name="ce8" table:formula="of:=AVERAGE([.F5];[.F8];[.F11];[.F17];[.F20];[.F23];[.F26])" office:value-type="float" office:value="0.821428571428572">
            <text:p>0,821</text:p>
          </table:table-cell>
          <table:table-cell table:style-name="ce8" table:formula="of:=AVERAGE([.G5];[.G8];[.G11];[.G17];[.G20];[.G23];[.G26])" office:value-type="float" office:value="39.1325714285714">
            <text:p>39,133</text:p>
          </table:table-cell>
          <table:table-cell table:style-name="ce9" table:formula="of:=AVERAGE([.H5];[.H8];[.H11];[.H17];[.H20];[.H23];[.H26])" office:value-type="float" office:value="39.9367142857143">
            <text:p>39,937</text:p>
          </table:table-cell>
          <table:table-cell table:style-name="ce8" table:formula="of:=AVERAGE([.I5];[.I8];[.I11];[.I17];[.I20];[.I23];[.I26])" office:value-type="float" office:value="34.5751428571429">
            <text:p>34,575</text:p>
          </table:table-cell>
          <table:table-cell table:style-name="ce8" table:formula="of:=AVERAGE([.J5];[.J8];[.J11];[.J17];[.J20];[.J23];[.J26])" office:value-type="float" office:value="45.3712857142857">
            <text:p>45,371</text:p>
          </table:table-cell>
          <table:table-cell table:number-columns-repeated="1014"/>
        </table:table-row>
        <table:table-row table:style-name="ro2">
          <table:covered-table-cell table:style-name="ce3" office:value-type="string">
            <text:p>score</text:p>
          </table:covered-table-cell>
          <table:table-cell table:style-name="ce1" office:value-type="float" office:value="4">
            <text:p>4</text:p>
          </table:table-cell>
          <table:table-cell table:style-name="ce3" office:value-type="float" office:value="80">
            <text:p>80</text:p>
          </table:table-cell>
          <table:table-cell table:style-name="ce8" table:formula="of:=AVERAGE([.D6];[.D9];[.D12];[.D18];[.D21];[.D24];[.D27])" office:value-type="float" office:value="64.5947142857143">
            <text:p>64,595</text:p>
          </table:table-cell>
          <table:table-cell table:style-name="ce8" table:formula="of:=AVERAGE([.E6];[.E9];[.E12];[.E18];[.E21];[.E24];[.E27])" office:value-type="float" office:value="64.4577142857143">
            <text:p>64,458</text:p>
          </table:table-cell>
          <table:table-cell table:style-name="ce8" table:formula="of:=AVERAGE([.F6];[.F9];[.F12];[.F18];[.F21];[.F24];[.F27])" office:value-type="float" office:value="9.42085714285714">
            <text:p>9,421</text:p>
          </table:table-cell>
          <table:table-cell table:style-name="ce8" table:formula="of:=AVERAGE([.G6];[.G9];[.G12];[.G18];[.G21];[.G24];[.G27])" office:value-type="float" office:value="65.1731428571429">
            <text:p>65,173</text:p>
          </table:table-cell>
          <table:table-cell table:style-name="ce9" table:formula="of:=AVERAGE([.H6];[.H9];[.H12];[.H18];[.H21];[.H24];[.H27])" office:value-type="float" office:value="73.8785714285714">
            <text:p>73,879</text:p>
          </table:table-cell>
          <table:table-cell table:style-name="ce8" table:formula="of:=AVERAGE([.I6];[.I9];[.I12];[.I18];[.I21];[.I24];[.I27])" office:value-type="float" office:value="36.3444285714286">
            <text:p>36,344</text:p>
          </table:table-cell>
          <table:table-cell table:style-name="ce8" table:formula="of:=AVERAGE([.J6];[.J9];[.J12];[.J18];[.J21];[.J24];[.J27])" office:value-type="float" office:value="134.636">
            <text:p>134,636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table:number-columns-spanned="1" table:number-rows-spanned="3">
            <text:p>score big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8" table:formula="of:=AVERAGE([.D13])" office:value-type="float" office:value="718.814">
            <text:p>718,814</text:p>
          </table:table-cell>
          <table:table-cell table:style-name="ce8" table:formula="of:=AVERAGE([.E13])" office:value-type="float" office:value="717.069">
            <text:p>717,069</text:p>
          </table:table-cell>
          <table:table-cell table:style-name="ce8" table:formula="of:=AVERAGE([.F13])" office:value-type="float" office:value="0.579">
            <text:p>0,579</text:p>
          </table:table-cell>
          <table:table-cell table:style-name="ce8" table:formula="of:=AVERAGE([.G13])" office:value-type="float" office:value="717.069">
            <text:p>717,069</text:p>
          </table:table-cell>
          <table:table-cell table:style-name="ce9" table:formula="of:=AVERAGE([.H13])" office:value-type="float" office:value="717.647">
            <text:p>717,647</text:p>
          </table:table-cell>
          <table:table-cell table:style-name="ce8" table:formula="of:=AVERAGE([.I13])" office:value-type="float" office:value="716.351">
            <text:p>716,351</text:p>
          </table:table-cell>
          <table:table-cell table:style-name="ce8" table:formula="of:=AVERAGE([.J13])" office:value-type="float" office:value="761.423">
            <text:p>761,423</text:p>
          </table:table-cell>
          <table:table-cell table:number-columns-repeated="1014"/>
        </table:table-row>
        <table:table-row table:style-name="ro2">
          <table:covered-table-cell table:style-name="ce3"/>
          <table:table-cell table:style-name="ce1" office:value-type="float" office:value="2">
            <text:p>2</text:p>
          </table:table-cell>
          <table:table-cell table:style-name="ce3" office:value-type="float" office:value="40">
            <text:p>40</text:p>
          </table:table-cell>
          <table:table-cell table:style-name="ce8" table:formula="of:=AVERAGE([.D14])" office:value-type="float" office:value="855.93">
            <text:p>855,930</text:p>
          </table:table-cell>
          <table:table-cell table:style-name="ce8" table:formula="of:=AVERAGE([.E14])" office:value-type="float" office:value="857.166">
            <text:p>857,166</text:p>
          </table:table-cell>
          <table:table-cell table:style-name="ce8" table:formula="of:=AVERAGE([.F14])" office:value-type="float" office:value="10.472">
            <text:p>10,472</text:p>
          </table:table-cell>
          <table:table-cell table:style-name="ce8" table:formula="of:=AVERAGE([.G14])" office:value-type="float" office:value="857.23">
            <text:p>857,230</text:p>
          </table:table-cell>
          <table:table-cell table:style-name="ce9" table:formula="of:=AVERAGE([.H14])" office:value-type="float" office:value="867.638">
            <text:p>867,638</text:p>
          </table:table-cell>
          <table:table-cell table:style-name="ce8" table:formula="of:=AVERAGE([.I14])" office:value-type="float" office:value="779.454">
            <text:p>779,454</text:p>
          </table:table-cell>
          <table:table-cell table:style-name="ce8" table:formula="of:=AVERAGE([.J14])" office:value-type="float" office:value="873.122">
            <text:p>873,122</text:p>
          </table:table-cell>
          <table:table-cell table:number-columns-repeated="1014"/>
        </table:table-row>
        <table:table-row table:style-name="ro2">
          <table:covered-table-cell table:style-name="ce3"/>
          <table:table-cell table:style-name="ce1" office:value-type="float" office:value="4">
            <text:p>4</text:p>
          </table:table-cell>
          <table:table-cell table:style-name="ce3" office:value-type="float" office:value="80">
            <text:p>80</text:p>
          </table:table-cell>
          <table:table-cell table:style-name="ce8" table:formula="of:=AVERAGE([.D15])" office:value-type="float" office:value="1427.376">
            <text:p>1427,376</text:p>
          </table:table-cell>
          <table:table-cell table:style-name="ce8" table:formula="of:=AVERAGE([.E15])" office:value-type="float" office:value="1428.448">
            <text:p>1428,448</text:p>
          </table:table-cell>
          <table:table-cell table:style-name="ce8" table:formula="of:=AVERAGE([.F15])" office:value-type="float" office:value="28.924">
            <text:p>28,924</text:p>
          </table:table-cell>
          <table:table-cell table:style-name="ce8" table:formula="of:=AVERAGE([.G15])" office:value-type="float" office:value="1428.741">
            <text:p>1428,741</text:p>
          </table:table-cell>
          <table:table-cell table:style-name="ce9" table:formula="of:=AVERAGE([.H15])" office:value-type="float" office:value="1457.372">
            <text:p>1457,372</text:p>
          </table:table-cell>
          <table:table-cell table:style-name="ce8" table:formula="of:=AVERAGE([.I15])" office:value-type="float" office:value="1216.265">
            <text:p>1216,265</text:p>
          </table:table-cell>
          <table:table-cell table:style-name="ce8" table:formula="of:=AVERAGE([.J15])" office:value-type="float" office:value="1533.441">
            <text:p>1533,441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Java: 1.8.0-internal-bourgesl_2014_01_02_14_24-b00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VM: OpenJDK 64-Bit Server VM 25.0-b65 (mixed mode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2">
          <table:table-cell office:value-type="string" table:number-columns-spanned="6" table:number-rows-spanned="1">
            <text:p># <text:s text:c="2"/>OS: Linux 2.6.35.14-106.fc14.x86_64 (amd64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CPUs: 4 (virtual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2">
          <table:table-cell office:value-type="string" table:number-columns-spanned="6" table:number-rows-spanned="1">
            <text:p>#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Min duration per test = 5000.0 ms.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2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f_ductus" table:style-name="ta1" table:print="false">
        <table:shapes>
          <draw:frame draw:z-index="0" draw:style-name="gr1" svg:width="22.096cm" svg:height="13.553cm" svg:x="0cm" svg:y="15.44cm">
            <draw:object draw:notify-on-update-of-ranges="ref_ductus.A4:ref_ductus.B27 ref_ductus.H3:ref_ductus.H3 ref_ductus.H4:ref_ductus.H27" xlink:href="./Object 2" xlink:type="simple" xlink:show="embed" xlink:actuate="onLoad"/>
            <draw:image xlink:href="./ObjectReplacements/Object 2" xlink:type="simple" xlink:show="embed" xlink:actuate="onLoad"/>
            <svg:title>Pisces / Marlin 0.3</svg:title>
          </draw:frame>
        </table:shapes>
        <table:table-column table:style-name="co11" table:default-cell-style-name="Default"/>
        <table:table-column table:style-name="co12" table:default-cell-style-name="ce5"/>
        <table:table-column table:style-name="co13" table:default-cell-style-name="Default"/>
        <table:table-column table:style-name="co14" table:number-columns-repeated="4" table:default-cell-style-name="Default"/>
        <table:table-column table:style-name="co6" table:default-cell-style-name="ce5"/>
        <table:table-column table:style-name="co14" table:number-columns-repeated="2" table:default-cell-style-name="Default"/>
        <table:table-column table:style-name="co7" table:default-cell-style-name="Default"/>
        <table:table-column table:style-name="co9" table:number-columns-repeated="1013" table:default-cell-style-name="Default"/>
        <table:table-row table:style-name="ro2">
          <table:table-cell office:value-type="string">
            <text:p>score</text:p>
          </table:table-cell>
          <table:table-cell table:style-name="ce13" table:formula="of:=[REF.B1]/[ductus.B1]" office:value-type="percentage" office:value="1.32738705778065">
            <text:p>132,74%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threads</text:p>
          </table:table-cell>
          <table:table-cell table:style-name="ce1" office:value-type="string">
            <text:p>ops</text:p>
          </table:table-cell>
          <table:table-cell table:style-name="ce1" office:value-type="string">
            <text:p>Tavg</text:p>
          </table:table-cell>
          <table:table-cell table:style-name="ce1" office:value-type="string">
            <text:p>Tmed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rms</text:p>
          </table:table-cell>
          <table:table-cell table:style-name="ce1" office:value-type="string">
            <text:p>Med+Stddev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TotalOps</text:p>
          </table:table-cell>
          <table:table-cell table:style-name="ce5" table:number-columns-repeated="1013"/>
        </table:table-row>
        <table:table-row table:style-name="ro1">
          <table:table-cell table:style-name="ce11" office:value-type="string">
            <text:p>boulder_17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14" table:formula="of:=[REF.D4]/[ductus.D4]" office:value-type="percentage" office:value="1.92947667614111">
            <text:p>192,95%</text:p>
          </table:table-cell>
          <table:table-cell table:style-name="ce14" table:formula="of:=[REF.E4]/[ductus.E4]" office:value-type="percentage" office:value="1.92844630404463">
            <text:p>192,84%</text:p>
          </table:table-cell>
          <table:table-cell table:style-name="ce14" table:formula="of:=[REF.F4]/[ductus.F4]" office:value-type="percentage" office:value="5.53401360544218">
            <text:p>553,40%</text:p>
          </table:table-cell>
          <table:table-cell table:style-name="ce14" table:formula="of:=[REF.G4]/[ductus.G4]" office:value-type="percentage" office:value="1.92851404726307">
            <text:p>192,85%</text:p>
          </table:table-cell>
          <table:table-cell table:style-name="ce17" table:formula="of:=[REF.H4]/[ductus.H4]" office:value-type="percentage" office:value="1.94023510047932">
            <text:p>194,02%</text:p>
          </table:table-cell>
          <table:table-cell table:style-name="ce14" table:formula="of:=[REF.I4]/[ductus.I4]" office:value-type="percentage" office:value="1.91171987087518">
            <text:p>191,17%</text:p>
          </table:table-cell>
          <table:table-cell table:style-name="ce14" table:formula="of:=[REF.J4]/[ductus.J4]" office:value-type="percentage" office:value="1.92249779495149">
            <text:p>192,25%</text:p>
          </table:table-cell>
          <table:table-cell table:style-name="ce2" office:value-type="float" office:value="20">
            <text:p>20</text:p>
          </table:table-cell>
          <table:table-cell table:number-columns-repeated="1013"/>
        </table:table-row>
        <table:table-row table:style-name="ro1">
          <table:table-cell table:style-name="ce11" office:value-type="string">
            <text:p>boulder_17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14" table:formula="of:=[REF.D5]/[ductus.D5]" office:value-type="percentage" office:value="1.3900985053209">
            <text:p>139,01%</text:p>
          </table:table-cell>
          <table:table-cell table:style-name="ce14" table:formula="of:=[REF.E5]/[ductus.E5]" office:value-type="percentage" office:value="1.39970966544006">
            <text:p>139,97%</text:p>
          </table:table-cell>
          <table:table-cell table:style-name="ce14" table:formula="of:=[REF.F5]/[ductus.F5]" office:value-type="percentage" office:value="0.13995442461071">
            <text:p>14,00%</text:p>
          </table:table-cell>
          <table:table-cell table:style-name="ce14" table:formula="of:=[REF.G5]/[ductus.G5]" office:value-type="percentage" office:value="1.39189633757427">
            <text:p>139,19%</text:p>
          </table:table-cell>
          <table:table-cell table:style-name="ce17" table:formula="of:=[REF.H5]/[ductus.H5]" office:value-type="percentage" office:value="1.27828654753116">
            <text:p>127,83%</text:p>
          </table:table-cell>
          <table:table-cell table:style-name="ce14" table:formula="of:=[REF.I5]/[ductus.I5]" office:value-type="percentage" office:value="1.69655155016271">
            <text:p>169,66%</text:p>
          </table:table-cell>
          <table:table-cell table:style-name="ce14" table:formula="of:=[REF.J5]/[ductus.J5]" office:value-type="percentage" office:value="0.719122987787369">
            <text:p>71,91%</text:p>
          </table:table-cell>
          <table:table-cell table:style-name="ce2" office:value-type="float" office:value="40">
            <text:p>40</text:p>
          </table:table-cell>
          <table:table-cell table:number-columns-repeated="1013"/>
        </table:table-row>
        <table:table-row table:style-name="ro1">
          <table:table-cell table:style-name="ce11" office:value-type="string">
            <text:p>boulder_17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14" table:formula="of:=[REF.D6]/[ductus.D6]" office:value-type="percentage" office:value="1.01002146209817">
            <text:p>101,00%</text:p>
          </table:table-cell>
          <table:table-cell table:style-name="ce14" table:formula="of:=[REF.E6]/[ductus.E6]" office:value-type="percentage" office:value="1.01112262843433">
            <text:p>101,11%</text:p>
          </table:table-cell>
          <table:table-cell table:style-name="ce14" table:formula="of:=[REF.F6]/[ductus.F6]" office:value-type="percentage" office:value="0.567113024071417">
            <text:p>56,71%</text:p>
          </table:table-cell>
          <table:table-cell table:style-name="ce14" table:formula="of:=[REF.G6]/[ductus.G6]" office:value-type="percentage" office:value="1.00385200465583">
            <text:p>100,39%</text:p>
          </table:table-cell>
          <table:table-cell table:style-name="ce17" table:formula="of:=[REF.H6]/[ductus.H6]" office:value-type="percentage" office:value="0.954515546364724">
            <text:p>95,45%</text:p>
          </table:table-cell>
          <table:table-cell table:style-name="ce14" table:formula="of:=[REF.I6]/[ductus.I6]" office:value-type="percentage" office:value="1.27394928914871">
            <text:p>127,39%</text:p>
          </table:table-cell>
          <table:table-cell table:style-name="ce14" table:formula="of:=[REF.J6]/[ductus.J6]" office:value-type="percentage" office:value="0.806460039260771">
            <text:p>80,65%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1">
          <table:table-cell table:style-name="ce11" office:value-type="string">
            <text:p>boulder_20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14" table:formula="of:=[REF.D7]/[ductus.D7]" office:value-type="percentage" office:value="1.96124349197434">
            <text:p>196,12%</text:p>
          </table:table-cell>
          <table:table-cell table:style-name="ce14" table:formula="of:=[REF.E7]/[ductus.E7]" office:value-type="percentage" office:value="1.96449063548771">
            <text:p>196,45%</text:p>
          </table:table-cell>
          <table:table-cell table:style-name="ce14" table:formula="of:=[REF.F7]/[ductus.F7]" office:value-type="percentage" office:value="3.47268408551069">
            <text:p>347,27%</text:p>
          </table:table-cell>
          <table:table-cell table:style-name="ce14" table:formula="of:=[REF.G7]/[ductus.G7]" office:value-type="percentage" office:value="1.96466538203391">
            <text:p>196,47%</text:p>
          </table:table-cell>
          <table:table-cell table:style-name="ce17" table:formula="of:=[REF.H7]/[ductus.H7]" office:value-type="percentage" office:value="1.97807196343897">
            <text:p>197,81%</text:p>
          </table:table-cell>
          <table:table-cell table:style-name="ce14" table:formula="of:=[REF.I7]/[ductus.I7]" office:value-type="percentage" office:value="1.94236298684325">
            <text:p>194,24%</text:p>
          </table:table-cell>
          <table:table-cell table:style-name="ce14" table:formula="of:=[REF.J7]/[ductus.J7]" office:value-type="percentage" office:value="1.64658073199772">
            <text:p>164,66%</text:p>
          </table:table-cell>
          <table:table-cell table:style-name="ce2" office:value-type="float" office:value="20">
            <text:p>20</text:p>
          </table:table-cell>
          <table:table-cell table:number-columns-repeated="1013"/>
        </table:table-row>
        <table:table-row table:style-name="ro1">
          <table:table-cell table:style-name="ce11" office:value-type="string">
            <text:p>boulder_20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14" table:formula="of:=[REF.D8]/[ductus.D8]" office:value-type="percentage" office:value="1.27383709936655">
            <text:p>127,38%</text:p>
          </table:table-cell>
          <table:table-cell table:style-name="ce14" table:formula="of:=[REF.E8]/[ductus.E8]" office:value-type="percentage" office:value="1.27529314224802">
            <text:p>127,53%</text:p>
          </table:table-cell>
          <table:table-cell table:style-name="ce14" table:formula="of:=[REF.F8]/[ductus.F8]" office:value-type="percentage" office:value="0.303749745261871">
            <text:p>30,37%</text:p>
          </table:table-cell>
          <table:table-cell table:style-name="ce14" table:formula="of:=[REF.G8]/[ductus.G8]" office:value-type="percentage" office:value="1.26723843809927">
            <text:p>126,72%</text:p>
          </table:table-cell>
          <table:table-cell table:style-name="ce17" table:formula="of:=[REF.H8]/[ductus.H8]" office:value-type="percentage" office:value="1.17411187980137">
            <text:p>117,41%</text:p>
          </table:table-cell>
          <table:table-cell table:style-name="ce14" table:formula="of:=[REF.I8]/[ductus.I8]" office:value-type="percentage" office:value="1.66588867218723">
            <text:p>166,59%</text:p>
          </table:table-cell>
          <table:table-cell table:style-name="ce14" table:formula="of:=[REF.J8]/[ductus.J8]" office:value-type="percentage" office:value="0.84289991329793">
            <text:p>84,29%</text:p>
          </table:table-cell>
          <table:table-cell table:style-name="ce2" office:value-type="float" office:value="40">
            <text:p>40</text:p>
          </table:table-cell>
          <table:table-cell table:number-columns-repeated="1013"/>
        </table:table-row>
        <table:table-row table:style-name="ro1">
          <table:table-cell table:style-name="ce11" office:value-type="string">
            <text:p>boulder_20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14" table:formula="of:=[REF.D9]/[ductus.D9]" office:value-type="percentage" office:value="0.927545187702765">
            <text:p>92,75%</text:p>
          </table:table-cell>
          <table:table-cell table:style-name="ce14" table:formula="of:=[REF.E9]/[ductus.E9]" office:value-type="percentage" office:value="0.927040837351135">
            <text:p>92,70%</text:p>
          </table:table-cell>
          <table:table-cell table:style-name="ce14" table:formula="of:=[REF.F9]/[ductus.F9]" office:value-type="percentage" office:value="0.8890917944972">
            <text:p>88,91%</text:p>
          </table:table-cell>
          <table:table-cell table:style-name="ce14" table:formula="of:=[REF.G9]/[ductus.G9]" office:value-type="percentage" office:value="0.92644639079379">
            <text:p>92,64%</text:p>
          </table:table-cell>
          <table:table-cell table:style-name="ce17" table:formula="of:=[REF.H9]/[ductus.H9]" office:value-type="percentage" office:value="0.922766457322034">
            <text:p>92,28%</text:p>
          </table:table-cell>
          <table:table-cell table:style-name="ce14" table:formula="of:=[REF.I9]/[ductus.I9]" office:value-type="percentage" office:value="2.19292149812129">
            <text:p>219,29%</text:p>
          </table:table-cell>
          <table:table-cell table:style-name="ce14" table:formula="of:=[REF.J9]/[ductus.J9]" office:value-type="percentage" office:value="0.788013107302246">
            <text:p>78,80%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1">
          <table:table-cell table:style-name="ce11" office:value-type="string">
            <text:p>shp_alllayers_43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14" table:formula="of:=[REF.D10]/[ductus.D10]" office:value-type="percentage" office:value="1.55452767352117">
            <text:p>155,45%</text:p>
          </table:table-cell>
          <table:table-cell table:style-name="ce14" table:formula="of:=[REF.E10]/[ductus.E10]" office:value-type="percentage" office:value="1.55232404420708">
            <text:p>155,23%</text:p>
          </table:table-cell>
          <table:table-cell table:style-name="ce14" table:formula="of:=[REF.F10]/[ductus.F10]" office:value-type="percentage" office:value="2.56447688564477">
            <text:p>256,45%</text:p>
          </table:table-cell>
          <table:table-cell table:style-name="ce14" table:formula="of:=[REF.G10]/[ductus.G10]" office:value-type="percentage" office:value="1.55247990693739">
            <text:p>155,25%</text:p>
          </table:table-cell>
          <table:table-cell table:style-name="ce17" table:formula="of:=[REF.H10]/[ductus.H10]" office:value-type="percentage" office:value="1.56320456150446">
            <text:p>156,32%</text:p>
          </table:table-cell>
          <table:table-cell table:style-name="ce14" table:formula="of:=[REF.I10]/[ductus.I10]" office:value-type="percentage" office:value="1.55136128722894">
            <text:p>155,14%</text:p>
          </table:table-cell>
          <table:table-cell table:style-name="ce14" table:formula="of:=[REF.J10]/[ductus.J10]" office:value-type="percentage" office:value="1.71473890931064">
            <text:p>171,47%</text:p>
          </table:table-cell>
          <table:table-cell table:style-name="ce2" office:value-type="float" office:value="20">
            <text:p>20</text:p>
          </table:table-cell>
          <table:table-cell table:number-columns-repeated="1013"/>
        </table:table-row>
        <table:table-row table:style-name="ro1">
          <table:table-cell table:style-name="ce12" office:value-type="string">
            <text:p>shp_alllayers_43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14" table:formula="of:=[REF.D11]/[ductus.D11]" office:value-type="percentage" office:value="1.0757170769832">
            <text:p>107,57%</text:p>
          </table:table-cell>
          <table:table-cell table:style-name="ce14" table:formula="of:=[REF.E11]/[ductus.E11]" office:value-type="percentage" office:value="1.07684479168298">
            <text:p>107,68%</text:p>
          </table:table-cell>
          <table:table-cell table:style-name="ce14" table:formula="of:=[REF.F11]/[ductus.F11]" office:value-type="percentage" office:value="0.459736123748863">
            <text:p>45,97%</text:p>
          </table:table-cell>
          <table:table-cell table:style-name="ce14" table:formula="of:=[REF.G11]/[ductus.G11]" office:value-type="percentage" office:value="1.07477350827866">
            <text:p>107,48%</text:p>
          </table:table-cell>
          <table:table-cell table:style-name="ce17" table:formula="of:=[REF.H11]/[ductus.H11]" office:value-type="percentage" office:value="1.03710539808101">
            <text:p>103,71%</text:p>
          </table:table-cell>
          <table:table-cell table:style-name="ce14" table:formula="of:=[REF.I11]/[ductus.I11]" office:value-type="percentage" office:value="1.08289553362465">
            <text:p>108,29%</text:p>
          </table:table-cell>
          <table:table-cell table:style-name="ce14" table:formula="of:=[REF.J11]/[ductus.J11]" office:value-type="percentage" office:value="0.822920374364021">
            <text:p>82,29%</text:p>
          </table:table-cell>
          <table:table-cell table:style-name="ce2" office:value-type="float" office:value="40">
            <text:p>40</text:p>
          </table:table-cell>
          <table:table-cell table:number-columns-repeated="1013"/>
        </table:table-row>
        <table:table-row table:style-name="ro1">
          <table:table-cell table:style-name="ce11" office:value-type="string">
            <text:p>shp_alllayers_43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14" table:formula="of:=[REF.D12]/[ductus.D12]" office:value-type="percentage" office:value="0.800257368373969">
            <text:p>80,03%</text:p>
          </table:table-cell>
          <table:table-cell table:style-name="ce14" table:formula="of:=[REF.E12]/[ductus.E12]" office:value-type="percentage" office:value="0.798908630489534">
            <text:p>79,89%</text:p>
          </table:table-cell>
          <table:table-cell table:style-name="ce14" table:formula="of:=[REF.F12]/[ductus.F12]" office:value-type="percentage" office:value="1.18461070559611">
            <text:p>118,46%</text:p>
          </table:table-cell>
          <table:table-cell table:style-name="ce14" table:formula="of:=[REF.G12]/[ductus.G12]" office:value-type="percentage" office:value="0.80278379341539">
            <text:p>80,28%</text:p>
          </table:table-cell>
          <table:table-cell table:style-name="ce17" table:formula="of:=[REF.H12]/[ductus.H12]" office:value-type="percentage" office:value="0.830917569554435">
            <text:p>83,09%</text:p>
          </table:table-cell>
          <table:table-cell table:style-name="ce14" table:formula="of:=[REF.I12]/[ductus.I12]" office:value-type="percentage" office:value="0.997700689793062">
            <text:p>99,77%</text:p>
          </table:table-cell>
          <table:table-cell table:style-name="ce14" table:formula="of:=[REF.J12]/[ductus.J12]" office:value-type="percentage" office:value="1.05159834731209">
            <text:p>105,16%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1">
          <table:table-cell table:style-name="ce11" office:value-type="string">
            <text:p>shp_alllayers_47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14" table:formula="of:=[REF.D13]/[ductus.D13]" office:value-type="percentage" office:value="2.54593862308467">
            <text:p>254,59%</text:p>
          </table:table-cell>
          <table:table-cell table:style-name="ce14" table:formula="of:=[REF.E13]/[ductus.E13]" office:value-type="percentage" office:value="2.54444858964169">
            <text:p>254,44%</text:p>
          </table:table-cell>
          <table:table-cell table:style-name="ce14" table:formula="of:=[REF.F13]/[ductus.F13]" office:value-type="percentage" office:value="4.75587703435805">
            <text:p>475,59%</text:p>
          </table:table-cell>
          <table:table-cell table:style-name="ce14" table:formula="of:=[REF.G13]/[ductus.G13]" office:value-type="percentage" office:value="2.54447759386398">
            <text:p>254,45%</text:p>
          </table:table-cell>
          <table:table-cell table:style-name="ce17" table:formula="of:=[REF.H13]/[ductus.H13]" office:value-type="percentage" office:value="2.55104093668129">
            <text:p>255,10%</text:p>
          </table:table-cell>
          <table:table-cell table:style-name="ce14" table:formula="of:=[REF.I13]/[ductus.I13]" office:value-type="percentage" office:value="2.53085768266067">
            <text:p>253,09%</text:p>
          </table:table-cell>
          <table:table-cell table:style-name="ce14" table:formula="of:=[REF.J13]/[ductus.J13]" office:value-type="percentage" office:value="2.59483722297438">
            <text:p>259,48%</text:p>
          </table:table-cell>
          <table:table-cell table:style-name="ce2" office:value-type="float" office:value="20">
            <text:p>20</text:p>
          </table:table-cell>
          <table:table-cell table:number-columns-repeated="1013"/>
        </table:table-row>
        <table:table-row table:style-name="ro1">
          <table:table-cell table:style-name="ce11" office:value-type="string">
            <text:p>shp_alllayers_47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14" table:formula="of:=[REF.D14]/[ductus.D14]" office:value-type="percentage" office:value="2.26248212179939">
            <text:p>226,25%</text:p>
          </table:table-cell>
          <table:table-cell table:style-name="ce14" table:formula="of:=[REF.E14]/[ductus.E14]" office:value-type="percentage" office:value="2.26376670782572">
            <text:p>226,38%</text:p>
          </table:table-cell>
          <table:table-cell table:style-name="ce14" table:formula="of:=[REF.F14]/[ductus.F14]" office:value-type="percentage" office:value="2.87784808370105">
            <text:p>287,78%</text:p>
          </table:table-cell>
          <table:table-cell table:style-name="ce14" table:formula="of:=[REF.G14]/[ductus.G14]" office:value-type="percentage" office:value="2.26559466618553">
            <text:p>226,56%</text:p>
          </table:table-cell>
          <table:table-cell table:style-name="ce17" table:formula="of:=[REF.H14]/[ductus.H14]" office:value-type="percentage" office:value="2.29370890544887">
            <text:p>229,37%</text:p>
          </table:table-cell>
          <table:table-cell table:style-name="ce14" table:formula="of:=[REF.I14]/[ductus.I14]" office:value-type="percentage" office:value="2.02446853757359">
            <text:p>202,45%</text:p>
          </table:table-cell>
          <table:table-cell table:style-name="ce14" table:formula="of:=[REF.J14]/[ductus.J14]" office:value-type="percentage" office:value="2.40015730819247">
            <text:p>240,02%</text:p>
          </table:table-cell>
          <table:table-cell table:style-name="ce2" office:value-type="float" office:value="40">
            <text:p>40</text:p>
          </table:table-cell>
          <table:table-cell table:number-columns-repeated="1013"/>
        </table:table-row>
        <table:table-row table:style-name="ro1">
          <table:table-cell table:style-name="ce11" office:value-type="string">
            <text:p>shp_alllayers_47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14" table:formula="of:=[REF.D15]/[ductus.D15]" office:value-type="percentage" office:value="1.01250877091934">
            <text:p>101,25%</text:p>
          </table:table-cell>
          <table:table-cell table:style-name="ce14" table:formula="of:=[REF.E15]/[ductus.E15]" office:value-type="percentage" office:value="1.01211877634939">
            <text:p>101,21%</text:p>
          </table:table-cell>
          <table:table-cell table:style-name="ce14" table:formula="of:=[REF.F15]/[ductus.F15]" office:value-type="percentage" office:value="0.642605422818574">
            <text:p>64,26%</text:p>
          </table:table-cell>
          <table:table-cell table:style-name="ce14" table:formula="of:=[REF.G15]/[ductus.G15]" office:value-type="percentage" office:value="1.00973737879871">
            <text:p>100,97%</text:p>
          </table:table-cell>
          <table:table-cell table:style-name="ce17" table:formula="of:=[REF.H15]/[ductus.H15]" office:value-type="percentage" office:value="0.981891802752991">
            <text:p>98,19%</text:p>
          </table:table-cell>
          <table:table-cell table:style-name="ce14" table:formula="of:=[REF.I15]/[ductus.I15]" office:value-type="percentage" office:value="1.13024829594821">
            <text:p>113,02%</text:p>
          </table:table-cell>
          <table:table-cell table:style-name="ce14" table:formula="of:=[REF.J15]/[ductus.J15]" office:value-type="percentage" office:value="0.97069066131882">
            <text:p>97,07%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1">
          <table:table-cell table:style-name="ce11" office:value-type="string">
            <text:p>spearfish_15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14" table:formula="of:=[REF.D16]/[ductus.D16]" office:value-type="percentage" office:value="1.13021571406078">
            <text:p>113,02%</text:p>
          </table:table-cell>
          <table:table-cell table:style-name="ce14" table:formula="of:=[REF.E16]/[ductus.E16]" office:value-type="percentage" office:value="1.17111280487805">
            <text:p>117,11%</text:p>
          </table:table-cell>
          <table:table-cell table:style-name="ce14" table:formula="of:=[REF.F16]/[ductus.F16]" office:value-type="percentage" office:value="0.0665610142630745">
            <text:p>6,66%</text:p>
          </table:table-cell>
          <table:table-cell table:style-name="ce14" table:formula="of:=[REF.G16]/[ductus.G16]" office:value-type="percentage" office:value="1.05578451574919">
            <text:p>105,58%</text:p>
          </table:table-cell>
          <table:table-cell table:style-name="ce17" table:formula="of:=[REF.H16]/[ductus.H16]" office:value-type="percentage" office:value="0.81244026174546">
            <text:p>81,24%</text:p>
          </table:table-cell>
          <table:table-cell table:style-name="ce14" table:formula="of:=[REF.I16]/[ductus.I16]" office:value-type="percentage" office:value="1.56020091594032">
            <text:p>156,02%</text:p>
          </table:table-cell>
          <table:table-cell table:style-name="ce14" table:formula="of:=[REF.J16]/[ductus.J16]" office:value-type="percentage" office:value="0.149090449999451">
            <text:p>14,91%</text:p>
          </table:table-cell>
          <table:table-cell table:style-name="ce2" office:value-type="float" office:value="20">
            <text:p>20</text:p>
          </table:table-cell>
          <table:table-cell table:number-columns-repeated="1013"/>
        </table:table-row>
        <table:table-row table:style-name="ro1">
          <table:table-cell table:style-name="ce11" office:value-type="string">
            <text:p>spearfish_15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14" table:formula="of:=[REF.D17]/[ductus.D17]" office:value-type="percentage" office:value="1.06789813185893">
            <text:p>106,79%</text:p>
          </table:table-cell>
          <table:table-cell table:style-name="ce14" table:formula="of:=[REF.E17]/[ductus.E17]" office:value-type="percentage" office:value="1.08952543822146">
            <text:p>108,95%</text:p>
          </table:table-cell>
          <table:table-cell table:style-name="ce14" table:formula="of:=[REF.F17]/[ductus.F17]" office:value-type="percentage" office:value="0.155402072027627">
            <text:p>15,54%</text:p>
          </table:table-cell>
          <table:table-cell table:style-name="ce14" table:formula="of:=[REF.G17]/[ductus.G17]" office:value-type="percentage" office:value="1.00164764034365">
            <text:p>100,16%</text:p>
          </table:table-cell>
          <table:table-cell table:style-name="ce17" table:formula="of:=[REF.H17]/[ductus.H17]" office:value-type="percentage" office:value="0.807153084357475">
            <text:p>80,72%</text:p>
          </table:table-cell>
          <table:table-cell table:style-name="ce14" table:formula="of:=[REF.I17]/[ductus.I17]" office:value-type="percentage" office:value="1.47953336062219">
            <text:p>147,95%</text:p>
          </table:table-cell>
          <table:table-cell table:style-name="ce14" table:formula="of:=[REF.J17]/[ductus.J17]" office:value-type="percentage" office:value="0.134153551729771">
            <text:p>13,42%</text:p>
          </table:table-cell>
          <table:table-cell table:style-name="ce2" office:value-type="float" office:value="40">
            <text:p>40</text:p>
          </table:table-cell>
          <table:table-cell table:number-columns-repeated="1013"/>
        </table:table-row>
        <table:table-row table:style-name="ro1">
          <table:table-cell table:style-name="ce11" office:value-type="string">
            <text:p>spearfish_15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14" table:formula="of:=[REF.D18]/[ductus.D18]" office:value-type="percentage" office:value="0.664437184071015">
            <text:p>66,44%</text:p>
          </table:table-cell>
          <table:table-cell table:style-name="ce14" table:formula="of:=[REF.E18]/[ductus.E18]" office:value-type="percentage" office:value="0.665796142910125">
            <text:p>66,58%</text:p>
          </table:table-cell>
          <table:table-cell table:style-name="ce14" table:formula="of:=[REF.F18]/[ductus.F18]" office:value-type="percentage" office:value="0.401302094866912">
            <text:p>40,13%</text:p>
          </table:table-cell>
          <table:table-cell table:style-name="ce14" table:formula="of:=[REF.G18]/[ductus.G18]" office:value-type="percentage" office:value="0.642388164230062">
            <text:p>64,24%</text:p>
          </table:table-cell>
          <table:table-cell table:style-name="ce17" table:formula="of:=[REF.H18]/[ductus.H18]" office:value-type="percentage" office:value="0.597388016954978">
            <text:p>59,74%</text:p>
          </table:table-cell>
          <table:table-cell table:style-name="ce14" table:formula="of:=[REF.I18]/[ductus.I18]" office:value-type="percentage" office:value="1.45877174884808">
            <text:p>145,88%</text:p>
          </table:table-cell>
          <table:table-cell table:style-name="ce14" table:formula="of:=[REF.J18]/[ductus.J18]" office:value-type="percentage" office:value="0.330639679782494">
            <text:p>33,06%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1">
          <table:table-cell table:style-name="ce11" office:value-type="string">
            <text:p>spearfish_19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14" table:formula="of:=[REF.D19]/[ductus.D19]" office:value-type="percentage" office:value="1.50007922674695">
            <text:p>150,01%</text:p>
          </table:table-cell>
          <table:table-cell table:style-name="ce14" table:formula="of:=[REF.E19]/[ductus.E19]" office:value-type="percentage" office:value="1.50277910115928">
            <text:p>150,28%</text:p>
          </table:table-cell>
          <table:table-cell table:style-name="ce14" table:formula="of:=[REF.F19]/[ductus.F19]" office:value-type="percentage" office:value="4.42307692307692">
            <text:p>442,31%</text:p>
          </table:table-cell>
          <table:table-cell table:style-name="ce14" table:formula="of:=[REF.G19]/[ductus.G19]" office:value-type="percentage" office:value="1.50325551850087">
            <text:p>150,33%</text:p>
          </table:table-cell>
          <table:table-cell table:style-name="ce17" table:formula="of:=[REF.H19]/[ductus.H19]" office:value-type="percentage" office:value="1.52669711765632">
            <text:p>152,67%</text:p>
          </table:table-cell>
          <table:table-cell table:style-name="ce14" table:formula="of:=[REF.I19]/[ductus.I19]" office:value-type="percentage" office:value="1.48561381074169">
            <text:p>148,56%</text:p>
          </table:table-cell>
          <table:table-cell table:style-name="ce14" table:formula="of:=[REF.J19]/[ductus.J19]" office:value-type="percentage" office:value="0.793667583386221">
            <text:p>79,37%</text:p>
          </table:table-cell>
          <table:table-cell table:style-name="ce2" office:value-type="float" office:value="20">
            <text:p>20</text:p>
          </table:table-cell>
          <table:table-cell table:number-columns-repeated="1013"/>
        </table:table-row>
        <table:table-row table:style-name="ro1">
          <table:table-cell table:style-name="ce11" office:value-type="string">
            <text:p>spearfish_19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14" table:formula="of:=[REF.D20]/[ductus.D20]" office:value-type="percentage" office:value="1.05032510911196">
            <text:p>105,03%</text:p>
          </table:table-cell>
          <table:table-cell table:style-name="ce14" table:formula="of:=[REF.E20]/[ductus.E20]" office:value-type="percentage" office:value="1.05382208314707">
            <text:p>105,38%</text:p>
          </table:table-cell>
          <table:table-cell table:style-name="ce14" table:formula="of:=[REF.F20]/[ductus.F20]" office:value-type="percentage" office:value="0.628205128205128">
            <text:p>62,82%</text:p>
          </table:table-cell>
          <table:table-cell table:style-name="ce14" table:formula="of:=[REF.G20]/[ductus.G20]" office:value-type="percentage" office:value="1.03946792683994">
            <text:p>103,95%</text:p>
          </table:table-cell>
          <table:table-cell table:style-name="ce17" table:formula="of:=[REF.H20]/[ductus.H20]" office:value-type="percentage" office:value="0.980184842883549">
            <text:p>98,02%</text:p>
          </table:table-cell>
          <table:table-cell table:style-name="ce14" table:formula="of:=[REF.I20]/[ductus.I20]" office:value-type="percentage" office:value="1.43691205017172">
            <text:p>143,69%</text:p>
          </table:table-cell>
          <table:table-cell table:style-name="ce14" table:formula="of:=[REF.J20]/[ductus.J20]" office:value-type="percentage" office:value="0.294683783570922">
            <text:p>29,47%</text:p>
          </table:table-cell>
          <table:table-cell table:style-name="ce2" office:value-type="float" office:value="40">
            <text:p>40</text:p>
          </table:table-cell>
          <table:table-cell table:number-columns-repeated="1013"/>
        </table:table-row>
        <table:table-row table:style-name="ro1">
          <table:table-cell table:style-name="ce11" office:value-type="string">
            <text:p>spearfish_19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14" table:formula="of:=[REF.D21]/[ductus.D21]" office:value-type="percentage" office:value="0.708111924491843">
            <text:p>70,81%</text:p>
          </table:table-cell>
          <table:table-cell table:style-name="ce14" table:formula="of:=[REF.E21]/[ductus.E21]" office:value-type="percentage" office:value="0.708824952544013">
            <text:p>70,88%</text:p>
          </table:table-cell>
          <table:table-cell table:style-name="ce14" table:formula="of:=[REF.F21]/[ductus.F21]" office:value-type="percentage" office:value="0.742842876165113">
            <text:p>74,28%</text:p>
          </table:table-cell>
          <table:table-cell table:style-name="ce14" table:formula="of:=[REF.G21]/[ductus.G21]" office:value-type="percentage" office:value="0.710471831753296">
            <text:p>71,05%</text:p>
          </table:table-cell>
          <table:table-cell table:style-name="ce17" table:formula="of:=[REF.H21]/[ductus.H21]" office:value-type="percentage" office:value="0.715041825095057">
            <text:p>71,50%</text:p>
          </table:table-cell>
          <table:table-cell table:style-name="ce14" table:formula="of:=[REF.I21]/[ductus.I21]" office:value-type="percentage" office:value="1.49775353016688">
            <text:p>149,78%</text:p>
          </table:table-cell>
          <table:table-cell table:style-name="ce14" table:formula="of:=[REF.J21]/[ductus.J21]" office:value-type="percentage" office:value="0.352915528365001">
            <text:p>35,29%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1">
          <table:table-cell table:style-name="ce11" office:value-type="string">
            <text:p>topp:states_06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14" table:formula="of:=[REF.D22]/[ductus.D22]" office:value-type="percentage" office:value="0.962886761098362">
            <text:p>96,29%</text:p>
          </table:table-cell>
          <table:table-cell table:style-name="ce14" table:formula="of:=[REF.E22]/[ductus.E22]" office:value-type="percentage" office:value="0.962504954419342">
            <text:p>96,25%</text:p>
          </table:table-cell>
          <table:table-cell table:style-name="ce14" table:formula="of:=[REF.F22]/[ductus.F22]" office:value-type="percentage" office:value="3.52325581395349">
            <text:p>352,33%</text:p>
          </table:table-cell>
          <table:table-cell table:style-name="ce14" table:formula="of:=[REF.G22]/[ductus.G22]" office:value-type="percentage" office:value="0.962822037257233">
            <text:p>96,28%</text:p>
          </table:table-cell>
          <table:table-cell table:style-name="ce17" table:formula="of:=[REF.H22]/[ductus.H22]" office:value-type="percentage" office:value="0.979766965832152">
            <text:p>97,98%</text:p>
          </table:table-cell>
          <table:table-cell table:style-name="ce14" table:formula="of:=[REF.I22]/[ductus.I22]" office:value-type="percentage" office:value="0.960506288552431">
            <text:p>96,05%</text:p>
          </table:table-cell>
          <table:table-cell table:style-name="ce14" table:formula="of:=[REF.J22]/[ductus.J22]" office:value-type="percentage" office:value="1.05038989466004">
            <text:p>105,04%</text:p>
          </table:table-cell>
          <table:table-cell table:style-name="ce2" office:value-type="float" office:value="20">
            <text:p>20</text:p>
          </table:table-cell>
          <table:table-cell table:number-columns-repeated="1013"/>
        </table:table-row>
        <table:table-row table:style-name="ro1">
          <table:table-cell table:style-name="ce11" office:value-type="string">
            <text:p>topp:states_06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14" table:formula="of:=[REF.D23]/[ductus.D23]" office:value-type="percentage" office:value="0.718623481781376">
            <text:p>71,86%</text:p>
          </table:table-cell>
          <table:table-cell table:style-name="ce14" table:formula="of:=[REF.E23]/[ductus.E23]" office:value-type="percentage" office:value="0.719325153374233">
            <text:p>71,93%</text:p>
          </table:table-cell>
          <table:table-cell table:style-name="ce14" table:formula="of:=[REF.F23]/[ductus.F23]" office:value-type="percentage" office:value="0.372035725284878">
            <text:p>37,20%</text:p>
          </table:table-cell>
          <table:table-cell table:style-name="ce14" table:formula="of:=[REF.G23]/[ductus.G23]" office:value-type="percentage" office:value="0.712666699233061">
            <text:p>71,27%</text:p>
          </table:table-cell>
          <table:table-cell table:style-name="ce17" table:formula="of:=[REF.H23]/[ductus.H23]" office:value-type="percentage" office:value="0.671284849518288">
            <text:p>67,13%</text:p>
          </table:table-cell>
          <table:table-cell table:style-name="ce14" table:formula="of:=[REF.I23]/[ductus.I23]" office:value-type="percentage" office:value="0.81392686376187">
            <text:p>81,39%</text:p>
          </table:table-cell>
          <table:table-cell table:style-name="ce14" table:formula="of:=[REF.J23]/[ductus.J23]" office:value-type="percentage" office:value="0.497475083056478">
            <text:p>49,75%</text:p>
          </table:table-cell>
          <table:table-cell table:style-name="ce2" office:value-type="float" office:value="40">
            <text:p>40</text:p>
          </table:table-cell>
          <table:table-cell table:number-columns-repeated="1013"/>
        </table:table-row>
        <table:table-row table:style-name="ro1">
          <table:table-cell table:style-name="ce11" office:value-type="string">
            <text:p>topp:states_06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14" table:formula="of:=[REF.D24]/[ductus.D24]" office:value-type="percentage" office:value="0.565102045565614">
            <text:p>56,51%</text:p>
          </table:table-cell>
          <table:table-cell table:style-name="ce14" table:formula="of:=[REF.E24]/[ductus.E24]" office:value-type="percentage" office:value="0.565315630095504">
            <text:p>56,53%</text:p>
          </table:table-cell>
          <table:table-cell table:style-name="ce14" table:formula="of:=[REF.F24]/[ductus.F24]" office:value-type="percentage" office:value="0.476892163429337">
            <text:p>47,69%</text:p>
          </table:table-cell>
          <table:table-cell table:style-name="ce14" table:formula="of:=[REF.G24]/[ductus.G24]" office:value-type="percentage" office:value="0.561897161099077">
            <text:p>56,19%</text:p>
          </table:table-cell>
          <table:table-cell table:style-name="ce17" table:formula="of:=[REF.H24]/[ductus.H24]" office:value-type="percentage" office:value="0.550050107924761">
            <text:p>55,01%</text:p>
          </table:table-cell>
          <table:table-cell table:style-name="ce14" table:formula="of:=[REF.I24]/[ductus.I24]" office:value-type="percentage" office:value="1.03972323972324">
            <text:p>103,97%</text:p>
          </table:table-cell>
          <table:table-cell table:style-name="ce14" table:formula="of:=[REF.J24]/[ductus.J24]" office:value-type="percentage" office:value="0.418432514950771">
            <text:p>41,84%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1">
          <table:table-cell table:style-name="ce11" office:value-type="string">
            <text:p>topp:states_07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14" table:formula="of:=[REF.D25]/[ductus.D25]" office:value-type="percentage" office:value="0.924704781947854">
            <text:p>92,47%</text:p>
          </table:table-cell>
          <table:table-cell table:style-name="ce14" table:formula="of:=[REF.E25]/[ductus.E25]" office:value-type="percentage" office:value="0.927599155127904">
            <text:p>92,76%</text:p>
          </table:table-cell>
          <table:table-cell table:style-name="ce14" table:formula="of:=[REF.F25]/[ductus.F25]" office:value-type="percentage" office:value="1.56441717791411">
            <text:p>156,44%</text:p>
          </table:table-cell>
          <table:table-cell table:style-name="ce14" table:formula="of:=[REF.G25]/[ductus.G25]" office:value-type="percentage" office:value="0.927959638624897">
            <text:p>92,80%</text:p>
          </table:table-cell>
          <table:table-cell table:style-name="ce17" table:formula="of:=[REF.H25]/[ductus.H25]" office:value-type="percentage" office:value="0.939550949913644">
            <text:p>93,96%</text:p>
          </table:table-cell>
          <table:table-cell table:style-name="ce14" table:formula="of:=[REF.I25]/[ductus.I25]" office:value-type="percentage" office:value="0.92588150635644">
            <text:p>92,59%</text:p>
          </table:table-cell>
          <table:table-cell table:style-name="ce14" table:formula="of:=[REF.J25]/[ductus.J25]" office:value-type="percentage" office:value="0.520148084864018">
            <text:p>52,01%</text:p>
          </table:table-cell>
          <table:table-cell table:style-name="ce2" office:value-type="float" office:value="20">
            <text:p>20</text:p>
          </table:table-cell>
          <table:table-cell table:number-columns-repeated="1013"/>
        </table:table-row>
        <table:table-row table:style-name="ro1">
          <table:table-cell table:style-name="ce11" office:value-type="string">
            <text:p>topp:states_07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14" table:formula="of:=[REF.D26]/[ductus.D26]" office:value-type="percentage" office:value="0.74090184138031">
            <text:p>74,09%</text:p>
          </table:table-cell>
          <table:table-cell table:style-name="ce14" table:formula="of:=[REF.E26]/[ductus.E26]" office:value-type="percentage" office:value="0.742240314021952">
            <text:p>74,22%</text:p>
          </table:table-cell>
          <table:table-cell table:style-name="ce14" table:formula="of:=[REF.F26]/[ductus.F26]" office:value-type="percentage" office:value="0.499032258064516">
            <text:p>49,90%</text:p>
          </table:table-cell>
          <table:table-cell table:style-name="ce14" table:formula="of:=[REF.G26]/[ductus.G26]" office:value-type="percentage" office:value="0.732378386044533">
            <text:p>73,24%</text:p>
          </table:table-cell>
          <table:table-cell table:style-name="ce17" table:formula="of:=[REF.H26]/[ductus.H26]" office:value-type="percentage" office:value="0.697514385715133">
            <text:p>69,75%</text:p>
          </table:table-cell>
          <table:table-cell table:style-name="ce14" table:formula="of:=[REF.I26]/[ductus.I26]" office:value-type="percentage" office:value="0.883519206939281">
            <text:p>88,35%</text:p>
          </table:table-cell>
          <table:table-cell table:style-name="ce14" table:formula="of:=[REF.J26]/[ductus.J26]" office:value-type="percentage" office:value="0.493485342019544">
            <text:p>49,35%</text:p>
          </table:table-cell>
          <table:table-cell table:style-name="ce2" office:value-type="float" office:value="40">
            <text:p>40</text:p>
          </table:table-cell>
          <table:table-cell table:number-columns-repeated="1013"/>
        </table:table-row>
        <table:table-row table:style-name="ro1">
          <table:table-cell table:style-name="ce11" office:value-type="string">
            <text:p>topp:states_07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14" table:formula="of:=[REF.D27]/[ductus.D27]" office:value-type="percentage" office:value="0.572433089128594">
            <text:p>57,24%</text:p>
          </table:table-cell>
          <table:table-cell table:style-name="ce14" table:formula="of:=[REF.E27]/[ductus.E27]" office:value-type="percentage" office:value="0.573384002361275">
            <text:p>57,34%</text:p>
          </table:table-cell>
          <table:table-cell table:style-name="ce14" table:formula="of:=[REF.F27]/[ductus.F27]" office:value-type="percentage" office:value="0.359037218631602">
            <text:p>35,90%</text:p>
          </table:table-cell>
          <table:table-cell table:style-name="ce14" table:formula="of:=[REF.G27]/[ductus.G27]" office:value-type="percentage" office:value="0.555917480998914">
            <text:p>55,59%</text:p>
          </table:table-cell>
          <table:table-cell table:style-name="ce17" table:formula="of:=[REF.H27]/[ductus.H27]" office:value-type="percentage" office:value="0.520067631243417">
            <text:p>52,01%</text:p>
          </table:table-cell>
          <table:table-cell table:style-name="ce14" table:formula="of:=[REF.I27]/[ductus.I27]" office:value-type="percentage" office:value="0.969741697416974">
            <text:p>96,97%</text:p>
          </table:table-cell>
          <table:table-cell table:style-name="ce14" table:formula="of:=[REF.J27]/[ductus.J27]" office:value-type="percentage" office:value="0.318994349800037">
            <text:p>31,90%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7"/>
          <table:table-cell table:number-columns-repeated="1016"/>
        </table:table-row>
        <table:table-row table:style-name="ro2">
          <table:table-cell table:style-name="ce3" office:value-type="string" table:number-columns-spanned="1" table:number-rows-spanned="3">
            <text:p>score small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5" table:formula="of:=[REF.D29]/[ductus.D29]" office:value-type="percentage" office:value="1.69597353805946">
            <text:p>169,60%</text:p>
          </table:table-cell>
          <table:table-cell table:style-name="ce15" table:formula="of:=[REF.E29]/[ductus.E29]" office:value-type="percentage" office:value="1.70119489231386">
            <text:p>170,12%</text:p>
          </table:table-cell>
          <table:table-cell table:style-name="ce15" table:formula="of:=[REF.F29]/[ductus.F29]" office:value-type="percentage" office:value="0.537861806841439">
            <text:p>53,79%</text:p>
          </table:table-cell>
          <table:table-cell table:style-name="ce15" table:formula="of:=[REF.G29]/[ductus.G29]" office:value-type="percentage" office:value="1.68589413602825">
            <text:p>168,59%</text:p>
          </table:table-cell>
          <table:table-cell table:style-name="ce17" table:formula="of:=[REF.H29]/[ductus.H29]" office:value-type="percentage" office:value="1.64921614126436">
            <text:p>164,92%</text:p>
          </table:table-cell>
          <table:table-cell table:style-name="ce15" table:formula="of:=[REF.I29]/[ductus.I29]" office:value-type="percentage" office:value="1.72586354834323">
            <text:p>172,59%</text:p>
          </table:table-cell>
          <table:table-cell table:style-name="ce15" table:formula="of:=[REF.J29]/[ductus.J29]" office:value-type="percentage" office:value="0.96938199517885">
            <text:p>96,94%</text:p>
          </table:table-cell>
          <table:table-cell table:style-name="ce19"/>
          <table:table-cell table:number-columns-repeated="1013"/>
        </table:table-row>
        <table:table-row table:style-name="ro2">
          <table:covered-table-cell table:style-name="ce3" office:value-type="string">
            <text:p>score</text:p>
          </table:covered-table-cell>
          <table:table-cell table:style-name="ce1" office:value-type="float" office:value="2">
            <text:p>2</text:p>
          </table:table-cell>
          <table:table-cell table:style-name="ce3" office:value-type="float" office:value="40">
            <text:p>40</text:p>
          </table:table-cell>
          <table:table-cell table:style-name="ce15" table:formula="of:=[REF.D30]/[ductus.D30]" office:value-type="percentage" office:value="1.2156164734551">
            <text:p>121,56%</text:p>
          </table:table-cell>
          <table:table-cell table:style-name="ce15" table:formula="of:=[REF.E30]/[ductus.E30]" office:value-type="percentage" office:value="1.22147538827449">
            <text:p>122,15%</text:p>
          </table:table-cell>
          <table:table-cell table:style-name="ce15" table:formula="of:=[REF.F30]/[ductus.F30]" office:value-type="percentage" office:value="0.266496006553348">
            <text:p>26,65%</text:p>
          </table:table-cell>
          <table:table-cell table:style-name="ce15" table:formula="of:=[REF.G30]/[ductus.G30]" office:value-type="percentage" office:value="1.20763015793534">
            <text:p>120,76%</text:p>
          </table:table-cell>
          <table:table-cell table:style-name="ce17" table:formula="of:=[REF.H30]/[ductus.H30]" office:value-type="percentage" office:value="1.10878107961796">
            <text:p>110,88%</text:p>
          </table:table-cell>
          <table:table-cell table:style-name="ce15" table:formula="of:=[REF.I30]/[ductus.I30]" office:value-type="percentage" office:value="1.47178430016095">
            <text:p>147,18%</text:p>
          </table:table-cell>
          <table:table-cell table:style-name="ce15" table:formula="of:=[REF.J30]/[ductus.J30]" office:value-type="percentage" office:value="0.540037751591226">
            <text:p>54,00%</text:p>
          </table:table-cell>
          <table:table-cell table:style-name="ce19"/>
          <table:table-cell table:number-columns-repeated="1013"/>
        </table:table-row>
        <table:table-row table:style-name="ro2">
          <table:covered-table-cell table:style-name="ce3" office:value-type="string">
            <text:p>score</text:p>
          </table:covered-table-cell>
          <table:table-cell table:style-name="ce1" office:value-type="float" office:value="4">
            <text:p>4</text:p>
          </table:table-cell>
          <table:table-cell table:style-name="ce3" office:value-type="float" office:value="80">
            <text:p>80</text:p>
          </table:table-cell>
          <table:table-cell table:style-name="ce15" table:formula="of:=[REF.D31]/[ductus.D31]" office:value-type="percentage" office:value="0.882194765894319">
            <text:p>88,22%</text:p>
          </table:table-cell>
          <table:table-cell table:style-name="ce15" table:formula="of:=[REF.E31]/[ductus.E31]" office:value-type="percentage" office:value="0.882487581629693">
            <text:p>88,25%</text:p>
          </table:table-cell>
          <table:table-cell table:style-name="ce15" table:formula="of:=[REF.F31]/[ductus.F31]" office:value-type="percentage" office:value="0.646609218049473">
            <text:p>64,66%</text:p>
          </table:table-cell>
          <table:table-cell table:style-name="ce15" table:formula="of:=[REF.G31]/[ductus.G31]" office:value-type="percentage" office:value="0.876096768812042">
            <text:p>87,61%</text:p>
          </table:table-cell>
          <table:table-cell table:style-name="ce17" table:formula="of:=[REF.H31]/[ductus.H31]" office:value-type="percentage" office:value="0.850083400492946">
            <text:p>85,01%</text:p>
          </table:table-cell>
          <table:table-cell table:style-name="ce15" table:formula="of:=[REF.I31]/[ductus.I31]" office:value-type="percentage" office:value="1.35545247267867">
            <text:p>135,55%</text:p>
          </table:table-cell>
          <table:table-cell table:style-name="ce15" table:formula="of:=[REF.J31]/[ductus.J31]" office:value-type="percentage" office:value="0.663302045223749">
            <text:p>66,33%</text:p>
          </table:table-cell>
          <table:table-cell table:style-name="ce1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table:number-columns-spanned="1" table:number-rows-spanned="3">
            <text:p>score big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6" table:formula="of:=[REF.D33]/[ductus.D33]" office:value-type="percentage" office:value="2.54593862308467">
            <text:p>254,59%</text:p>
          </table:table-cell>
          <table:table-cell table:style-name="ce16" table:formula="of:=[REF.E33]/[ductus.E33]" office:value-type="percentage" office:value="2.54444858964169">
            <text:p>254,44%</text:p>
          </table:table-cell>
          <table:table-cell table:style-name="ce16" table:formula="of:=[REF.F33]/[ductus.F33]" office:value-type="percentage" office:value="4.75587703435805">
            <text:p>475,59%</text:p>
          </table:table-cell>
          <table:table-cell table:style-name="ce16" table:formula="of:=[REF.G33]/[ductus.G33]" office:value-type="percentage" office:value="2.54447759386398">
            <text:p>254,45%</text:p>
          </table:table-cell>
          <table:table-cell table:style-name="ce18" table:formula="of:=[REF.H33]/[ductus.H33]" office:value-type="percentage" office:value="2.55104093668129">
            <text:p>255,10%</text:p>
          </table:table-cell>
          <table:table-cell table:style-name="ce16" table:formula="of:=[REF.I33]/[ductus.I33]" office:value-type="percentage" office:value="2.53085768266067">
            <text:p>253,09%</text:p>
          </table:table-cell>
          <table:table-cell table:style-name="ce16" table:formula="of:=[REF.J33]/[ductus.J33]" office:value-type="percentage" office:value="2.59483722297438">
            <text:p>259,48%</text:p>
          </table:table-cell>
          <table:table-cell table:number-columns-repeated="1014"/>
        </table:table-row>
        <table:table-row table:style-name="ro2">
          <table:covered-table-cell table:style-name="ce3"/>
          <table:table-cell table:style-name="ce1" office:value-type="float" office:value="2">
            <text:p>2</text:p>
          </table:table-cell>
          <table:table-cell table:style-name="ce3" office:value-type="float" office:value="40">
            <text:p>40</text:p>
          </table:table-cell>
          <table:table-cell table:style-name="ce16" table:formula="of:=[REF.D34]/[ductus.D34]" office:value-type="percentage" office:value="2.26248212179939">
            <text:p>226,25%</text:p>
          </table:table-cell>
          <table:table-cell table:style-name="ce16" table:formula="of:=[REF.E34]/[ductus.E34]" office:value-type="percentage" office:value="2.26376670782572">
            <text:p>226,38%</text:p>
          </table:table-cell>
          <table:table-cell table:style-name="ce16" table:formula="of:=[REF.F34]/[ductus.F34]" office:value-type="percentage" office:value="2.87784808370105">
            <text:p>287,78%</text:p>
          </table:table-cell>
          <table:table-cell table:style-name="ce16" table:formula="of:=[REF.G34]/[ductus.G34]" office:value-type="percentage" office:value="2.26559466618553">
            <text:p>226,56%</text:p>
          </table:table-cell>
          <table:table-cell table:style-name="ce18" table:formula="of:=[REF.H34]/[ductus.H34]" office:value-type="percentage" office:value="2.29370890544887">
            <text:p>229,37%</text:p>
          </table:table-cell>
          <table:table-cell table:style-name="ce16" table:formula="of:=[REF.I34]/[ductus.I34]" office:value-type="percentage" office:value="2.02446853757359">
            <text:p>202,45%</text:p>
          </table:table-cell>
          <table:table-cell table:style-name="ce16" table:formula="of:=[REF.J34]/[ductus.J34]" office:value-type="percentage" office:value="2.40015730819247">
            <text:p>240,02%</text:p>
          </table:table-cell>
          <table:table-cell table:number-columns-repeated="1014"/>
        </table:table-row>
        <table:table-row table:style-name="ro2">
          <table:covered-table-cell table:style-name="ce3"/>
          <table:table-cell table:style-name="ce1" office:value-type="float" office:value="4">
            <text:p>4</text:p>
          </table:table-cell>
          <table:table-cell table:style-name="ce3" office:value-type="float" office:value="80">
            <text:p>80</text:p>
          </table:table-cell>
          <table:table-cell table:style-name="ce16" table:formula="of:=[REF.D35]/[ductus.D35]" office:value-type="percentage" office:value="1.01250877091934">
            <text:p>101,25%</text:p>
          </table:table-cell>
          <table:table-cell table:style-name="ce16" table:formula="of:=[REF.E35]/[ductus.E35]" office:value-type="percentage" office:value="1.01211877634939">
            <text:p>101,21%</text:p>
          </table:table-cell>
          <table:table-cell table:style-name="ce16" table:formula="of:=[REF.F35]/[ductus.F35]" office:value-type="percentage" office:value="0.642605422818574">
            <text:p>64,26%</text:p>
          </table:table-cell>
          <table:table-cell table:style-name="ce16" table:formula="of:=[REF.G35]/[ductus.G35]" office:value-type="percentage" office:value="1.00973737879871">
            <text:p>100,97%</text:p>
          </table:table-cell>
          <table:table-cell table:style-name="ce18" table:formula="of:=[REF.H35]/[ductus.H35]" office:value-type="percentage" office:value="0.981891802752991">
            <text:p>98,19%</text:p>
          </table:table-cell>
          <table:table-cell table:style-name="ce16" table:formula="of:=[REF.I35]/[ductus.I35]" office:value-type="percentage" office:value="1.13024829594821">
            <text:p>113,02%</text:p>
          </table:table-cell>
          <table:table-cell table:style-name="ce16" table:formula="of:=[REF.J35]/[ductus.J35]" office:value-type="percentage" office:value="0.97069066131882">
            <text:p>97,07%</text:p>
          </table:table-cell>
          <table:table-cell table:number-columns-repeated="101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f_Patch" table:style-name="ta1" table:print="false">
        <table:shapes>
          <draw:frame draw:z-index="0" draw:style-name="gr1" svg:width="22.1cm" svg:height="13.55cm" svg:x="0cm" svg:y="15.33cm">
            <draw:object draw:notify-on-update-of-ranges="ref_Patch.A4:ref_Patch.B27 ref_Patch.H3:ref_Patch.H3 ref_Patch.H4:ref_Patch.H27" xlink:href="./Object 1" xlink:type="simple" xlink:show="embed" xlink:actuate="onLoad"/>
            <draw:image xlink:href="./ObjectReplacements/Object 1" xlink:type="simple" xlink:show="embed" xlink:actuate="onLoad"/>
            <svg:title>Pisces / Marlin 0.3</svg:title>
          </draw:frame>
        </table:shapes>
        <table:table-column table:style-name="co11" table:default-cell-style-name="Default"/>
        <table:table-column table:style-name="co12" table:default-cell-style-name="ce5"/>
        <table:table-column table:style-name="co13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6" table:default-cell-style-name="ce5"/>
        <table:table-column table:style-name="co14" table:number-columns-repeated="2" table:default-cell-style-name="Default"/>
        <table:table-column table:style-name="co7" table:default-cell-style-name="Default"/>
        <table:table-column table:style-name="co9" table:number-columns-repeated="1013" table:default-cell-style-name="Default"/>
        <table:table-row table:style-name="ro2">
          <table:table-cell office:value-type="string">
            <text:p>score</text:p>
          </table:table-cell>
          <table:table-cell table:style-name="ce20" table:formula="of:=[REF.B1]/[PATCH.B1]" office:value-type="percentage" office:value="3.27584910311746">
            <text:p>327,58%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test</text:p>
          </table:table-cell>
          <table:table-cell table:style-name="ce1" office:value-type="string">
            <text:p>threads</text:p>
          </table:table-cell>
          <table:table-cell table:style-name="ce1" office:value-type="string">
            <text:p>ops</text:p>
          </table:table-cell>
          <table:table-cell table:style-name="ce1" office:value-type="string">
            <text:p>Tavg</text:p>
          </table:table-cell>
          <table:table-cell table:style-name="ce1" office:value-type="string">
            <text:p>Tmed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rms</text:p>
          </table:table-cell>
          <table:table-cell table:style-name="ce1" office:value-type="string">
            <text:p>Med+Stddev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TotalOps</text:p>
          </table:table-cell>
          <table:table-cell table:style-name="ce5" table:number-columns-repeated="1013"/>
        </table:table-row>
        <table:table-row table:style-name="ro2">
          <table:table-cell table:style-name="ce11" office:value-type="string">
            <text:p>boulder_17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14" table:formula="of:=([REF.D4])/[PATCH.D4]" office:value-type="percentage" office:value="1.69461277153961">
            <text:p>169,46%</text:p>
          </table:table-cell>
          <table:table-cell table:style-name="ce14" table:formula="of:=([REF.E4])/[PATCH.E4]" office:value-type="percentage" office:value="1.69252237607474">
            <text:p>169,25%</text:p>
          </table:table-cell>
          <table:table-cell table:style-name="ce14" table:formula="of:=([REF.F4])/[PATCH.F4]" office:value-type="percentage" office:value="5.72887323943662">
            <text:p>572,89%</text:p>
          </table:table-cell>
          <table:table-cell table:style-name="ce14" table:formula="of:=([REF.G4])/[PATCH.G4]" office:value-type="percentage" office:value="1.69258414203038">
            <text:p>169,26%</text:p>
          </table:table-cell>
          <table:table-cell table:style-name="ce17" table:formula="of:=([REF.H4])/[PATCH.H4]" office:value-type="percentage" office:value="1.70371672428273">
            <text:p>170,37%</text:p>
          </table:table-cell>
          <table:table-cell table:style-name="ce14" table:formula="of:=([REF.I4])/[PATCH.I4]" office:value-type="percentage" office:value="1.6745145011487">
            <text:p>167,45%</text:p>
          </table:table-cell>
          <table:table-cell table:style-name="ce14" table:formula="of:=([REF.J4])/[PATCH.J4]" office:value-type="percentage" office:value="1.76204912037572">
            <text:p>176,20%</text:p>
          </table:table-cell>
          <table:table-cell table:style-name="ce2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17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14" table:formula="of:=([REF.D5])/[PATCH.D5]" office:value-type="percentage" office:value="1.67234591803808">
            <text:p>167,23%</text:p>
          </table:table-cell>
          <table:table-cell table:style-name="ce14" table:formula="of:=([REF.E5])/[PATCH.E5]" office:value-type="percentage" office:value="1.6705669986784">
            <text:p>167,06%</text:p>
          </table:table-cell>
          <table:table-cell table:style-name="ce14" table:formula="of:=([REF.F5])/[PATCH.F5]" office:value-type="percentage" office:value="0.976158940397351">
            <text:p>97,62%</text:p>
          </table:table-cell>
          <table:table-cell table:style-name="ce14" table:formula="of:=([REF.G5])/[PATCH.G5]" office:value-type="percentage" office:value="1.67039448240299">
            <text:p>167,04%</text:p>
          </table:table-cell>
          <table:table-cell table:style-name="ce17" table:formula="of:=([REF.H5])/[PATCH.H5]" office:value-type="percentage" office:value="1.65811945519441">
            <text:p>165,81%</text:p>
          </table:table-cell>
          <table:table-cell table:style-name="ce14" table:formula="of:=([REF.I5])/[PATCH.I5]" office:value-type="percentage" office:value="1.9044108624449">
            <text:p>190,44%</text:p>
          </table:table-cell>
          <table:table-cell table:style-name="ce14" table:formula="of:=([REF.J5])/[PATCH.J5]" office:value-type="percentage" office:value="1.6461781173632">
            <text:p>164,62%</text:p>
          </table:table-cell>
          <table:table-cell table:style-name="ce2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17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14" table:formula="of:=([REF.D6])/[PATCH.D6]" office:value-type="percentage" office:value="1.72872615776689">
            <text:p>172,87%</text:p>
          </table:table-cell>
          <table:table-cell table:style-name="ce14" table:formula="of:=([REF.E6])/[PATCH.E6]" office:value-type="percentage" office:value="1.73395315394487">
            <text:p>173,40%</text:p>
          </table:table-cell>
          <table:table-cell table:style-name="ce14" table:formula="of:=([REF.F6])/[PATCH.F6]" office:value-type="percentage" office:value="0.872979356461458">
            <text:p>87,30%</text:p>
          </table:table-cell>
          <table:table-cell table:style-name="ce14" table:formula="of:=([REF.G6])/[PATCH.G6]" office:value-type="percentage" office:value="1.71716031738209">
            <text:p>171,72%</text:p>
          </table:table-cell>
          <table:table-cell table:style-name="ce17" table:formula="of:=([REF.H6])/[PATCH.H6]" office:value-type="percentage" office:value="1.61341921631777">
            <text:p>161,34%</text:p>
          </table:table-cell>
          <table:table-cell table:style-name="ce14" table:formula="of:=([REF.I6])/[PATCH.I6]" office:value-type="percentage" office:value="1.53919388812732">
            <text:p>153,92%</text:p>
          </table:table-cell>
          <table:table-cell table:style-name="ce14" table:formula="of:=([REF.J6])/[PATCH.J6]" office:value-type="percentage" office:value="1.27430369328644">
            <text:p>127,43%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20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14" table:formula="of:=([REF.D7])/[PATCH.D7]" office:value-type="percentage" office:value="1.77927601277855">
            <text:p>177,93%</text:p>
          </table:table-cell>
          <table:table-cell table:style-name="ce14" table:formula="of:=([REF.E7])/[PATCH.E7]" office:value-type="percentage" office:value="1.77971753628874">
            <text:p>177,97%</text:p>
          </table:table-cell>
          <table:table-cell table:style-name="ce14" table:formula="of:=([REF.F7])/[PATCH.F7]" office:value-type="percentage" office:value="2.12809315866084">
            <text:p>212,81%</text:p>
          </table:table-cell>
          <table:table-cell table:style-name="ce14" table:formula="of:=([REF.G7])/[PATCH.G7]" office:value-type="percentage" office:value="1.77977836618613">
            <text:p>177,98%</text:p>
          </table:table-cell>
          <table:table-cell table:style-name="ce17" table:formula="of:=([REF.H7])/[PATCH.H7]" office:value-type="percentage" office:value="1.78434977838853">
            <text:p>178,43%</text:p>
          </table:table-cell>
          <table:table-cell table:style-name="ce14" table:formula="of:=([REF.I7])/[PATCH.I7]" office:value-type="percentage" office:value="1.77364495275982">
            <text:p>177,36%</text:p>
          </table:table-cell>
          <table:table-cell table:style-name="ce14" table:formula="of:=([REF.J7])/[PATCH.J7]" office:value-type="percentage" office:value="1.70443340954558">
            <text:p>170,44%</text:p>
          </table:table-cell>
          <table:table-cell table:style-name="ce2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20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14" table:formula="of:=([REF.D8])/[PATCH.D8]" office:value-type="percentage" office:value="1.79363996405631">
            <text:p>179,36%</text:p>
          </table:table-cell>
          <table:table-cell table:style-name="ce14" table:formula="of:=([REF.E8])/[PATCH.E8]" office:value-type="percentage" office:value="1.79251847905707">
            <text:p>179,25%</text:p>
          </table:table-cell>
          <table:table-cell table:style-name="ce14" table:formula="of:=([REF.F8])/[PATCH.F8]" office:value-type="percentage" office:value="3.59589867310012">
            <text:p>359,59%</text:p>
          </table:table-cell>
          <table:table-cell table:style-name="ce14" table:formula="of:=([REF.G8])/[PATCH.G8]" office:value-type="percentage" office:value="1.79305178699249">
            <text:p>179,31%</text:p>
          </table:table-cell>
          <table:table-cell table:style-name="ce17" table:formula="of:=([REF.H8])/[PATCH.H8]" office:value-type="percentage" office:value="1.81708158171308">
            <text:p>181,71%</text:p>
          </table:table-cell>
          <table:table-cell table:style-name="ce14" table:formula="of:=([REF.I8])/[PATCH.I8]" office:value-type="percentage" office:value="1.77920437083831">
            <text:p>177,92%</text:p>
          </table:table-cell>
          <table:table-cell table:style-name="ce14" table:formula="of:=([REF.J8])/[PATCH.J8]" office:value-type="percentage" office:value="1.86224596689713">
            <text:p>186,22%</text:p>
          </table:table-cell>
          <table:table-cell table:style-name="ce2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boulder_20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14" table:formula="of:=([REF.D9])/[PATCH.D9]" office:value-type="percentage" office:value="1.81128887905634">
            <text:p>181,13%</text:p>
          </table:table-cell>
          <table:table-cell table:style-name="ce14" table:formula="of:=([REF.E9])/[PATCH.E9]" office:value-type="percentage" office:value="1.81315548212253">
            <text:p>181,32%</text:p>
          </table:table-cell>
          <table:table-cell table:style-name="ce14" table:formula="of:=([REF.F9])/[PATCH.F9]" office:value-type="percentage" office:value="1.57256675279931">
            <text:p>157,26%</text:p>
          </table:table-cell>
          <table:table-cell table:style-name="ce14" table:formula="of:=([REF.G9])/[PATCH.G9]" office:value-type="percentage" office:value="1.80880357570437">
            <text:p>180,88%</text:p>
          </table:table-cell>
          <table:table-cell table:style-name="ce17" table:formula="of:=([REF.H9])/[PATCH.H9]" office:value-type="percentage" office:value="1.78354286118154">
            <text:p>178,35%</text:p>
          </table:table-cell>
          <table:table-cell table:style-name="ce14" table:formula="of:=([REF.I9])/[PATCH.I9]" office:value-type="percentage" office:value="2.11602113019239">
            <text:p>211,60%</text:p>
          </table:table-cell>
          <table:table-cell table:style-name="ce14" table:formula="of:=([REF.J9])/[PATCH.J9]" office:value-type="percentage" office:value="1.29357989250769">
            <text:p>129,36%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3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14" table:formula="of:=([REF.D10])/[PATCH.D10]" office:value-type="percentage" office:value="1.35594236311239">
            <text:p>135,59%</text:p>
          </table:table-cell>
          <table:table-cell table:style-name="ce14" table:formula="of:=([REF.E10])/[PATCH.E10]" office:value-type="percentage" office:value="1.35390291709904">
            <text:p>135,39%</text:p>
          </table:table-cell>
          <table:table-cell table:style-name="ce14" table:formula="of:=([REF.F10])/[PATCH.F10]" office:value-type="percentage" office:value="5.11650485436893">
            <text:p>511,65%</text:p>
          </table:table-cell>
          <table:table-cell table:style-name="ce14" table:formula="of:=([REF.G10])/[PATCH.G10]" office:value-type="percentage" office:value="1.35411045774242">
            <text:p>135,41%</text:p>
          </table:table-cell>
          <table:table-cell table:style-name="ce17" table:formula="of:=([REF.H10])/[PATCH.H10]" office:value-type="percentage" office:value="1.37169218057883">
            <text:p>137,17%</text:p>
          </table:table-cell>
          <table:table-cell table:style-name="ce14" table:formula="of:=([REF.I10])/[PATCH.I10]" office:value-type="percentage" office:value="1.34759568658305">
            <text:p>134,76%</text:p>
          </table:table-cell>
          <table:table-cell table:style-name="ce14" table:formula="of:=([REF.J10])/[PATCH.J10]" office:value-type="percentage" office:value="1.5224321001453">
            <text:p>152,24%</text:p>
          </table:table-cell>
          <table:table-cell table:style-name="ce2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shp_alllayers_43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14" table:formula="of:=([REF.D11])/[PATCH.D11]" office:value-type="percentage" office:value="1.3624017579633">
            <text:p>136,24%</text:p>
          </table:table-cell>
          <table:table-cell table:style-name="ce14" table:formula="of:=([REF.E11])/[PATCH.E11]" office:value-type="percentage" office:value="1.36151638127289">
            <text:p>136,15%</text:p>
          </table:table-cell>
          <table:table-cell table:style-name="ce14" table:formula="of:=([REF.F11])/[PATCH.F11]" office:value-type="percentage" office:value="4.34623655913978">
            <text:p>434,62%</text:p>
          </table:table-cell>
          <table:table-cell table:style-name="ce14" table:formula="of:=([REF.G11])/[PATCH.G11]" office:value-type="percentage" office:value="1.36205633747055">
            <text:p>136,21%</text:p>
          </table:table-cell>
          <table:table-cell table:style-name="ce17" table:formula="of:=([REF.H11])/[PATCH.H11]" office:value-type="percentage" office:value="1.38876792404716">
            <text:p>138,88%</text:p>
          </table:table-cell>
          <table:table-cell table:style-name="ce14" table:formula="of:=([REF.I11])/[PATCH.I11]" office:value-type="percentage" office:value="1.47586545324768">
            <text:p>147,59%</text:p>
          </table:table-cell>
          <table:table-cell table:style-name="ce14" table:formula="of:=([REF.J11])/[PATCH.J11]" office:value-type="percentage" office:value="1.40706333011134">
            <text:p>140,71%</text:p>
          </table:table-cell>
          <table:table-cell table:style-name="ce2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3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14" table:formula="of:=([REF.D12])/[PATCH.D12]" office:value-type="percentage" office:value="1.3730724726663">
            <text:p>137,31%</text:p>
          </table:table-cell>
          <table:table-cell table:style-name="ce14" table:formula="of:=([REF.E12])/[PATCH.E12]" office:value-type="percentage" office:value="1.37276672223996">
            <text:p>137,28%</text:p>
          </table:table-cell>
          <table:table-cell table:style-name="ce14" table:formula="of:=([REF.F12])/[PATCH.F12]" office:value-type="percentage" office:value="1.12523472483028">
            <text:p>112,52%</text:p>
          </table:table-cell>
          <table:table-cell table:style-name="ce14" table:formula="of:=([REF.G12])/[PATCH.G12]" office:value-type="percentage" office:value="1.36686542433401">
            <text:p>136,69%</text:p>
          </table:table-cell>
          <table:table-cell table:style-name="ce17" table:formula="of:=([REF.H12])/[PATCH.H12]" office:value-type="percentage" office:value="1.33793271624381">
            <text:p>133,79%</text:p>
          </table:table-cell>
          <table:table-cell table:style-name="ce14" table:formula="of:=([REF.I12])/[PATCH.I12]" office:value-type="percentage" office:value="1.42513259893921">
            <text:p>142,51%</text:p>
          </table:table-cell>
          <table:table-cell table:style-name="ce14" table:formula="of:=([REF.J12])/[PATCH.J12]" office:value-type="percentage" office:value="1.2950135531963">
            <text:p>129,50%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7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14" table:formula="of:=([REF.D13])/[PATCH.D13]" office:value-type="percentage" office:value="3.27589473772075">
            <text:p>327,59%</text:p>
          </table:table-cell>
          <table:table-cell table:style-name="ce14" table:formula="of:=([REF.E13])/[PATCH.E13]" office:value-type="percentage" office:value="3.28143735121725">
            <text:p>328,14%</text:p>
          </table:table-cell>
          <table:table-cell table:style-name="ce14" table:formula="of:=([REF.F13])/[PATCH.F13]" office:value-type="percentage" office:value="22.7115716753022">
            <text:p>2271,16%</text:p>
          </table:table-cell>
          <table:table-cell table:style-name="ce14" table:formula="of:=([REF.G13])/[PATCH.G13]" office:value-type="percentage" office:value="3.28148895015682">
            <text:p>328,15%</text:p>
          </table:table-cell>
          <table:table-cell table:style-name="ce17" table:formula="of:=([REF.H13])/[PATCH.H13]" office:value-type="percentage" office:value="3.29711822107526">
            <text:p>329,71%</text:p>
          </table:table-cell>
          <table:table-cell table:style-name="ce14" table:formula="of:=([REF.I13])/[PATCH.I13]" office:value-type="percentage" office:value="3.25377363890048">
            <text:p>325,38%</text:p>
          </table:table-cell>
          <table:table-cell table:style-name="ce14" table:formula="of:=([REF.J13])/[PATCH.J13]" office:value-type="percentage" office:value="3.17659960363687">
            <text:p>317,66%</text:p>
          </table:table-cell>
          <table:table-cell table:style-name="ce2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7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14" table:formula="of:=([REF.D14])/[PATCH.D14]" office:value-type="percentage" office:value="3.72768333859077">
            <text:p>372,77%</text:p>
          </table:table-cell>
          <table:table-cell table:style-name="ce14" table:formula="of:=([REF.E14])/[PATCH.E14]" office:value-type="percentage" office:value="3.71304158121064">
            <text:p>371,30%</text:p>
          </table:table-cell>
          <table:table-cell table:style-name="ce14" table:formula="of:=([REF.F14])/[PATCH.F14]" office:value-type="percentage" office:value="19.8047173414821">
            <text:p>1980,47%</text:p>
          </table:table-cell>
          <table:table-cell table:style-name="ce14" table:formula="of:=([REF.G14])/[PATCH.G14]" office:value-type="percentage" office:value="3.72063856841221">
            <text:p>372,06%</text:p>
          </table:table-cell>
          <table:table-cell table:style-name="ce17" table:formula="of:=([REF.H14])/[PATCH.H14]" office:value-type="percentage" office:value="3.907260862249">
            <text:p>390,73%</text:p>
          </table:table-cell>
          <table:table-cell table:style-name="ce14" table:formula="of:=([REF.I14])/[PATCH.I14]" office:value-type="percentage" office:value="3.480810926623">
            <text:p>348,08%</text:p>
          </table:table-cell>
          <table:table-cell table:style-name="ce14" table:formula="of:=([REF.J14])/[PATCH.J14]" office:value-type="percentage" office:value="4.63782495458825">
            <text:p>463,78%</text:p>
          </table:table-cell>
          <table:table-cell table:style-name="ce2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hp_alllayers_47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14" table:formula="of:=([REF.D15])/[PATCH.D15]" office:value-type="percentage" office:value="3.91638082747643">
            <text:p>391,64%</text:p>
          </table:table-cell>
          <table:table-cell table:style-name="ce14" table:formula="of:=([REF.E15])/[PATCH.E15]" office:value-type="percentage" office:value="3.9155706053003">
            <text:p>391,56%</text:p>
          </table:table-cell>
          <table:table-cell table:style-name="ce14" table:formula="of:=([REF.F15])/[PATCH.F15]" office:value-type="percentage" office:value="10.9380445304937">
            <text:p>1093,80%</text:p>
          </table:table-cell>
          <table:table-cell table:style-name="ce14" table:formula="of:=([REF.G15])/[PATCH.G15]" office:value-type="percentage" office:value="3.92102487434741">
            <text:p>392,10%</text:p>
          </table:table-cell>
          <table:table-cell table:style-name="ce17" table:formula="of:=([REF.H15])/[PATCH.H15]" office:value-type="percentage" office:value="4.054942732535">
            <text:p>405,49%</text:p>
          </table:table-cell>
          <table:table-cell table:style-name="ce14" table:formula="of:=([REF.I15])/[PATCH.I15]" office:value-type="percentage" office:value="3.79689048028185">
            <text:p>379,69%</text:p>
          </table:table-cell>
          <table:table-cell table:style-name="ce14" table:formula="of:=([REF.J15])/[PATCH.J15]" office:value-type="percentage" office:value="4.08512097954861">
            <text:p>408,51%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5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14" table:formula="of:=([REF.D16])/[PATCH.D16]" office:value-type="percentage" office:value="1.94719233203725">
            <text:p>194,72%</text:p>
          </table:table-cell>
          <table:table-cell table:style-name="ce14" table:formula="of:=([REF.E16])/[PATCH.E16]" office:value-type="percentage" office:value="1.95058034095031">
            <text:p>195,06%</text:p>
          </table:table-cell>
          <table:table-cell table:style-name="ce14" table:formula="of:=([REF.F16])/[PATCH.F16]" office:value-type="percentage" office:value="0.664406779661017">
            <text:p>66,44%</text:p>
          </table:table-cell>
          <table:table-cell table:style-name="ce14" table:formula="of:=([REF.G16])/[PATCH.G16]" office:value-type="percentage" office:value="1.94495661605206">
            <text:p>194,50%</text:p>
          </table:table-cell>
          <table:table-cell table:style-name="ce17" table:formula="of:=([REF.H16])/[PATCH.H16]" office:value-type="percentage" office:value="1.85511625954839">
            <text:p>185,51%</text:p>
          </table:table-cell>
          <table:table-cell table:style-name="ce14" table:formula="of:=([REF.I16])/[PATCH.I16]" office:value-type="percentage" office:value="1.94672811059908">
            <text:p>194,67%</text:p>
          </table:table-cell>
          <table:table-cell table:style-name="ce14" table:formula="of:=([REF.J16])/[PATCH.J16]" office:value-type="percentage" office:value="1.26713319337532">
            <text:p>126,71%</text:p>
          </table:table-cell>
          <table:table-cell table:style-name="ce2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5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14" table:formula="of:=([REF.D17])/[PATCH.D17]" office:value-type="percentage" office:value="1.92357024294553">
            <text:p>192,36%</text:p>
          </table:table-cell>
          <table:table-cell table:style-name="ce14" table:formula="of:=([REF.E17])/[PATCH.E17]" office:value-type="percentage" office:value="1.92346592195637">
            <text:p>192,35%</text:p>
          </table:table-cell>
          <table:table-cell table:style-name="ce14" table:formula="of:=([REF.F17])/[PATCH.F17]" office:value-type="percentage" office:value="3.78605769230769">
            <text:p>378,61%</text:p>
          </table:table-cell>
          <table:table-cell table:style-name="ce14" table:formula="of:=([REF.G17])/[PATCH.G17]" office:value-type="percentage" office:value="1.92629196529611">
            <text:p>192,63%</text:p>
          </table:table-cell>
          <table:table-cell table:style-name="ce17" table:formula="of:=([REF.H17])/[PATCH.H17]" office:value-type="percentage" office:value="1.98016831320893">
            <text:p>198,02%</text:p>
          </table:table-cell>
          <table:table-cell table:style-name="ce14" table:formula="of:=([REF.I17])/[PATCH.I17]" office:value-type="percentage" office:value="1.95925557864306">
            <text:p>195,93%</text:p>
          </table:table-cell>
          <table:table-cell table:style-name="ce14" table:formula="of:=([REF.J17])/[PATCH.J17]" office:value-type="percentage" office:value="1.85634318316379">
            <text:p>185,63%</text:p>
          </table:table-cell>
          <table:table-cell table:style-name="ce2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5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14" table:formula="of:=([REF.D18])/[PATCH.D18]" office:value-type="percentage" office:value="1.86834806725602">
            <text:p>186,83%</text:p>
          </table:table-cell>
          <table:table-cell table:style-name="ce14" table:formula="of:=([REF.E18])/[PATCH.E18]" office:value-type="percentage" office:value="1.86838681699913">
            <text:p>186,84%</text:p>
          </table:table-cell>
          <table:table-cell table:style-name="ce14" table:formula="of:=([REF.F18])/[PATCH.F18]" office:value-type="percentage" office:value="3.01029900332226">
            <text:p>301,03%</text:p>
          </table:table-cell>
          <table:table-cell table:style-name="ce14" table:formula="of:=([REF.G18])/[PATCH.G18]" office:value-type="percentage" office:value="1.89318885448916">
            <text:p>189,32%</text:p>
          </table:table-cell>
          <table:table-cell table:style-name="ce17" table:formula="of:=([REF.H18])/[PATCH.H18]" office:value-type="percentage" office:value="2.00023014959724">
            <text:p>200,02%</text:p>
          </table:table-cell>
          <table:table-cell table:style-name="ce14" table:formula="of:=([REF.I18])/[PATCH.I18]" office:value-type="percentage" office:value="1.90892728581713">
            <text:p>190,89%</text:p>
          </table:table-cell>
          <table:table-cell table:style-name="ce14" table:formula="of:=([REF.J18])/[PATCH.J18]" office:value-type="percentage" office:value="1.62923976608187">
            <text:p>162,92%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9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14" table:formula="of:=([REF.D19])/[PATCH.D19]" office:value-type="percentage" office:value="1.65131693703122">
            <text:p>165,13%</text:p>
          </table:table-cell>
          <table:table-cell table:style-name="ce14" table:formula="of:=([REF.E19])/[PATCH.E19]" office:value-type="percentage" office:value="1.65177168790365">
            <text:p>165,18%</text:p>
          </table:table-cell>
          <table:table-cell table:style-name="ce14" table:formula="of:=([REF.F19])/[PATCH.F19]" office:value-type="percentage" office:value="1.05504587155963">
            <text:p>105,50%</text:p>
          </table:table-cell>
          <table:table-cell table:style-name="ce14" table:formula="of:=([REF.G19])/[PATCH.G19]" office:value-type="percentage" office:value="1.65114250828537">
            <text:p>165,11%</text:p>
          </table:table-cell>
          <table:table-cell table:style-name="ce17" table:formula="of:=([REF.H19])/[PATCH.H19]" office:value-type="percentage" office:value="1.62989742727426">
            <text:p>162,99%</text:p>
          </table:table-cell>
          <table:table-cell table:style-name="ce14" table:formula="of:=([REF.I19])/[PATCH.I19]" office:value-type="percentage" office:value="1.66023579849946">
            <text:p>166,02%</text:p>
          </table:table-cell>
          <table:table-cell table:style-name="ce14" table:formula="of:=([REF.J19])/[PATCH.J19]" office:value-type="percentage" office:value="1.24172550750221">
            <text:p>124,17%</text:p>
          </table:table-cell>
          <table:table-cell table:style-name="ce2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9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14" table:formula="of:=([REF.D20])/[PATCH.D20]" office:value-type="percentage" office:value="1.71995332555426">
            <text:p>172,00%</text:p>
          </table:table-cell>
          <table:table-cell table:style-name="ce14" table:formula="of:=([REF.E20])/[PATCH.E20]" office:value-type="percentage" office:value="1.7209811651336">
            <text:p>172,10%</text:p>
          </table:table-cell>
          <table:table-cell table:style-name="ce14" table:formula="of:=([REF.F20])/[PATCH.F20]" office:value-type="percentage" office:value="2.93413173652695">
            <text:p>293,41%</text:p>
          </table:table-cell>
          <table:table-cell table:style-name="ce14" table:formula="of:=([REF.G20])/[PATCH.G20]" office:value-type="percentage" office:value="1.72972185816223">
            <text:p>172,97%</text:p>
          </table:table-cell>
          <table:table-cell table:style-name="ce17" table:formula="of:=([REF.H20])/[PATCH.H20]" office:value-type="percentage" office:value="1.80367346938776">
            <text:p>180,37%</text:p>
          </table:table-cell>
          <table:table-cell table:style-name="ce14" table:formula="of:=([REF.I20])/[PATCH.I20]" office:value-type="percentage" office:value="1.69987634693517">
            <text:p>169,99%</text:p>
          </table:table-cell>
          <table:table-cell table:style-name="ce14" table:formula="of:=([REF.J20])/[PATCH.J20]" office:value-type="percentage" office:value="0.918544704669318">
            <text:p>91,85%</text:p>
          </table:table-cell>
          <table:table-cell table:style-name="ce2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spearfish_19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14" table:formula="of:=([REF.D21])/[PATCH.D21]" office:value-type="percentage" office:value="1.60431048998148">
            <text:p>160,43%</text:p>
          </table:table-cell>
          <table:table-cell table:style-name="ce14" table:formula="of:=([REF.E21])/[PATCH.E21]" office:value-type="percentage" office:value="1.60357022566521">
            <text:p>160,36%</text:p>
          </table:table-cell>
          <table:table-cell table:style-name="ce14" table:formula="of:=([REF.F21])/[PATCH.F21]" office:value-type="percentage" office:value="7.24512987012987">
            <text:p>724,51%</text:p>
          </table:table-cell>
          <table:table-cell table:style-name="ce14" table:formula="of:=([REF.G21])/[PATCH.G21]" office:value-type="percentage" office:value="1.64480322906155">
            <text:p>164,48%</text:p>
          </table:table-cell>
          <table:table-cell table:style-name="ce17" table:formula="of:=([REF.H21])/[PATCH.H21]" office:value-type="percentage" office:value="1.88176432917067">
            <text:p>188,18%</text:p>
          </table:table-cell>
          <table:table-cell table:style-name="ce14" table:formula="of:=([REF.I21])/[PATCH.I21]" office:value-type="percentage" office:value="1.63324584426947">
            <text:p>163,32%</text:p>
          </table:table-cell>
          <table:table-cell table:style-name="ce14" table:formula="of:=([REF.J21])/[PATCH.J21]" office:value-type="percentage" office:value="2.2071580741372">
            <text:p>220,72%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6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14" table:formula="of:=([REF.D22])/[PATCH.D22]" office:value-type="percentage" office:value="1.26407645958861">
            <text:p>126,41%</text:p>
          </table:table-cell>
          <table:table-cell table:style-name="ce14" table:formula="of:=([REF.E22])/[PATCH.E22]" office:value-type="percentage" office:value="1.26229337768999">
            <text:p>126,23%</text:p>
          </table:table-cell>
          <table:table-cell table:style-name="ce14" table:formula="of:=([REF.F22])/[PATCH.F22]" office:value-type="percentage" office:value="1.49261083743842">
            <text:p>149,26%</text:p>
          </table:table-cell>
          <table:table-cell table:style-name="ce14" table:formula="of:=([REF.G22])/[PATCH.G22]" office:value-type="percentage" office:value="1.26244673110903">
            <text:p>126,24%</text:p>
          </table:table-cell>
          <table:table-cell table:style-name="ce17" table:formula="of:=([REF.H22])/[PATCH.H22]" office:value-type="percentage" office:value="1.26692456479691">
            <text:p>126,69%</text:p>
          </table:table-cell>
          <table:table-cell table:style-name="ce14" table:formula="of:=([REF.I22])/[PATCH.I22]" office:value-type="percentage" office:value="1.26596980255517">
            <text:p>126,60%</text:p>
          </table:table-cell>
          <table:table-cell table:style-name="ce14" table:formula="of:=([REF.J22])/[PATCH.J22]" office:value-type="percentage" office:value="1.73540269720485">
            <text:p>173,54%</text:p>
          </table:table-cell>
          <table:table-cell table:style-name="ce2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6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14" table:formula="of:=([REF.D23])/[PATCH.D23]" office:value-type="percentage" office:value="1.25897413718536">
            <text:p>125,90%</text:p>
          </table:table-cell>
          <table:table-cell table:style-name="ce14" table:formula="of:=([REF.E23])/[PATCH.E23]" office:value-type="percentage" office:value="1.25780776883813">
            <text:p>125,78%</text:p>
          </table:table-cell>
          <table:table-cell table:style-name="ce14" table:formula="of:=([REF.F23])/[PATCH.F23]" office:value-type="percentage" office:value="4.13698630136986">
            <text:p>413,70%</text:p>
          </table:table-cell>
          <table:table-cell table:style-name="ce14" table:formula="of:=([REF.G23])/[PATCH.G23]" office:value-type="percentage" office:value="1.2616967914901">
            <text:p>126,17%</text:p>
          </table:table-cell>
          <table:table-cell table:style-name="ce17" table:formula="of:=([REF.H23])/[PATCH.H23]" office:value-type="percentage" office:value="1.3287486288077">
            <text:p>132,87%</text:p>
          </table:table-cell>
          <table:table-cell table:style-name="ce14" table:formula="of:=([REF.I23])/[PATCH.I23]" office:value-type="percentage" office:value="1.2111434011424">
            <text:p>121,11%</text:p>
          </table:table-cell>
          <table:table-cell table:style-name="ce14" table:formula="of:=([REF.J23])/[PATCH.J23]" office:value-type="percentage" office:value="2.02748629070476">
            <text:p>202,75%</text:p>
          </table:table-cell>
          <table:table-cell table:style-name="ce2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6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14" table:formula="of:=([REF.D24])/[PATCH.D24]" office:value-type="percentage" office:value="1.21560873047657">
            <text:p>121,56%</text:p>
          </table:table-cell>
          <table:table-cell table:style-name="ce14" table:formula="of:=([REF.E24])/[PATCH.E24]" office:value-type="percentage" office:value="1.21515121169637">
            <text:p>121,52%</text:p>
          </table:table-cell>
          <table:table-cell table:style-name="ce14" table:formula="of:=([REF.F24])/[PATCH.F24]" office:value-type="percentage" office:value="4.09195402298851">
            <text:p>409,20%</text:p>
          </table:table-cell>
          <table:table-cell table:style-name="ce14" table:formula="of:=([REF.G24])/[PATCH.G24]" office:value-type="percentage" office:value="1.2321616080804">
            <text:p>123,22%</text:p>
          </table:table-cell>
          <table:table-cell table:style-name="ce17" table:formula="of:=([REF.H24])/[PATCH.H24]" office:value-type="percentage" office:value="1.35806052531405">
            <text:p>135,81%</text:p>
          </table:table-cell>
          <table:table-cell table:style-name="ce14" table:formula="of:=([REF.I24])/[PATCH.I24]" office:value-type="percentage" office:value="1.0917094017094">
            <text:p>109,17%</text:p>
          </table:table-cell>
          <table:table-cell table:style-name="ce14" table:formula="of:=([REF.J24])/[PATCH.J24]" office:value-type="percentage" office:value="1.64617885282936">
            <text:p>164,62%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7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14" table:formula="of:=([REF.D25])/[PATCH.D25]" office:value-type="percentage" office:value="1.32879704301075">
            <text:p>132,88%</text:p>
          </table:table-cell>
          <table:table-cell table:style-name="ce14" table:formula="of:=([REF.E25])/[PATCH.E25]" office:value-type="percentage" office:value="1.32879475542108">
            <text:p>132,88%</text:p>
          </table:table-cell>
          <table:table-cell table:style-name="ce14" table:formula="of:=([REF.F25])/[PATCH.F25]" office:value-type="percentage" office:value="0.962264150943396">
            <text:p>96,23%</text:p>
          </table:table-cell>
          <table:table-cell table:style-name="ce14" table:formula="of:=([REF.G25])/[PATCH.G25]" office:value-type="percentage" office:value="1.32812762384551">
            <text:p>132,81%</text:p>
          </table:table-cell>
          <table:table-cell table:style-name="ce17" table:formula="of:=([REF.H25])/[PATCH.H25]" office:value-type="percentage" office:value="1.31316382362407">
            <text:p>131,32%</text:p>
          </table:table-cell>
          <table:table-cell table:style-name="ce14" table:formula="of:=([REF.I25])/[PATCH.I25]" office:value-type="percentage" office:value="1.33517813905223">
            <text:p>133,52%</text:p>
          </table:table-cell>
          <table:table-cell table:style-name="ce14" table:formula="of:=([REF.J25])/[PATCH.J25]" office:value-type="percentage" office:value="1.30573096628143">
            <text:p>130,57%</text:p>
          </table:table-cell>
          <table:table-cell table:style-name="ce2" office:value-type="float" office:value="20">
            <text:p>2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7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14" table:formula="of:=([REF.D26])/[PATCH.D26]" office:value-type="percentage" office:value="1.36649284663725">
            <text:p>136,65%</text:p>
          </table:table-cell>
          <table:table-cell table:style-name="ce14" table:formula="of:=([REF.E26])/[PATCH.E26]" office:value-type="percentage" office:value="1.36565467433463">
            <text:p>136,57%</text:p>
          </table:table-cell>
          <table:table-cell table:style-name="ce14" table:formula="of:=([REF.F26])/[PATCH.F26]" office:value-type="percentage" office:value="1.57535641547862">
            <text:p>157,54%</text:p>
          </table:table-cell>
          <table:table-cell table:style-name="ce14" table:formula="of:=([REF.G26])/[PATCH.G26]" office:value-type="percentage" office:value="1.36957963134863">
            <text:p>136,96%</text:p>
          </table:table-cell>
          <table:table-cell table:style-name="ce17" table:formula="of:=([REF.H26])/[PATCH.H26]" office:value-type="percentage" office:value="1.38999881782717">
            <text:p>139,00%</text:p>
          </table:table-cell>
          <table:table-cell table:style-name="ce14" table:formula="of:=([REF.I26])/[PATCH.I26]" office:value-type="percentage" office:value="1.31329537843269">
            <text:p>131,33%</text:p>
          </table:table-cell>
          <table:table-cell table:style-name="ce14" table:formula="of:=([REF.J26])/[PATCH.J26]" office:value-type="percentage" office:value="2.01388187783948">
            <text:p>201,39%</text:p>
          </table:table-cell>
          <table:table-cell table:style-name="ce2" office:value-type="float" office:value="40">
            <text:p>40</text:p>
          </table:table-cell>
          <table:table-cell table:number-columns-repeated="1013"/>
        </table:table-row>
        <table:table-row table:style-name="ro2">
          <table:table-cell table:style-name="ce11" office:value-type="string">
            <text:p>topp:states_07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14" table:formula="of:=([REF.D27])/[PATCH.D27]" office:value-type="percentage" office:value="1.27534448818898">
            <text:p>127,53%</text:p>
          </table:table-cell>
          <table:table-cell table:style-name="ce14" table:formula="of:=([REF.E27])/[PATCH.E27]" office:value-type="percentage" office:value="1.27479287999344">
            <text:p>127,48%</text:p>
          </table:table-cell>
          <table:table-cell table:style-name="ce14" table:formula="of:=([REF.F27])/[PATCH.F27]" office:value-type="percentage" office:value="3.59197324414716">
            <text:p>359,20%</text:p>
          </table:table-cell>
          <table:table-cell table:style-name="ce14" table:formula="of:=([REF.G27])/[PATCH.G27]" office:value-type="percentage" office:value="1.29842931937173">
            <text:p>129,84%</text:p>
          </table:table-cell>
          <table:table-cell table:style-name="ce17" table:formula="of:=([REF.H27])/[PATCH.H27]" office:value-type="percentage" office:value="1.43371284480782">
            <text:p>143,37%</text:p>
          </table:table-cell>
          <table:table-cell table:style-name="ce14" table:formula="of:=([REF.I27])/[PATCH.I27]" office:value-type="percentage" office:value="1.33018390416737">
            <text:p>133,02%</text:p>
          </table:table-cell>
          <table:table-cell table:style-name="ce14" table:formula="of:=([REF.J27])/[PATCH.J27]" office:value-type="percentage" office:value="1.88968046539078">
            <text:p>188,97%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7"/>
          <table:table-cell table:number-columns-repeated="1016"/>
        </table:table-row>
        <table:table-row table:style-name="ro2">
          <table:table-cell table:style-name="ce3" office:value-type="string" table:number-columns-spanned="1" table:number-rows-spanned="3">
            <text:p>score small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5" table:formula="of:=[REF.D29]/[PATCH.D29]" office:value-type="percentage" office:value="1.63281451355732">
            <text:p>163,28%</text:p>
          </table:table-cell>
          <table:table-cell table:style-name="ce15" table:formula="of:=[REF.E29]/[PATCH.E29]" office:value-type="percentage" office:value="1.63164151966012">
            <text:p>163,16%</text:p>
          </table:table-cell>
          <table:table-cell table:style-name="ce15" table:formula="of:=[REF.F29]/[PATCH.F29]" office:value-type="percentage" office:value="2.00836972343523">
            <text:p>200,84%</text:p>
          </table:table-cell>
          <table:table-cell table:style-name="ce15" table:formula="of:=[REF.G29]/[PATCH.G29]" office:value-type="percentage" office:value="1.6314662518244">
            <text:p>163,15%</text:p>
          </table:table-cell>
          <table:table-cell table:style-name="ce17" table:formula="of:=[REF.H29]/[PATCH.H29]" office:value-type="percentage" office:value="1.63610999537871">
            <text:p>163,61%</text:p>
          </table:table-cell>
          <table:table-cell table:style-name="ce15" table:formula="of:=[REF.I29]/[PATCH.I29]" office:value-type="percentage" office:value="1.62121439016226">
            <text:p>162,12%</text:p>
          </table:table-cell>
          <table:table-cell table:style-name="ce15" table:formula="of:=[REF.J29]/[PATCH.J29]" office:value-type="percentage" office:value="1.63177591202218">
            <text:p>163,18%</text:p>
          </table:table-cell>
          <table:table-cell table:number-columns-repeated="1014"/>
        </table:table-row>
        <table:table-row table:style-name="ro2">
          <table:covered-table-cell table:style-name="ce3" office:value-type="string">
            <text:p>score</text:p>
          </table:covered-table-cell>
          <table:table-cell table:style-name="ce1" office:value-type="float" office:value="2">
            <text:p>2</text:p>
          </table:table-cell>
          <table:table-cell table:style-name="ce3" office:value-type="float" office:value="40">
            <text:p>40</text:p>
          </table:table-cell>
          <table:table-cell table:style-name="ce15" table:formula="of:=[REF.D30]/[PATCH.D30]" office:value-type="percentage" office:value="1.62931787210878">
            <text:p>162,93%</text:p>
          </table:table-cell>
          <table:table-cell table:style-name="ce15" table:formula="of:=[REF.E30]/[PATCH.E30]" office:value-type="percentage" office:value="1.62805094061919">
            <text:p>162,81%</text:p>
          </table:table-cell>
          <table:table-cell table:style-name="ce15" table:formula="of:=[REF.F30]/[PATCH.F30]" office:value-type="percentage" office:value="2.26313043478261">
            <text:p>226,31%</text:p>
          </table:table-cell>
          <table:table-cell table:style-name="ce15" table:formula="of:=[REF.G30]/[PATCH.G30]" office:value-type="percentage" office:value="1.62876741333489">
            <text:p>162,88%</text:p>
          </table:table-cell>
          <table:table-cell table:style-name="ce17" table:formula="of:=[REF.H30]/[PATCH.H30]" office:value-type="percentage" office:value="1.64112148864096">
            <text:p>164,11%</text:p>
          </table:table-cell>
          <table:table-cell table:style-name="ce15" table:formula="of:=[REF.I30]/[PATCH.I30]" office:value-type="percentage" office:value="1.74928313486981">
            <text:p>174,93%</text:p>
          </table:table-cell>
          <table:table-cell table:style-name="ce15" table:formula="of:=[REF.J30]/[PATCH.J30]" office:value-type="percentage" office:value="1.64670543672997">
            <text:p>164,67%</text:p>
          </table:table-cell>
          <table:table-cell table:number-columns-repeated="1014"/>
        </table:table-row>
        <table:table-row table:style-name="ro2">
          <table:covered-table-cell table:style-name="ce3" office:value-type="string">
            <text:p>score</text:p>
          </table:covered-table-cell>
          <table:table-cell table:style-name="ce1" office:value-type="float" office:value="4">
            <text:p>4</text:p>
          </table:table-cell>
          <table:table-cell table:style-name="ce3" office:value-type="float" office:value="80">
            <text:p>80</text:p>
          </table:table-cell>
          <table:table-cell table:style-name="ce15" table:formula="of:=[REF.D31]/[PATCH.D31]" office:value-type="percentage" office:value="1.64923047662016">
            <text:p>164,92%</text:p>
          </table:table-cell>
          <table:table-cell table:style-name="ce15" table:formula="of:=[REF.E31]/[PATCH.E31]" office:value-type="percentage" office:value="1.65174510864265">
            <text:p>165,17%</text:p>
          </table:table-cell>
          <table:table-cell table:style-name="ce15" table:formula="of:=[REF.F31]/[PATCH.F31]" office:value-type="percentage" office:value="1.31876080429442">
            <text:p>131,88%</text:p>
          </table:table-cell>
          <table:table-cell table:style-name="ce15" table:formula="of:=[REF.G31]/[PATCH.G31]" office:value-type="percentage" office:value="1.64609874356659">
            <text:p>164,61%</text:p>
          </table:table-cell>
          <table:table-cell table:style-name="ce17" table:formula="of:=[REF.H31]/[PATCH.H31]" office:value-type="percentage" office:value="1.60928357343131">
            <text:p>160,93%</text:p>
          </table:table-cell>
          <table:table-cell table:style-name="ce15" table:formula="of:=[REF.I31]/[PATCH.I31]" office:value-type="percentage" office:value="1.62634477282822">
            <text:p>162,63%</text:p>
          </table:table-cell>
          <table:table-cell table:style-name="ce15" table:formula="of:=[REF.J31]/[PATCH.J31]" office:value-type="percentage" office:value="1.3570070412074">
            <text:p>135,70%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table:number-columns-spanned="1" table:number-rows-spanned="3">
            <text:p>score big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6" table:formula="of:=[REF.D33]/[PATCH.D33]" office:value-type="percentage" office:value="3.27589473772075">
            <text:p>327,59%</text:p>
          </table:table-cell>
          <table:table-cell table:style-name="ce16" table:formula="of:=[REF.E33]/[PATCH.E33]" office:value-type="percentage" office:value="3.28143735121725">
            <text:p>328,14%</text:p>
          </table:table-cell>
          <table:table-cell table:style-name="ce16" table:formula="of:=[REF.F33]/[PATCH.F33]" office:value-type="percentage" office:value="22.7115716753022">
            <text:p>2271,16%</text:p>
          </table:table-cell>
          <table:table-cell table:style-name="ce16" table:formula="of:=[REF.G33]/[PATCH.G33]" office:value-type="percentage" office:value="3.28148895015682">
            <text:p>328,15%</text:p>
          </table:table-cell>
          <table:table-cell table:style-name="ce18" table:formula="of:=[REF.H33]/[PATCH.H33]" office:value-type="percentage" office:value="3.29711822107526">
            <text:p>329,71%</text:p>
          </table:table-cell>
          <table:table-cell table:style-name="ce16" table:formula="of:=[REF.I33]/[PATCH.I33]" office:value-type="percentage" office:value="3.25377363890048">
            <text:p>325,38%</text:p>
          </table:table-cell>
          <table:table-cell table:style-name="ce16" table:formula="of:=[REF.J33]/[PATCH.J33]" office:value-type="percentage" office:value="3.17659960363687">
            <text:p>317,66%</text:p>
          </table:table-cell>
          <table:table-cell table:number-columns-repeated="1014"/>
        </table:table-row>
        <table:table-row table:style-name="ro2">
          <table:covered-table-cell table:style-name="ce3"/>
          <table:table-cell table:style-name="ce1" office:value-type="float" office:value="2">
            <text:p>2</text:p>
          </table:table-cell>
          <table:table-cell table:style-name="ce3" office:value-type="float" office:value="40">
            <text:p>40</text:p>
          </table:table-cell>
          <table:table-cell table:style-name="ce16" table:formula="of:=[REF.D34]/[PATCH.D34]" office:value-type="percentage" office:value="3.72768333859077">
            <text:p>372,77%</text:p>
          </table:table-cell>
          <table:table-cell table:style-name="ce16" table:formula="of:=[REF.E34]/[PATCH.E34]" office:value-type="percentage" office:value="3.71304158121064">
            <text:p>371,30%</text:p>
          </table:table-cell>
          <table:table-cell table:style-name="ce16" table:formula="of:=[REF.F34]/[PATCH.F34]" office:value-type="percentage" office:value="19.8047173414821">
            <text:p>1980,47%</text:p>
          </table:table-cell>
          <table:table-cell table:style-name="ce16" table:formula="of:=[REF.G34]/[PATCH.G34]" office:value-type="percentage" office:value="3.72063856841221">
            <text:p>372,06%</text:p>
          </table:table-cell>
          <table:table-cell table:style-name="ce18" table:formula="of:=[REF.H34]/[PATCH.H34]" office:value-type="percentage" office:value="3.907260862249">
            <text:p>390,73%</text:p>
          </table:table-cell>
          <table:table-cell table:style-name="ce16" table:formula="of:=[REF.I34]/[PATCH.I34]" office:value-type="percentage" office:value="3.480810926623">
            <text:p>348,08%</text:p>
          </table:table-cell>
          <table:table-cell table:style-name="ce16" table:formula="of:=[REF.J34]/[PATCH.J34]" office:value-type="percentage" office:value="4.63782495458825">
            <text:p>463,78%</text:p>
          </table:table-cell>
          <table:table-cell table:number-columns-repeated="1014"/>
        </table:table-row>
        <table:table-row table:style-name="ro2">
          <table:covered-table-cell table:style-name="ce3"/>
          <table:table-cell table:style-name="ce1" office:value-type="float" office:value="4">
            <text:p>4</text:p>
          </table:table-cell>
          <table:table-cell table:style-name="ce3" office:value-type="float" office:value="80">
            <text:p>80</text:p>
          </table:table-cell>
          <table:table-cell table:style-name="ce16" table:formula="of:=[REF.D35]/[PATCH.D35]" office:value-type="percentage" office:value="3.91638082747643">
            <text:p>391,64%</text:p>
          </table:table-cell>
          <table:table-cell table:style-name="ce16" table:formula="of:=[REF.E35]/[PATCH.E35]" office:value-type="percentage" office:value="3.9155706053003">
            <text:p>391,56%</text:p>
          </table:table-cell>
          <table:table-cell table:style-name="ce16" table:formula="of:=[REF.F35]/[PATCH.F35]" office:value-type="percentage" office:value="10.9380445304937">
            <text:p>1093,80%</text:p>
          </table:table-cell>
          <table:table-cell table:style-name="ce16" table:formula="of:=[REF.G35]/[PATCH.G35]" office:value-type="percentage" office:value="3.92102487434741">
            <text:p>392,10%</text:p>
          </table:table-cell>
          <table:table-cell table:style-name="ce18" table:formula="of:=[REF.H35]/[PATCH.H35]" office:value-type="percentage" office:value="4.054942732535">
            <text:p>405,49%</text:p>
          </table:table-cell>
          <table:table-cell table:style-name="ce16" table:formula="of:=[REF.I35]/[PATCH.I35]" office:value-type="percentage" office:value="3.79689048028185">
            <text:p>379,69%</text:p>
          </table:table-cell>
          <table:table-cell table:style-name="ce16" table:formula="of:=[REF.J35]/[PATCH.J35]" office:value-type="percentage" office:value="4.08512097954861">
            <text:p>408,51%</text:p>
          </table:table-cell>
          <table:table-cell table:number-columns-repeated="101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uctus_Patch" table:style-name="ta1" table:print-ranges="ductus_Patch.A1:ductus_Patch.L68">
        <table:shapes>
          <draw:frame draw:z-index="0" draw:style-name="gr1" svg:width="22.1cm" svg:height="13.55cm" svg:x="0cm" svg:y="15.403cm">
            <draw:object draw:notify-on-update-of-ranges="ductus_Patch.A4:ductus_Patch.B27 ductus_Patch.H3:ductus_Patch.H3 ductus_Patch.H4:ductus_Patch.H27" xlink:href="./Object 3" xlink:type="simple" xlink:show="embed" xlink:actuate="onLoad"/>
            <draw:image xlink:href="./ObjectReplacements/Object 3" xlink:type="simple" xlink:show="embed" xlink:actuate="onLoad"/>
            <svg:title>Pisces / Marlin 0.3</svg:title>
          </draw:frame>
        </table:shapes>
        <table:table-column table:style-name="co11" table:default-cell-style-name="Default"/>
        <table:table-column table:style-name="co12" table:default-cell-style-name="ce5"/>
        <table:table-column table:style-name="co13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6" table:default-cell-style-name="ce5"/>
        <table:table-column table:style-name="co14" table:default-cell-style-name="Default"/>
        <table:table-column table:style-name="co7" table:number-columns-repeated="2" table:default-cell-style-name="Default"/>
        <table:table-column table:style-name="co9" table:number-columns-repeated="1013" table:default-cell-style-name="Default"/>
        <table:table-row table:style-name="ro2">
          <table:table-cell office:value-type="string">
            <text:p>score</text:p>
          </table:table-cell>
          <table:table-cell table:style-name="ce20" table:formula="of:=[ductus.B1]/[PATCH.B1]" office:value-type="percentage" office:value="2.46789290577729">
            <text:p>246,79%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threads</text:p>
          </table:table-cell>
          <table:table-cell table:style-name="ce1" office:value-type="string">
            <text:p>ops</text:p>
          </table:table-cell>
          <table:table-cell table:style-name="ce1" office:value-type="string">
            <text:p>Tavg</text:p>
          </table:table-cell>
          <table:table-cell table:style-name="ce1" office:value-type="string">
            <text:p>Tmed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rms</text:p>
          </table:table-cell>
          <table:table-cell table:style-name="ce1" office:value-type="string">
            <text:p>Med+Stddev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TotalOps</text:p>
          </table:table-cell>
          <table:table-cell table:style-name="ce5" table:number-columns-repeated="1013"/>
        </table:table-row>
        <table:table-row table:style-name="ro1">
          <table:table-cell table:style-name="ce11" office:value-type="string">
            <text:p>boulder_17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14" table:formula="of:=[ductus.D4]/[PATCH.D4]" office:value-type="percentage" office:value="0.878275851941771">
            <text:p>87,83%</text:p>
          </table:table-cell>
          <table:table-cell table:style-name="ce14" table:formula="of:=[ductus.E4]/[PATCH.E4]" office:value-type="percentage" office:value="0.877661137115886">
            <text:p>87,77%</text:p>
          </table:table-cell>
          <table:table-cell table:style-name="ce14" table:formula="of:=[ductus.F4]/[PATCH.F4]" office:value-type="percentage" office:value="1.03521126760563">
            <text:p>103,52%</text:p>
          </table:table-cell>
          <table:table-cell table:style-name="ce14" table:formula="of:=[ductus.G4]/[PATCH.G4]" office:value-type="percentage" office:value="0.877662335118832">
            <text:p>87,77%</text:p>
          </table:table-cell>
          <table:table-cell table:style-name="ce17" table:formula="of:=[ductus.H4]/[PATCH.H4]" office:value-type="percentage" office:value="0.878098084021796">
            <text:p>87,81%</text:p>
          </table:table-cell>
          <table:table-cell table:style-name="ce14" table:formula="of:=[ductus.I4]/[PATCH.I4]" office:value-type="percentage" office:value="0.875920435132641">
            <text:p>87,59%</text:p>
          </table:table-cell>
          <table:table-cell table:style-name="ce14" table:formula="of:=[ductus.J4]/[PATCH.J4]" office:value-type="percentage" office:value="0.916541555991839">
            <text:p>91,65%</text:p>
          </table:table-cell>
          <table:table-cell table:style-name="ce2" office:value-type="float" office:value="20">
            <text:p>20</text:p>
          </table:table-cell>
          <table:table-cell table:number-columns-repeated="1013"/>
        </table:table-row>
        <table:table-row table:style-name="ro1">
          <table:table-cell table:style-name="ce11" office:value-type="string">
            <text:p>boulder_17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14" table:formula="of:=[ductus.D5]/[PATCH.D5]" office:value-type="percentage" office:value="1.20304130364634">
            <text:p>120,30%</text:p>
          </table:table-cell>
          <table:table-cell table:style-name="ce14" table:formula="of:=[ductus.E5]/[PATCH.E5]" office:value-type="percentage" office:value="1.19350965412758">
            <text:p>119,35%</text:p>
          </table:table-cell>
          <table:table-cell table:style-name="ce14" table:formula="of:=[ductus.F5]/[PATCH.F5]" office:value-type="percentage" office:value="6.97483443708609">
            <text:p>697,48%</text:p>
          </table:table-cell>
          <table:table-cell table:style-name="ce14" table:formula="of:=[ductus.G5]/[PATCH.G5]" office:value-type="percentage" office:value="1.20008540672941">
            <text:p>120,01%</text:p>
          </table:table-cell>
          <table:table-cell table:style-name="ce17" table:formula="of:=[ductus.H5]/[PATCH.H5]" office:value-type="percentage" office:value="1.29714222401608">
            <text:p>129,71%</text:p>
          </table:table-cell>
          <table:table-cell table:style-name="ce14" table:formula="of:=[ductus.I5]/[PATCH.I5]" office:value-type="percentage" office:value="1.12251871289278">
            <text:p>112,25%</text:p>
          </table:table-cell>
          <table:table-cell table:style-name="ce14" table:formula="of:=[ductus.J5]/[PATCH.J5]" office:value-type="percentage" office:value="2.28914684319609">
            <text:p>228,91%</text:p>
          </table:table-cell>
          <table:table-cell table:style-name="ce2" office:value-type="float" office:value="40">
            <text:p>40</text:p>
          </table:table-cell>
          <table:table-cell table:number-columns-repeated="1013"/>
        </table:table-row>
        <table:table-row table:style-name="ro1">
          <table:table-cell table:style-name="ce11" office:value-type="string">
            <text:p>boulder_17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14" table:formula="of:=[ductus.D6]/[PATCH.D6]" office:value-type="percentage" office:value="1.71157368693505">
            <text:p>171,16%</text:p>
          </table:table-cell>
          <table:table-cell table:style-name="ce14" table:formula="of:=[ductus.E6]/[PATCH.E6]" office:value-type="percentage" office:value="1.71487918990578">
            <text:p>171,49%</text:p>
          </table:table-cell>
          <table:table-cell table:style-name="ce14" table:formula="of:=[ductus.F6]/[PATCH.F6]" office:value-type="percentage" office:value="1.53933928407104">
            <text:p>153,93%</text:p>
          </table:table-cell>
          <table:table-cell table:style-name="ce14" table:formula="of:=[ductus.G6]/[PATCH.G6]" office:value-type="percentage" office:value="1.71057118919718">
            <text:p>171,06%</text:p>
          </table:table-cell>
          <table:table-cell table:style-name="ce17" table:formula="of:=[ductus.H6]/[PATCH.H6]" office:value-type="percentage" office:value="1.69030166398282">
            <text:p>169,03%</text:p>
          </table:table-cell>
          <table:table-cell table:style-name="ce14" table:formula="of:=[ductus.I6]/[PATCH.I6]" office:value-type="percentage" office:value="1.20820655989836">
            <text:p>120,82%</text:p>
          </table:table-cell>
          <table:table-cell table:style-name="ce14" table:formula="of:=[ductus.J6]/[PATCH.J6]" office:value-type="percentage" office:value="1.58012006950091">
            <text:p>158,01%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1">
          <table:table-cell table:style-name="ce11" office:value-type="string">
            <text:p>boulder_20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14" table:formula="of:=[ductus.D7]/[PATCH.D7]" office:value-type="percentage" office:value="0.907218313309684">
            <text:p>90,72%</text:p>
          </table:table-cell>
          <table:table-cell table:style-name="ce14" table:formula="of:=[ductus.E7]/[PATCH.E7]" office:value-type="percentage" office:value="0.905943507257748">
            <text:p>90,59%</text:p>
          </table:table-cell>
          <table:table-cell table:style-name="ce14" table:formula="of:=[ductus.F7]/[PATCH.F7]" office:value-type="percentage" office:value="0.612809315866084">
            <text:p>61,28%</text:p>
          </table:table-cell>
          <table:table-cell table:style-name="ce14" table:formula="of:=[ductus.G7]/[PATCH.G7]" office:value-type="percentage" office:value="0.90589389035991">
            <text:p>90,59%</text:p>
          </table:table-cell>
          <table:table-cell table:style-name="ce17" table:formula="of:=[ductus.H7]/[PATCH.H7]" office:value-type="percentage" office:value="0.902065147966787">
            <text:p>90,21%</text:p>
          </table:table-cell>
          <table:table-cell table:style-name="ce14" table:formula="of:=[ductus.I7]/[PATCH.I7]" office:value-type="percentage" office:value="0.913137742416708">
            <text:p>91,31%</text:p>
          </table:table-cell>
          <table:table-cell table:style-name="ce14" table:formula="of:=[ductus.J7]/[PATCH.J7]" office:value-type="percentage" office:value="1.03513503858245">
            <text:p>103,51%</text:p>
          </table:table-cell>
          <table:table-cell table:style-name="ce2" office:value-type="float" office:value="20">
            <text:p>20</text:p>
          </table:table-cell>
          <table:table-cell table:number-columns-repeated="1013"/>
        </table:table-row>
        <table:table-row table:style-name="ro1">
          <table:table-cell table:style-name="ce11" office:value-type="string">
            <text:p>boulder_20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14" table:formula="of:=[ductus.D8]/[PATCH.D8]" office:value-type="percentage" office:value="1.40806070489566">
            <text:p>140,81%</text:p>
          </table:table-cell>
          <table:table-cell table:style-name="ce14" table:formula="of:=[ductus.E8]/[PATCH.E8]" office:value-type="percentage" office:value="1.40557368315909">
            <text:p>140,56%</text:p>
          </table:table-cell>
          <table:table-cell table:style-name="ce14" table:formula="of:=[ductus.F8]/[PATCH.F8]" office:value-type="percentage" office:value="11.83835946924">
            <text:p>1183,84%</text:p>
          </table:table-cell>
          <table:table-cell table:style-name="ce14" table:formula="of:=[ductus.G8]/[PATCH.G8]" office:value-type="percentage" office:value="1.41492850365389">
            <text:p>141,49%</text:p>
          </table:table-cell>
          <table:table-cell table:style-name="ce17" table:formula="of:=[ductus.H8]/[PATCH.H8]" office:value-type="percentage" office:value="1.54762217551235">
            <text:p>154,76%</text:p>
          </table:table-cell>
          <table:table-cell table:style-name="ce14" table:formula="of:=[ductus.I8]/[PATCH.I8]" office:value-type="percentage" office:value="1.06802117124808">
            <text:p>106,80%</text:p>
          </table:table-cell>
          <table:table-cell table:style-name="ce14" table:formula="of:=[ductus.J8]/[PATCH.J8]" office:value-type="percentage" office:value="2.20933225584388">
            <text:p>220,93%</text:p>
          </table:table-cell>
          <table:table-cell table:style-name="ce2" office:value-type="float" office:value="40">
            <text:p>40</text:p>
          </table:table-cell>
          <table:table-cell table:number-columns-repeated="1013"/>
        </table:table-row>
        <table:table-row table:style-name="ro1">
          <table:table-cell table:style-name="ce11" office:value-type="string">
            <text:p>boulder_20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14" table:formula="of:=[ductus.D9]/[PATCH.D9]" office:value-type="percentage" office:value="1.95277696771015">
            <text:p>195,28%</text:p>
          </table:table-cell>
          <table:table-cell table:style-name="ce14" table:formula="of:=[ductus.E9]/[PATCH.E9]" office:value-type="percentage" office:value="1.95585286976496">
            <text:p>195,59%</text:p>
          </table:table-cell>
          <table:table-cell table:style-name="ce14" table:formula="of:=[ductus.F9]/[PATCH.F9]" office:value-type="percentage" office:value="1.7687338501292">
            <text:p>176,87%</text:p>
          </table:table-cell>
          <table:table-cell table:style-name="ce14" table:formula="of:=[ductus.G9]/[PATCH.G9]" office:value-type="percentage" office:value="1.95241040785378">
            <text:p>195,24%</text:p>
          </table:table-cell>
          <table:table-cell table:style-name="ce17" table:formula="of:=[ductus.H9]/[PATCH.H9]" office:value-type="percentage" office:value="1.93282151407797">
            <text:p>193,28%</text:p>
          </table:table-cell>
          <table:table-cell table:style-name="ce14" table:formula="of:=[ductus.I9]/[PATCH.I9]" office:value-type="percentage" office:value="0.96493245745697">
            <text:p>96,49%</text:p>
          </table:table-cell>
          <table:table-cell table:style-name="ce14" table:formula="of:=[ductus.J9]/[PATCH.J9]" office:value-type="percentage" office:value="1.64157154306258">
            <text:p>164,16%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1">
          <table:table-cell table:style-name="ce11" office:value-type="string">
            <text:p>shp_alllayers_43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14" table:formula="of:=[ductus.D10]/[PATCH.D10]" office:value-type="percentage" office:value="0.872253602305475">
            <text:p>87,23%</text:p>
          </table:table-cell>
          <table:table-cell table:style-name="ce14" table:formula="of:=[ductus.E10]/[PATCH.E10]" office:value-type="percentage" office:value="0.872178023751874">
            <text:p>87,22%</text:p>
          </table:table-cell>
          <table:table-cell table:style-name="ce14" table:formula="of:=[ductus.F10]/[PATCH.F10]" office:value-type="percentage" office:value="1.99514563106796">
            <text:p>199,51%</text:p>
          </table:table-cell>
          <table:table-cell table:style-name="ce14" table:formula="of:=[ductus.G10]/[PATCH.G10]" office:value-type="percentage" office:value="0.872224143894846">
            <text:p>87,22%</text:p>
          </table:table-cell>
          <table:table-cell table:style-name="ce17" table:formula="of:=[ductus.H10]/[PATCH.H10]" office:value-type="percentage" office:value="0.877487319547405">
            <text:p>87,75%</text:p>
          </table:table-cell>
          <table:table-cell table:style-name="ce14" table:formula="of:=[ductus.I10]/[PATCH.I10]" office:value-type="percentage" office:value="0.868653677049104">
            <text:p>86,87%</text:p>
          </table:table-cell>
          <table:table-cell table:style-name="ce14" table:formula="of:=[ductus.J10]/[PATCH.J10]" office:value-type="percentage" office:value="0.887850676204314">
            <text:p>88,79%</text:p>
          </table:table-cell>
          <table:table-cell table:style-name="ce2" office:value-type="float" office:value="20">
            <text:p>20</text:p>
          </table:table-cell>
          <table:table-cell table:number-columns-repeated="1013"/>
        </table:table-row>
        <table:table-row table:style-name="ro1">
          <table:table-cell table:style-name="ce12" office:value-type="string">
            <text:p>shp_alllayers_43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14" table:formula="of:=[ductus.D11]/[PATCH.D11]" office:value-type="percentage" office:value="1.26650565201037">
            <text:p>126,65%</text:p>
          </table:table-cell>
          <table:table-cell table:style-name="ce14" table:formula="of:=[ductus.E11]/[PATCH.E11]" office:value-type="percentage" office:value="1.26435712164704">
            <text:p>126,44%</text:p>
          </table:table-cell>
          <table:table-cell table:style-name="ce14" table:formula="of:=[ductus.F11]/[PATCH.F11]" office:value-type="percentage" office:value="9.45376344086021">
            <text:p>945,38%</text:p>
          </table:table-cell>
          <table:table-cell table:style-name="ce14" table:formula="of:=[ductus.G11]/[PATCH.G11]" office:value-type="percentage" office:value="1.26729615772908">
            <text:p>126,73%</text:p>
          </table:table-cell>
          <table:table-cell table:style-name="ce17" table:formula="of:=[ductus.H11]/[PATCH.H11]" office:value-type="percentage" office:value="1.33908079797564">
            <text:p>133,91%</text:p>
          </table:table-cell>
          <table:table-cell table:style-name="ce14" table:formula="of:=[ductus.I11]/[PATCH.I11]" office:value-type="percentage" office:value="1.36288811563169">
            <text:p>136,29%</text:p>
          </table:table-cell>
          <table:table-cell table:style-name="ce14" table:formula="of:=[ductus.J11]/[PATCH.J11]" office:value-type="percentage" office:value="1.70984140622203">
            <text:p>170,98%</text:p>
          </table:table-cell>
          <table:table-cell table:style-name="ce2" office:value-type="float" office:value="40">
            <text:p>40</text:p>
          </table:table-cell>
          <table:table-cell table:number-columns-repeated="1013"/>
        </table:table-row>
        <table:table-row table:style-name="ro1">
          <table:table-cell table:style-name="ce11" office:value-type="string">
            <text:p>shp_alllayers_43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14" table:formula="of:=[ductus.D12]/[PATCH.D12]" office:value-type="percentage" office:value="1.71578860367913">
            <text:p>171,58%</text:p>
          </table:table-cell>
          <table:table-cell table:style-name="ce14" table:formula="of:=[ductus.E12]/[PATCH.E12]" office:value-type="percentage" office:value="1.7183025315408">
            <text:p>171,83%</text:p>
          </table:table-cell>
          <table:table-cell table:style-name="ce14" table:formula="of:=[ductus.F12]/[PATCH.F12]" office:value-type="percentage" office:value="0.949877220858009">
            <text:p>94,99%</text:p>
          </table:table-cell>
          <table:table-cell table:style-name="ce14" table:formula="of:=[ductus.G12]/[PATCH.G12]" office:value-type="percentage" office:value="1.702656973827">
            <text:p>170,27%</text:p>
          </table:table-cell>
          <table:table-cell table:style-name="ce17" table:formula="of:=[ductus.H12]/[PATCH.H12]" office:value-type="percentage" office:value="1.61018705737713">
            <text:p>161,02%</text:p>
          </table:table-cell>
          <table:table-cell table:style-name="ce14" table:formula="of:=[ductus.I12]/[PATCH.I12]" office:value-type="percentage" office:value="1.42841697266422">
            <text:p>142,84%</text:p>
          </table:table-cell>
          <table:table-cell table:style-name="ce14" table:formula="of:=[ductus.J12]/[PATCH.J12]" office:value-type="percentage" office:value="1.23147165123108">
            <text:p>123,15%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1">
          <table:table-cell table:style-name="ce11" office:value-type="string">
            <text:p>shp_alllayers_47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14" table:formula="of:=[ductus.D13]/[PATCH.D13]" office:value-type="percentage" office:value="1.28671394825365">
            <text:p>128,67%</text:p>
          </table:table-cell>
          <table:table-cell table:style-name="ce14" table:formula="of:=[ductus.E13]/[PATCH.E13]" office:value-type="percentage" office:value="1.28964576630701">
            <text:p>128,96%</text:p>
          </table:table-cell>
          <table:table-cell table:style-name="ce14" table:formula="of:=[ductus.F13]/[PATCH.F13]" office:value-type="percentage" office:value="4.77547495682211">
            <text:p>477,55%</text:p>
          </table:table-cell>
          <table:table-cell table:style-name="ce14" table:formula="of:=[ductus.G13]/[PATCH.G13]" office:value-type="percentage" office:value="1.28965134457075">
            <text:p>128,97%</text:p>
          </table:table-cell>
          <table:table-cell table:style-name="ce17" table:formula="of:=[ductus.H13]/[PATCH.H13]" office:value-type="percentage" office:value="1.29245994200491">
            <text:p>129,25%</text:p>
          </table:table-cell>
          <table:table-cell table:style-name="ce14" table:formula="of:=[ductus.I13]/[PATCH.I13]" office:value-type="percentage" office:value="1.2856406984844">
            <text:p>128,56%</text:p>
          </table:table-cell>
          <table:table-cell table:style-name="ce14" table:formula="of:=[ductus.J13]/[PATCH.J13]" office:value-type="percentage" office:value="1.22419995193211">
            <text:p>122,42%</text:p>
          </table:table-cell>
          <table:table-cell table:style-name="ce2" office:value-type="float" office:value="20">
            <text:p>20</text:p>
          </table:table-cell>
          <table:table-cell table:number-columns-repeated="1013"/>
        </table:table-row>
        <table:table-row table:style-name="ro1">
          <table:table-cell table:style-name="ce11" office:value-type="string">
            <text:p>shp_alllayers_47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14" table:formula="of:=[ductus.D14]/[PATCH.D14]" office:value-type="percentage" office:value="1.64760786512916">
            <text:p>164,76%</text:p>
          </table:table-cell>
          <table:table-cell table:style-name="ce14" table:formula="of:=[ductus.E14]/[PATCH.E14]" office:value-type="percentage" office:value="1.64020504779704">
            <text:p>164,02%</text:p>
          </table:table-cell>
          <table:table-cell table:style-name="ce14" table:formula="of:=[ductus.F14]/[PATCH.F14]" office:value-type="percentage" office:value="6.88177998472116">
            <text:p>688,18%</text:p>
          </table:table-cell>
          <table:table-cell table:style-name="ce14" table:formula="of:=[ductus.G14]/[PATCH.G14]" office:value-type="percentage" office:value="1.64223487278793">
            <text:p>164,22%</text:p>
          </table:table-cell>
          <table:table-cell table:style-name="ce17" table:formula="of:=[ductus.H14]/[PATCH.H14]" office:value-type="percentage" office:value="1.70346849723041">
            <text:p>170,35%</text:p>
          </table:table-cell>
          <table:table-cell table:style-name="ce14" table:formula="of:=[ductus.I14]/[PATCH.I14]" office:value-type="percentage" office:value="1.71937022582474">
            <text:p>171,94%</text:p>
          </table:table-cell>
          <table:table-cell table:style-name="ce14" table:formula="of:=[ductus.J14]/[PATCH.J14]" office:value-type="percentage" office:value="1.93230041162633">
            <text:p>193,23%</text:p>
          </table:table-cell>
          <table:table-cell table:style-name="ce2" office:value-type="float" office:value="40">
            <text:p>40</text:p>
          </table:table-cell>
          <table:table-cell table:number-columns-repeated="1013"/>
        </table:table-row>
        <table:table-row table:style-name="ro1">
          <table:table-cell table:style-name="ce11" office:value-type="string">
            <text:p>shp_alllayers_47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14" table:formula="of:=[ductus.D15]/[PATCH.D15]" office:value-type="percentage" office:value="3.86799693983926">
            <text:p>386,80%</text:p>
          </table:table-cell>
          <table:table-cell table:style-name="ce14" table:formula="of:=[ductus.E15]/[PATCH.E15]" office:value-type="percentage" office:value="3.86868685454423">
            <text:p>386,87%</text:p>
          </table:table-cell>
          <table:table-cell table:style-name="ce14" table:formula="of:=[ductus.F15]/[PATCH.F15]" office:value-type="percentage" office:value="17.0214009127368">
            <text:p>1702,14%</text:p>
          </table:table-cell>
          <table:table-cell table:style-name="ce14" table:formula="of:=[ductus.G15]/[PATCH.G15]" office:value-type="percentage" office:value="3.88321256266881">
            <text:p>388,32%</text:p>
          </table:table-cell>
          <table:table-cell table:style-name="ce17" table:formula="of:=[ductus.H15]/[PATCH.H15]" office:value-type="percentage" office:value="4.12972460017072">
            <text:p>412,97%</text:p>
          </table:table-cell>
          <table:table-cell table:style-name="ce14" table:formula="of:=[ductus.I15]/[PATCH.I15]" office:value-type="percentage" office:value="3.35934191972966">
            <text:p>335,93%</text:p>
          </table:table-cell>
          <table:table-cell table:style-name="ce14" table:formula="of:=[ductus.J15]/[PATCH.J15]" office:value-type="percentage" office:value="4.20846840537067">
            <text:p>420,85%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1">
          <table:table-cell table:style-name="ce11" office:value-type="string">
            <text:p>spearfish_15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14" table:formula="of:=[ductus.D16]/[PATCH.D16]" office:value-type="percentage" office:value="1.72285016728456">
            <text:p>172,29%</text:p>
          </table:table-cell>
          <table:table-cell table:style-name="ce14" table:formula="of:=[ductus.E16]/[PATCH.E16]" office:value-type="percentage" office:value="1.66557852738484">
            <text:p>166,56%</text:p>
          </table:table-cell>
          <table:table-cell table:style-name="ce14" table:formula="of:=[ductus.F16]/[PATCH.F16]" office:value-type="percentage" office:value="9.9819209039548">
            <text:p>998,19%</text:p>
          </table:table-cell>
          <table:table-cell table:style-name="ce14" table:formula="of:=[ductus.G16]/[PATCH.G16]" office:value-type="percentage" office:value="1.84219088937093">
            <text:p>184,22%</text:p>
          </table:table-cell>
          <table:table-cell table:style-name="ce17" table:formula="of:=[ductus.H16]/[PATCH.H16]" office:value-type="percentage" office:value="2.28338789557626">
            <text:p>228,34%</text:p>
          </table:table-cell>
          <table:table-cell table:style-name="ce14" table:formula="of:=[ductus.I16]/[PATCH.I16]" office:value-type="percentage" office:value="1.24774193548387">
            <text:p>124,77%</text:p>
          </table:table-cell>
          <table:table-cell table:style-name="ce14" table:formula="of:=[ductus.J16]/[PATCH.J16]" office:value-type="percentage" office:value="8.49909027291812">
            <text:p>849,91%</text:p>
          </table:table-cell>
          <table:table-cell table:style-name="ce2" office:value-type="float" office:value="20">
            <text:p>20</text:p>
          </table:table-cell>
          <table:table-cell table:number-columns-repeated="1013"/>
        </table:table-row>
        <table:table-row table:style-name="ro1">
          <table:table-cell table:style-name="ce11" office:value-type="string">
            <text:p>spearfish_15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14" table:formula="of:=[ductus.D17]/[PATCH.D17]" office:value-type="percentage" office:value="1.80126754187415">
            <text:p>180,13%</text:p>
          </table:table-cell>
          <table:table-cell table:style-name="ce14" table:formula="of:=[ductus.E17]/[PATCH.E17]" office:value-type="percentage" office:value="1.76541625783078">
            <text:p>176,54%</text:p>
          </table:table-cell>
          <table:table-cell table:style-name="ce14" table:formula="of:=[ductus.F17]/[PATCH.F17]" office:value-type="percentage" office:value="24.3629807692308">
            <text:p>2436,30%</text:p>
          </table:table-cell>
          <table:table-cell table:style-name="ce14" table:formula="of:=[ductus.G17]/[PATCH.G17]" office:value-type="percentage" office:value="1.92312334967937">
            <text:p>192,31%</text:p>
          </table:table-cell>
          <table:table-cell table:style-name="ce17" table:formula="of:=[ductus.H17]/[PATCH.H17]" office:value-type="percentage" office:value="2.45327478960849">
            <text:p>245,33%</text:p>
          </table:table-cell>
          <table:table-cell table:style-name="ce14" table:formula="of:=[ductus.I17]/[PATCH.I17]" office:value-type="percentage" office:value="1.32423886529949">
            <text:p>132,42%</text:p>
          </table:table-cell>
          <table:table-cell table:style-name="ce14" table:formula="of:=[ductus.J17]/[PATCH.J17]" office:value-type="percentage" office:value="13.8374508854083">
            <text:p>1383,75%</text:p>
          </table:table-cell>
          <table:table-cell table:style-name="ce2" office:value-type="float" office:value="40">
            <text:p>40</text:p>
          </table:table-cell>
          <table:table-cell table:number-columns-repeated="1013"/>
        </table:table-row>
        <table:table-row table:style-name="ro1">
          <table:table-cell table:style-name="ce11" office:value-type="string">
            <text:p>spearfish_15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14" table:formula="of:=[ductus.D18]/[PATCH.D18]" office:value-type="percentage" office:value="2.81192581036575">
            <text:p>281,19%</text:p>
          </table:table-cell>
          <table:table-cell table:style-name="ce14" table:formula="of:=[ductus.E18]/[PATCH.E18]" office:value-type="percentage" office:value="2.8062445793582">
            <text:p>280,62%</text:p>
          </table:table-cell>
          <table:table-cell table:style-name="ce14" table:formula="of:=[ductus.F18]/[PATCH.F18]" office:value-type="percentage" office:value="7.50132890365449">
            <text:p>750,13%</text:p>
          </table:table-cell>
          <table:table-cell table:style-name="ce14" table:formula="of:=[ductus.G18]/[PATCH.G18]" office:value-type="percentage" office:value="2.94711042311661">
            <text:p>294,71%</text:p>
          </table:table-cell>
          <table:table-cell table:style-name="ce17" table:formula="of:=[ductus.H18]/[PATCH.H18]" office:value-type="percentage" office:value="3.34829305715382">
            <text:p>334,83%</text:p>
          </table:table-cell>
          <table:table-cell table:style-name="ce14" table:formula="of:=[ductus.I18]/[PATCH.I18]" office:value-type="percentage" office:value="1.30858531317495">
            <text:p>130,86%</text:p>
          </table:table-cell>
          <table:table-cell table:style-name="ce14" table:formula="of:=[ductus.J18]/[PATCH.J18]" office:value-type="percentage" office:value="4.92753854332802">
            <text:p>492,75%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1">
          <table:table-cell table:style-name="ce11" office:value-type="string">
            <text:p>spearfish_19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14" table:formula="of:=[ductus.D19]/[PATCH.D19]" office:value-type="percentage" office:value="1.10081981510553">
            <text:p>110,08%</text:p>
          </table:table-cell>
          <table:table-cell table:style-name="ce14" table:formula="of:=[ductus.E19]/[PATCH.E19]" office:value-type="percentage" office:value="1.09914470239134">
            <text:p>109,91%</text:p>
          </table:table-cell>
          <table:table-cell table:style-name="ce14" table:formula="of:=[ductus.F19]/[PATCH.F19]" office:value-type="percentage" office:value="0.238532110091743">
            <text:p>23,85%</text:p>
          </table:table-cell>
          <table:table-cell table:style-name="ce14" table:formula="of:=[ductus.G19]/[PATCH.G19]" office:value-type="percentage" office:value="1.09837781266353">
            <text:p>109,84%</text:p>
          </table:table-cell>
          <table:table-cell table:style-name="ce17" table:formula="of:=[ductus.H19]/[PATCH.H19]" office:value-type="percentage" office:value="1.06759710778544">
            <text:p>106,76%</text:p>
          </table:table-cell>
          <table:table-cell table:style-name="ce14" table:formula="of:=[ductus.I19]/[PATCH.I19]" office:value-type="percentage" office:value="1.11754197927831">
            <text:p>111,75%</text:p>
          </table:table-cell>
          <table:table-cell table:style-name="ce14" table:formula="of:=[ductus.J19]/[PATCH.J19]" office:value-type="percentage" office:value="1.56454104148279">
            <text:p>156,45%</text:p>
          </table:table-cell>
          <table:table-cell table:style-name="ce2" office:value-type="float" office:value="20">
            <text:p>20</text:p>
          </table:table-cell>
          <table:table-cell table:number-columns-repeated="1013"/>
        </table:table-row>
        <table:table-row table:style-name="ro1">
          <table:table-cell table:style-name="ce11" office:value-type="string">
            <text:p>spearfish_19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14" table:formula="of:=[ductus.D20]/[PATCH.D20]" office:value-type="percentage" office:value="1.63754375729288">
            <text:p>163,75%</text:p>
          </table:table-cell>
          <table:table-cell table:style-name="ce14" table:formula="of:=[ductus.E20]/[PATCH.E20]" office:value-type="percentage" office:value="1.63308512191561">
            <text:p>163,31%</text:p>
          </table:table-cell>
          <table:table-cell table:style-name="ce14" table:formula="of:=[ductus.F20]/[PATCH.F20]" office:value-type="percentage" office:value="4.67065868263473">
            <text:p>467,07%</text:p>
          </table:table-cell>
          <table:table-cell table:style-name="ce14" table:formula="of:=[ductus.G20]/[PATCH.G20]" office:value-type="percentage" office:value="1.66404543468764">
            <text:p>166,40%</text:p>
          </table:table-cell>
          <table:table-cell table:style-name="ce17" table:formula="of:=[ductus.H20]/[PATCH.H20]" office:value-type="percentage" office:value="1.84013605442177">
            <text:p>184,01%</text:p>
          </table:table-cell>
          <table:table-cell table:style-name="ce14" table:formula="of:=[ductus.I20]/[PATCH.I20]" office:value-type="percentage" office:value="1.18300653594771">
            <text:p>118,30%</text:p>
          </table:table-cell>
          <table:table-cell table:style-name="ce14" table:formula="of:=[ductus.J20]/[PATCH.J20]" office:value-type="percentage" office:value="3.11705209407375">
            <text:p>311,71%</text:p>
          </table:table-cell>
          <table:table-cell table:style-name="ce2" office:value-type="float" office:value="40">
            <text:p>40</text:p>
          </table:table-cell>
          <table:table-cell table:number-columns-repeated="1013"/>
        </table:table-row>
        <table:table-row table:style-name="ro1">
          <table:table-cell table:style-name="ce11" office:value-type="string">
            <text:p>spearfish_19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14" table:formula="of:=[ductus.D21]/[PATCH.D21]" office:value-type="percentage" office:value="2.26561710725711">
            <text:p>226,56%</text:p>
          </table:table-cell>
          <table:table-cell table:style-name="ce14" table:formula="of:=[ductus.E21]/[PATCH.E21]" office:value-type="percentage" office:value="2.26229370158302">
            <text:p>226,23%</text:p>
          </table:table-cell>
          <table:table-cell table:style-name="ce14" table:formula="of:=[ductus.F21]/[PATCH.F21]" office:value-type="percentage" office:value="9.75324675324675">
            <text:p>975,32%</text:p>
          </table:table-cell>
          <table:table-cell table:style-name="ce14" table:formula="of:=[ductus.G21]/[PATCH.G21]" office:value-type="percentage" office:value="2.31508577194753">
            <text:p>231,51%</text:p>
          </table:table-cell>
          <table:table-cell table:style-name="ce17" table:formula="of:=[ductus.H21]/[PATCH.H21]" office:value-type="percentage" office:value="2.63168427793788">
            <text:p>263,17%</text:p>
          </table:table-cell>
          <table:table-cell table:style-name="ce14" table:formula="of:=[ductus.I21]/[PATCH.I21]" office:value-type="percentage" office:value="1.0904636920385">
            <text:p>109,05%</text:p>
          </table:table-cell>
          <table:table-cell table:style-name="ce14" table:formula="of:=[ductus.J21]/[PATCH.J21]" office:value-type="percentage" office:value="6.25406902428632">
            <text:p>625,41%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1">
          <table:table-cell table:style-name="ce11" office:value-type="string">
            <text:p>topp:states_06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14" table:formula="of:=[ductus.D22]/[PATCH.D22]" office:value-type="percentage" office:value="1.31279867026802">
            <text:p>131,28%</text:p>
          </table:table-cell>
          <table:table-cell table:style-name="ce14" table:formula="of:=[ductus.E22]/[PATCH.E22]" office:value-type="percentage" office:value="1.31146688844994">
            <text:p>131,15%</text:p>
          </table:table-cell>
          <table:table-cell table:style-name="ce14" table:formula="of:=[ductus.F22]/[PATCH.F22]" office:value-type="percentage" office:value="0.423645320197044">
            <text:p>42,36%</text:p>
          </table:table-cell>
          <table:table-cell table:style-name="ce14" table:formula="of:=[ductus.G22]/[PATCH.G22]" office:value-type="percentage" office:value="1.31119426255067">
            <text:p>131,12%</text:p>
          </table:table-cell>
          <table:table-cell table:style-name="ce17" table:formula="of:=[ductus.H22]/[PATCH.H22]" office:value-type="percentage" office:value="1.29308765143032">
            <text:p>129,31%</text:p>
          </table:table-cell>
          <table:table-cell table:style-name="ce14" table:formula="of:=[ductus.I22]/[PATCH.I22]" office:value-type="percentage" office:value="1.31802343997466">
            <text:p>131,80%</text:p>
          </table:table-cell>
          <table:table-cell table:style-name="ce14" table:formula="of:=[ductus.J22]/[PATCH.J22]" office:value-type="percentage" office:value="1.65215098319898">
            <text:p>165,22%</text:p>
          </table:table-cell>
          <table:table-cell table:style-name="ce2" office:value-type="float" office:value="20">
            <text:p>20</text:p>
          </table:table-cell>
          <table:table-cell table:number-columns-repeated="1013"/>
        </table:table-row>
        <table:table-row table:style-name="ro1">
          <table:table-cell table:style-name="ce11" office:value-type="string">
            <text:p>topp:states_06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14" table:formula="of:=[ductus.D23]/[PATCH.D23]" office:value-type="percentage" office:value="1.75192457399879">
            <text:p>175,19%</text:p>
          </table:table-cell>
          <table:table-cell table:style-name="ce14" table:formula="of:=[ductus.E23]/[PATCH.E23]" office:value-type="percentage" office:value="1.74859416904577">
            <text:p>174,86%</text:p>
          </table:table-cell>
          <table:table-cell table:style-name="ce14" table:formula="of:=[ductus.F23]/[PATCH.F23]" office:value-type="percentage" office:value="11.1198630136986">
            <text:p>1111,99%</text:p>
          </table:table-cell>
          <table:table-cell table:style-name="ce14" table:formula="of:=[ductus.G23]/[PATCH.G23]" office:value-type="percentage" office:value="1.77038830753265">
            <text:p>177,04%</text:p>
          </table:table-cell>
          <table:table-cell table:style-name="ce17" table:formula="of:=[ductus.H23]/[PATCH.H23]" office:value-type="percentage" office:value="1.97941102016707">
            <text:p>197,94%</text:p>
          </table:table-cell>
          <table:table-cell table:style-name="ce14" table:formula="of:=[ductus.I23]/[PATCH.I23]" office:value-type="percentage" office:value="1.4880248521896">
            <text:p>148,80%</text:p>
          </table:table-cell>
          <table:table-cell table:style-name="ce14" table:formula="of:=[ductus.J23]/[PATCH.J23]" office:value-type="percentage" office:value="4.07555344932638">
            <text:p>407,56%</text:p>
          </table:table-cell>
          <table:table-cell table:style-name="ce2" office:value-type="float" office:value="40">
            <text:p>40</text:p>
          </table:table-cell>
          <table:table-cell table:number-columns-repeated="1013"/>
        </table:table-row>
        <table:table-row table:style-name="ro1">
          <table:table-cell table:style-name="ce11" office:value-type="string">
            <text:p>topp:states_06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14" table:formula="of:=[ductus.D24]/[PATCH.D24]" office:value-type="percentage" office:value="2.15113135762915">
            <text:p>215,11%</text:p>
          </table:table-cell>
          <table:table-cell table:style-name="ce14" table:formula="of:=[ductus.E24]/[PATCH.E24]" office:value-type="percentage" office:value="2.14950931303825">
            <text:p>214,95%</text:p>
          </table:table-cell>
          <table:table-cell table:style-name="ce14" table:formula="of:=[ductus.F24]/[PATCH.F24]" office:value-type="percentage" office:value="8.58045977011494">
            <text:p>858,05%</text:p>
          </table:table-cell>
          <table:table-cell table:style-name="ce14" table:formula="of:=[ductus.G24]/[PATCH.G24]" office:value-type="percentage" office:value="2.19285964298215">
            <text:p>219,29%</text:p>
          </table:table-cell>
          <table:table-cell table:style-name="ce17" table:formula="of:=[ductus.H24]/[PATCH.H24]" office:value-type="percentage" office:value="2.46897601827179">
            <text:p>246,90%</text:p>
          </table:table-cell>
          <table:table-cell table:style-name="ce14" table:formula="of:=[ductus.I24]/[PATCH.I24]" office:value-type="percentage" office:value="1.05">
            <text:p>105,00%</text:p>
          </table:table-cell>
          <table:table-cell table:style-name="ce14" table:formula="of:=[ductus.J24]/[PATCH.J24]" office:value-type="percentage" office:value="3.9341561518541">
            <text:p>393,42%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1">
          <table:table-cell table:style-name="ce11" office:value-type="string">
            <text:p>topp:states_07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14" table:formula="of:=[ductus.D25]/[PATCH.D25]" office:value-type="percentage" office:value="1.43699596774194">
            <text:p>143,70%</text:p>
          </table:table-cell>
          <table:table-cell table:style-name="ce14" table:formula="of:=[ductus.E25]/[PATCH.E25]" office:value-type="percentage" office:value="1.43250966549">
            <text:p>143,25%</text:p>
          </table:table-cell>
          <table:table-cell table:style-name="ce14" table:formula="of:=[ductus.F25]/[PATCH.F25]" office:value-type="percentage" office:value="0.615094339622641">
            <text:p>61,51%</text:p>
          </table:table-cell>
          <table:table-cell table:style-name="ce14" table:formula="of:=[ductus.G25]/[PATCH.G25]" office:value-type="percentage" office:value="1.43123425692695">
            <text:p>143,12%</text:p>
          </table:table-cell>
          <table:table-cell table:style-name="ce17" table:formula="of:=[ductus.H25]/[PATCH.H25]" office:value-type="percentage" office:value="1.39765046668812">
            <text:p>139,77%</text:p>
          </table:table-cell>
          <table:table-cell table:style-name="ce14" table:formula="of:=[ductus.I25]/[PATCH.I25]" office:value-type="percentage" office:value="1.44206157039087">
            <text:p>144,21%</text:p>
          </table:table-cell>
          <table:table-cell table:style-name="ce14" table:formula="of:=[ductus.J25]/[PATCH.J25]" office:value-type="percentage" office:value="2.51030620755391">
            <text:p>251,03%</text:p>
          </table:table-cell>
          <table:table-cell table:style-name="ce2" office:value-type="float" office:value="20">
            <text:p>20</text:p>
          </table:table-cell>
          <table:table-cell table:number-columns-repeated="1013"/>
        </table:table-row>
        <table:table-row table:style-name="ro1">
          <table:table-cell table:style-name="ce11" office:value-type="string">
            <text:p>topp:states_07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14" table:formula="of:=[ductus.D26]/[PATCH.D26]" office:value-type="percentage" office:value="1.84436421981548">
            <text:p>184,44%</text:p>
          </table:table-cell>
          <table:table-cell table:style-name="ce14" table:formula="of:=[ductus.E26]/[PATCH.E26]" office:value-type="percentage" office:value="1.8399090544336">
            <text:p>183,99%</text:p>
          </table:table-cell>
          <table:table-cell table:style-name="ce14" table:formula="of:=[ductus.F26]/[PATCH.F26]" office:value-type="percentage" office:value="3.15682281059063">
            <text:p>315,68%</text:p>
          </table:table-cell>
          <table:table-cell table:style-name="ce14" table:formula="of:=[ductus.G26]/[PATCH.G26]" office:value-type="percentage" office:value="1.87004376077443">
            <text:p>187,00%</text:p>
          </table:table-cell>
          <table:table-cell table:style-name="ce17" table:formula="of:=[ductus.H26]/[PATCH.H26]" office:value-type="percentage" office:value="1.99278874571462">
            <text:p>199,28%</text:p>
          </table:table-cell>
          <table:table-cell table:style-name="ce14" table:formula="of:=[ductus.I26]/[PATCH.I26]" office:value-type="percentage" office:value="1.48643670462157">
            <text:p>148,64%</text:p>
          </table:table-cell>
          <table:table-cell table:style-name="ce14" table:formula="of:=[ductus.J26]/[PATCH.J26]" office:value-type="percentage" office:value="4.08093555443379">
            <text:p>408,09%</text:p>
          </table:table-cell>
          <table:table-cell table:style-name="ce2" office:value-type="float" office:value="40">
            <text:p>40</text:p>
          </table:table-cell>
          <table:table-cell table:number-columns-repeated="1013"/>
        </table:table-row>
        <table:table-row table:style-name="ro1">
          <table:table-cell table:style-name="ce11" office:value-type="string">
            <text:p>topp:states_07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14" table:formula="of:=[ductus.D27]/[PATCH.D27]" office:value-type="percentage" office:value="2.22793635170604">
            <text:p>222,79%</text:p>
          </table:table-cell>
          <table:table-cell table:style-name="ce14" table:formula="of:=[ductus.E27]/[PATCH.E27]" office:value-type="percentage" office:value="2.22327946846034">
            <text:p>222,33%</text:p>
          </table:table-cell>
          <table:table-cell table:style-name="ce14" table:formula="of:=[ductus.F27]/[PATCH.F27]" office:value-type="percentage" office:value="10.0044593088071">
            <text:p>1000,45%</text:p>
          </table:table-cell>
          <table:table-cell table:style-name="ce14" table:formula="of:=[ductus.G27]/[PATCH.G27]" office:value-type="percentage" office:value="2.33565117801047">
            <text:p>233,57%</text:p>
          </table:table-cell>
          <table:table-cell table:style-name="ce17" table:formula="of:=[ductus.H27]/[PATCH.H27]" office:value-type="percentage" office:value="2.75678153893176">
            <text:p>275,68%</text:p>
          </table:table-cell>
          <table:table-cell table:style-name="ce14" table:formula="of:=[ductus.I27]/[PATCH.I27]" office:value-type="percentage" office:value="1.37168888139025">
            <text:p>137,17%</text:p>
          </table:table-cell>
          <table:table-cell table:style-name="ce14" table:formula="of:=[ductus.J27]/[PATCH.J27]" office:value-type="percentage" office:value="5.92386813927999">
            <text:p>592,39%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17"/>
          <table:table-cell table:number-columns-repeated="1016"/>
        </table:table-row>
        <table:table-row table:style-name="ro2">
          <table:table-cell table:style-name="ce3" office:value-type="string" table:number-columns-spanned="1" table:number-rows-spanned="3">
            <text:p>score small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5" table:formula="of:=[ductus.D29]/[PATCH.D29]" office:value-type="percentage" office:value="0.962759428089657">
            <text:p>96,28%</text:p>
          </table:table-cell>
          <table:table-cell table:style-name="ce15" table:formula="of:=[ductus.E29]/[PATCH.E29]" office:value-type="percentage" office:value="0.95911498854835">
            <text:p>95,91%</text:p>
          </table:table-cell>
          <table:table-cell table:style-name="ce15" table:formula="of:=[ductus.F29]/[PATCH.F29]" office:value-type="percentage" office:value="3.73398835516739">
            <text:p>373,40%</text:p>
          </table:table-cell>
          <table:table-cell table:style-name="ce15" table:formula="of:=[ductus.G29]/[PATCH.G29]" office:value-type="percentage" office:value="0.967715716520569">
            <text:p>96,77%</text:p>
          </table:table-cell>
          <table:table-cell table:style-name="ce17" table:formula="of:=[ductus.H29]/[PATCH.H29]" office:value-type="percentage" office:value="0.992053105983061">
            <text:p>99,21%</text:p>
          </table:table-cell>
          <table:table-cell table:style-name="ce15" table:formula="of:=[ductus.I29]/[PATCH.I29]" office:value-type="percentage" office:value="0.939364176106834">
            <text:p>93,94%</text:p>
          </table:table-cell>
          <table:table-cell table:style-name="ce15" table:formula="of:=[ductus.J29]/[PATCH.J29]" office:value-type="percentage" office:value="1.68331567961619">
            <text:p>168,33%</text:p>
          </table:table-cell>
          <table:table-cell table:number-columns-repeated="1014"/>
        </table:table-row>
        <table:table-row table:style-name="ro2">
          <table:covered-table-cell table:style-name="ce3" office:value-type="string">
            <text:p>score</text:p>
          </table:covered-table-cell>
          <table:table-cell table:style-name="ce1" office:value-type="float" office:value="2">
            <text:p>2</text:p>
          </table:table-cell>
          <table:table-cell table:style-name="ce3" office:value-type="float" office:value="40">
            <text:p>40</text:p>
          </table:table-cell>
          <table:table-cell table:style-name="ce15" table:formula="of:=[ductus.D30]/[PATCH.D30]" office:value-type="percentage" office:value="1.34032230369323">
            <text:p>134,03%</text:p>
          </table:table-cell>
          <table:table-cell table:style-name="ce15" table:formula="of:=[ductus.E30]/[PATCH.E30]" office:value-type="percentage" office:value="1.33285611502909">
            <text:p>133,29%</text:p>
          </table:table-cell>
          <table:table-cell table:style-name="ce15" table:formula="of:=[ductus.F30]/[PATCH.F30]" office:value-type="percentage" office:value="8.49217391304348">
            <text:p>849,22%</text:p>
          </table:table-cell>
          <table:table-cell table:style-name="ce15" table:formula="of:=[ductus.G30]/[PATCH.G30]" office:value-type="percentage" office:value="1.34873032329663">
            <text:p>134,87%</text:p>
          </table:table-cell>
          <table:table-cell table:style-name="ce17" table:formula="of:=[ductus.H30]/[PATCH.H30]" office:value-type="percentage" office:value="1.48011317906545">
            <text:p>148,01%</text:p>
          </table:table-cell>
          <table:table-cell table:style-name="ce15" table:formula="of:=[ductus.I30]/[PATCH.I30]" office:value-type="percentage" office:value="1.1885458587094">
            <text:p>118,85%</text:p>
          </table:table-cell>
          <table:table-cell table:style-name="ce15" table:formula="of:=[ductus.J30]/[PATCH.J30]" office:value-type="percentage" office:value="3.04924133892109">
            <text:p>304,92%</text:p>
          </table:table-cell>
          <table:table-cell table:number-columns-repeated="1014"/>
        </table:table-row>
        <table:table-row table:style-name="ro2">
          <table:covered-table-cell table:style-name="ce3" office:value-type="string">
            <text:p>score</text:p>
          </table:covered-table-cell>
          <table:table-cell table:style-name="ce1" office:value-type="float" office:value="4">
            <text:p>4</text:p>
          </table:table-cell>
          <table:table-cell table:style-name="ce3" office:value-type="float" office:value="80">
            <text:p>80</text:p>
          </table:table-cell>
          <table:table-cell table:style-name="ce15" table:formula="of:=[ductus.D31]/[PATCH.D31]" office:value-type="percentage" office:value="1.86946300338595">
            <text:p>186,95%</text:p>
          </table:table-cell>
          <table:table-cell table:style-name="ce15" table:formula="of:=[ductus.E31]/[PATCH.E31]" office:value-type="percentage" office:value="1.87169218357993">
            <text:p>187,17%</text:p>
          </table:table-cell>
          <table:table-cell table:style-name="ce15" table:formula="of:=[ductus.F31]/[PATCH.F31]" office:value-type="percentage" office:value="2.03950201680163">
            <text:p>203,95%</text:p>
          </table:table-cell>
          <table:table-cell table:style-name="ce15" table:formula="of:=[ductus.G31]/[PATCH.G31]" office:value-type="percentage" office:value="1.8789005988444">
            <text:p>187,89%</text:p>
          </table:table-cell>
          <table:table-cell table:style-name="ce17" table:formula="of:=[ductus.H31]/[PATCH.H31]" office:value-type="percentage" office:value="1.89308904573141">
            <text:p>189,31%</text:p>
          </table:table-cell>
          <table:table-cell table:style-name="ce15" table:formula="of:=[ductus.I31]/[PATCH.I31]" office:value-type="percentage" office:value="1.19985377990732">
            <text:p>119,99%</text:p>
          </table:table-cell>
          <table:table-cell table:style-name="ce15" table:formula="of:=[ductus.J31]/[PATCH.J31]" office:value-type="percentage" office:value="2.04583575609156">
            <text:p>204,58%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table:number-columns-spanned="1" table:number-rows-spanned="3">
            <text:p>score big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16" table:formula="of:=[ductus.D33]/[PATCH.D33]" office:value-type="percentage" office:value="1.28671394825365">
            <text:p>128,67%</text:p>
          </table:table-cell>
          <table:table-cell table:style-name="ce16" table:formula="of:=[ductus.E33]/[PATCH.E33]" office:value-type="percentage" office:value="1.28964576630701">
            <text:p>128,96%</text:p>
          </table:table-cell>
          <table:table-cell table:style-name="ce16" table:formula="of:=[ductus.F33]/[PATCH.F33]" office:value-type="percentage" office:value="4.77547495682211">
            <text:p>477,55%</text:p>
          </table:table-cell>
          <table:table-cell table:style-name="ce16" table:formula="of:=[ductus.G33]/[PATCH.G33]" office:value-type="percentage" office:value="1.28965134457075">
            <text:p>128,97%</text:p>
          </table:table-cell>
          <table:table-cell table:style-name="ce18" table:formula="of:=[ductus.H33]/[PATCH.H33]" office:value-type="percentage" office:value="1.29245994200491">
            <text:p>129,25%</text:p>
          </table:table-cell>
          <table:table-cell table:style-name="ce16" table:formula="of:=[ductus.I33]/[PATCH.I33]" office:value-type="percentage" office:value="1.2856406984844">
            <text:p>128,56%</text:p>
          </table:table-cell>
          <table:table-cell table:style-name="ce16" table:formula="of:=[ductus.J33]/[PATCH.J33]" office:value-type="percentage" office:value="1.22419995193211">
            <text:p>122,42%</text:p>
          </table:table-cell>
          <table:table-cell table:number-columns-repeated="1014"/>
        </table:table-row>
        <table:table-row table:style-name="ro2">
          <table:covered-table-cell table:style-name="ce3"/>
          <table:table-cell table:style-name="ce1" office:value-type="float" office:value="2">
            <text:p>2</text:p>
          </table:table-cell>
          <table:table-cell table:style-name="ce3" office:value-type="float" office:value="40">
            <text:p>40</text:p>
          </table:table-cell>
          <table:table-cell table:style-name="ce16" table:formula="of:=[ductus.D34]/[PATCH.D34]" office:value-type="percentage" office:value="1.64760786512916">
            <text:p>164,76%</text:p>
          </table:table-cell>
          <table:table-cell table:style-name="ce16" table:formula="of:=[ductus.E34]/[PATCH.E34]" office:value-type="percentage" office:value="1.64020504779704">
            <text:p>164,02%</text:p>
          </table:table-cell>
          <table:table-cell table:style-name="ce16" table:formula="of:=[ductus.F34]/[PATCH.F34]" office:value-type="percentage" office:value="6.88177998472116">
            <text:p>688,18%</text:p>
          </table:table-cell>
          <table:table-cell table:style-name="ce16" table:formula="of:=[ductus.G34]/[PATCH.G34]" office:value-type="percentage" office:value="1.64223487278793">
            <text:p>164,22%</text:p>
          </table:table-cell>
          <table:table-cell table:style-name="ce18" table:formula="of:=[ductus.H34]/[PATCH.H34]" office:value-type="percentage" office:value="1.70346849723041">
            <text:p>170,35%</text:p>
          </table:table-cell>
          <table:table-cell table:style-name="ce16" table:formula="of:=[ductus.I34]/[PATCH.I34]" office:value-type="percentage" office:value="1.71937022582474">
            <text:p>171,94%</text:p>
          </table:table-cell>
          <table:table-cell table:style-name="ce16" table:formula="of:=[ductus.J34]/[PATCH.J34]" office:value-type="percentage" office:value="1.93230041162633">
            <text:p>193,23%</text:p>
          </table:table-cell>
          <table:table-cell table:number-columns-repeated="1014"/>
        </table:table-row>
        <table:table-row table:style-name="ro2">
          <table:covered-table-cell table:style-name="ce3"/>
          <table:table-cell table:style-name="ce1" office:value-type="float" office:value="4">
            <text:p>4</text:p>
          </table:table-cell>
          <table:table-cell table:style-name="ce3" office:value-type="float" office:value="80">
            <text:p>80</text:p>
          </table:table-cell>
          <table:table-cell table:style-name="ce16" table:formula="of:=[ductus.D35]/[PATCH.D35]" office:value-type="percentage" office:value="3.86799693983926">
            <text:p>386,80%</text:p>
          </table:table-cell>
          <table:table-cell table:style-name="ce16" table:formula="of:=[ductus.E35]/[PATCH.E35]" office:value-type="percentage" office:value="3.86868685454423">
            <text:p>386,87%</text:p>
          </table:table-cell>
          <table:table-cell table:style-name="ce16" table:formula="of:=[ductus.F35]/[PATCH.F35]" office:value-type="percentage" office:value="17.0214009127368">
            <text:p>1702,14%</text:p>
          </table:table-cell>
          <table:table-cell table:style-name="ce16" table:formula="of:=[ductus.G35]/[PATCH.G35]" office:value-type="percentage" office:value="3.88321256266881">
            <text:p>388,32%</text:p>
          </table:table-cell>
          <table:table-cell table:style-name="ce18" table:formula="of:=[ductus.H35]/[PATCH.H35]" office:value-type="percentage" office:value="4.12972460017072">
            <text:p>412,97%</text:p>
          </table:table-cell>
          <table:table-cell table:style-name="ce16" table:formula="of:=[ductus.I35]/[PATCH.I35]" office:value-type="percentage" office:value="3.35934191972966">
            <text:p>335,93%</text:p>
          </table:table-cell>
          <table:table-cell table:style-name="ce16" table:formula="of:=[ductus.J35]/[PATCH.J35]" office:value-type="percentage" office:value="4.20846840537067">
            <text:p>420,85%</text:p>
          </table:table-cell>
          <table:table-cell table:number-columns-repeated="101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1/02/2014</text:date>, <text:time>15:0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02-01T15:05:01</dc:date>
    <dc:creator>Laurent Bourgès</dc:creator>
    <meta:generator>OpenOffice.org/3.3$Unix OpenOffice.org_project/330m20$Build-9567</meta:generator>
    <meta:editing-duration>PT2H39M38S</meta:editing-duration>
    <meta:editing-cycles>21</meta:editing-cycles>
    <meta:document-statistic meta:table-count="6" meta:cell-count="203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graphic-properties draw:stroke="none" draw:fill-color="#31400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101cm" svg:height="13.551cm" xlink:href=".." xlink:type="simple" chart:class="chart:bar" chart:style-name="ch1">
        <chart:title svg:x="9.111cm" svg:y="0.406cm" chart:style-name="ch2">
          <text:p>Pisces / Marlin 0.3</text:p>
        </chart:title>
        <chart:subtitle svg:x="9.07cm" svg:y="1.458cm" chart:style-name="ch3">
          <text:p>OpenJDK8 b65 - CLQ</text:p>
        </chart:subtitle>
        <chart:plot-area chart:style-name="ch4" table:cell-range-address="ref_Patch.A4:ref_Patch.B27 ref_Patch.H3:ref_Patch.H27" chart:data-source-has-labels="both" svg:x="0.892cm" svg:y="2.683cm" svg:width="20.325cm" svg:height="10.177cm">
          <chartooo:coordinate-region svg:x="2.314cm" svg:y="2.837cm" svg:width="18.903cm" svg:height="9.16cm"/>
          <chart:axis chart:dimension="x" chart:name="primary-x" chart:style-name="ch5">
            <chart:categories table:cell-range-address="ref_Patch.A4:ref_Patch.B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f_Patch.H4:ref_Patch.H27" chart:label-cell-address="ref_Patch.H3:ref_Patch.H3" chart:class="chart:ba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+Stddev</text:p>
                <draw:g>
                  <svg:desc>ref_Patch.H3:ref_Patch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ulder_17 1</text:p>
                <text:list>
                  <text:list-item>
                    <text:p>boulder_17</text:p>
                  </text:list-item>
                  <text:list-item>
                    <text:p>1</text:p>
                  </text:list-item>
                </text:list>
                <draw:g>
                  <svg:desc>ref_Patch.A4:ref_Patch.B27</svg:desc>
                </draw:g>
              </table:table-cell>
              <table:table-cell office:value-type="float" office:value="1.70371672428273">
                <text:p>1.70371672428273</text:p>
                <draw:g>
                  <svg:desc>ref_Patch.H4:ref_Patch.H27</svg:desc>
                </draw:g>
              </table:table-cell>
            </table:table-row>
            <table:table-row>
              <table:table-cell office:value-type="string">
                <text:p>boulder_17 2</text:p>
                <text:list>
                  <text:list-item>
                    <text:p>boulder_17</text:p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1.65811945519441">
                <text:p>1.65811945519441</text:p>
              </table:table-cell>
            </table:table-row>
            <table:table-row>
              <table:table-cell office:value-type="string">
                <text:p>boulder_17 4</text:p>
                <text:list>
                  <text:list-item>
                    <text:p>boulder_17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1.61341921631777">
                <text:p>1.61341921631777</text:p>
              </table:table-cell>
            </table:table-row>
            <table:table-row>
              <table:table-cell office:value-type="string">
                <text:p>boulder_20 1</text:p>
                <text:list>
                  <text:list-item>
                    <text:p>boulder_20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1.78434977838853">
                <text:p>1.78434977838853</text:p>
              </table:table-cell>
            </table:table-row>
            <table:table-row>
              <table:table-cell office:value-type="string">
                <text:p>boulder_20 2</text:p>
                <text:list>
                  <text:list-item>
                    <text:p>boulder_20</text:p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1.81708158171308">
                <text:p>1.81708158171308</text:p>
              </table:table-cell>
            </table:table-row>
            <table:table-row>
              <table:table-cell office:value-type="string">
                <text:p>boulder_20 4</text:p>
                <text:list>
                  <text:list-item>
                    <text:p>boulder_20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1.78354286118154">
                <text:p>1.78354286118154</text:p>
              </table:table-cell>
            </table:table-row>
            <table:table-row>
              <table:table-cell office:value-type="string">
                <text:p>shp_alllayers_43 1</text:p>
                <text:list>
                  <text:list-item>
                    <text:p>shp_alllayers_43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1.37169218057883">
                <text:p>1.37169218057883</text:p>
              </table:table-cell>
            </table:table-row>
            <table:table-row>
              <table:table-cell office:value-type="string">
                <text:p>shp_alllayers_43 2</text:p>
                <text:list>
                  <text:list-item>
                    <text:p>shp_alllayers_43</text:p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1.38876792404716">
                <text:p>1.38876792404716</text:p>
              </table:table-cell>
            </table:table-row>
            <table:table-row>
              <table:table-cell office:value-type="string">
                <text:p>shp_alllayers_43 4</text:p>
                <text:list>
                  <text:list-item>
                    <text:p>shp_alllayers_43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1.33793271624381">
                <text:p>1.33793271624381</text:p>
              </table:table-cell>
            </table:table-row>
            <table:table-row>
              <table:table-cell office:value-type="string">
                <text:p>shp_alllayers_47 1</text:p>
                <text:list>
                  <text:list-item>
                    <text:p>shp_alllayers_47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3.29711822107526">
                <text:p>3.29711822107526</text:p>
              </table:table-cell>
            </table:table-row>
            <table:table-row>
              <table:table-cell office:value-type="string">
                <text:p>shp_alllayers_47 2</text:p>
                <text:list>
                  <text:list-item>
                    <text:p>shp_alllayers_47</text:p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3.907260862249">
                <text:p>3.907260862249</text:p>
              </table:table-cell>
            </table:table-row>
            <table:table-row>
              <table:table-cell office:value-type="string">
                <text:p>shp_alllayers_47 4</text:p>
                <text:list>
                  <text:list-item>
                    <text:p>shp_alllayers_47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4.054942732535">
                <text:p>4.054942732535</text:p>
              </table:table-cell>
            </table:table-row>
            <table:table-row>
              <table:table-cell office:value-type="string">
                <text:p>spearfish_15 1</text:p>
                <text:list>
                  <text:list-item>
                    <text:p>spearfish_15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1.85511625954839">
                <text:p>1.85511625954839</text:p>
              </table:table-cell>
            </table:table-row>
            <table:table-row>
              <table:table-cell office:value-type="string">
                <text:p>spearfish_15 2</text:p>
                <text:list>
                  <text:list-item>
                    <text:p>spearfish_15</text:p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1.98016831320893">
                <text:p>1.98016831320893</text:p>
              </table:table-cell>
            </table:table-row>
            <table:table-row>
              <table:table-cell office:value-type="string">
                <text:p>spearfish_15 4</text:p>
                <text:list>
                  <text:list-item>
                    <text:p>spearfish_15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2.00023014959724">
                <text:p>2.00023014959724</text:p>
              </table:table-cell>
            </table:table-row>
            <table:table-row>
              <table:table-cell office:value-type="string">
                <text:p>spearfish_19 1</text:p>
                <text:list>
                  <text:list-item>
                    <text:p>spearfish_19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1.62989742727426">
                <text:p>1.62989742727426</text:p>
              </table:table-cell>
            </table:table-row>
            <table:table-row>
              <table:table-cell office:value-type="string">
                <text:p>spearfish_19 2</text:p>
                <text:list>
                  <text:list-item>
                    <text:p>spearfish_19</text:p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1.80367346938776">
                <text:p>1.80367346938776</text:p>
              </table:table-cell>
            </table:table-row>
            <table:table-row>
              <table:table-cell office:value-type="string">
                <text:p>spearfish_19 4</text:p>
                <text:list>
                  <text:list-item>
                    <text:p>spearfish_19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1.88176432917067">
                <text:p>1.88176432917067</text:p>
              </table:table-cell>
            </table:table-row>
            <table:table-row>
              <table:table-cell office:value-type="string">
                <text:p>topp:states_06 1</text:p>
                <text:list>
                  <text:list-item>
                    <text:p>topp:states_06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1.26692456479691">
                <text:p>1.26692456479691</text:p>
              </table:table-cell>
            </table:table-row>
            <table:table-row>
              <table:table-cell office:value-type="string">
                <text:p>topp:states_06 2</text:p>
                <text:list>
                  <text:list-item>
                    <text:p>topp:states_06</text:p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1.3287486288077">
                <text:p>1.3287486288077</text:p>
              </table:table-cell>
            </table:table-row>
            <table:table-row>
              <table:table-cell office:value-type="string">
                <text:p>topp:states_06 4</text:p>
                <text:list>
                  <text:list-item>
                    <text:p>topp:states_06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1.35806052531405">
                <text:p>1.35806052531405</text:p>
              </table:table-cell>
            </table:table-row>
            <table:table-row>
              <table:table-cell office:value-type="string">
                <text:p>topp:states_07 1</text:p>
                <text:list>
                  <text:list-item>
                    <text:p>topp:states_07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1.31316382362407">
                <text:p>1.31316382362407</text:p>
              </table:table-cell>
            </table:table-row>
            <table:table-row>
              <table:table-cell office:value-type="string">
                <text:p>topp:states_07 2</text:p>
                <text:list>
                  <text:list-item>
                    <text:p>topp:states_07</text:p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1.38999881782717">
                <text:p>1.38999881782717</text:p>
              </table:table-cell>
            </table:table-row>
            <table:table-row>
              <table:table-cell office:value-type="string">
                <text:p>topp:states_07 4</text:p>
                <text:list>
                  <text:list-item>
                    <text:p>topp:states_07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1.43371284480782">
                <text:p>1.433712844807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graphic-properties draw:stroke="none" draw:fill-color="#31400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097cm" svg:height="13.554cm" xlink:href=".." xlink:type="simple" chart:class="chart:bar" chart:style-name="ch1">
        <chart:title svg:x="9.416cm" svg:y="0.406cm" chart:style-name="ch2">
          <text:p>Pisces / Ductus</text:p>
        </chart:title>
        <chart:subtitle svg:x="8.51cm" svg:y="1.458cm" chart:style-name="ch3">
          <text:p>OpenJDK8 b65 / JDK8 b121</text:p>
        </chart:subtitle>
        <chart:plot-area chart:style-name="ch4" table:cell-range-address="ref_ductus.A4:ref_ductus.B27 ref_ductus.H3:ref_ductus.H27" chart:data-source-has-labels="both" svg:x="0.891cm" svg:y="2.683cm" svg:width="20.324cm" svg:height="10.18cm">
          <chartooo:coordinate-region svg:x="2.313cm" svg:y="2.837cm" svg:width="18.902cm" svg:height="9.163cm"/>
          <chart:axis chart:dimension="x" chart:name="primary-x" chart:style-name="ch5">
            <chart:categories table:cell-range-address="ref_ductus.A4:ref_ductus.B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f_ductus.H4:ref_ductus.H27" chart:label-cell-address="ref_ductus.H3:ref_ductus.H3" chart:class="chart:ba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+Stddev</text:p>
                <draw:g>
                  <svg:desc>ref_ductus.H3:ref_ductus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ulder_17 1</text:p>
                <text:list>
                  <text:list-item>
                    <text:p>boulder_17</text:p>
                  </text:list-item>
                  <text:list-item>
                    <text:p>1</text:p>
                  </text:list-item>
                </text:list>
                <draw:g>
                  <svg:desc>ref_ductus.A4:ref_ductus.B27</svg:desc>
                </draw:g>
              </table:table-cell>
              <table:table-cell office:value-type="float" office:value="1.94023510047932">
                <text:p>1.94023510047932</text:p>
                <draw:g>
                  <svg:desc>ref_ductus.H4:ref_ductus.H27</svg:desc>
                </draw:g>
              </table:table-cell>
            </table:table-row>
            <table:table-row>
              <table:table-cell office:value-type="string">
                <text:p>boulder_17 2</text:p>
                <text:list>
                  <text:list-item>
                    <text:p>boulder_17</text:p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1.27828654753116">
                <text:p>1.27828654753116</text:p>
              </table:table-cell>
            </table:table-row>
            <table:table-row>
              <table:table-cell office:value-type="string">
                <text:p>boulder_17 4</text:p>
                <text:list>
                  <text:list-item>
                    <text:p>boulder_17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0.954515546364724">
                <text:p>0.954515546364724</text:p>
              </table:table-cell>
            </table:table-row>
            <table:table-row>
              <table:table-cell office:value-type="string">
                <text:p>boulder_20 1</text:p>
                <text:list>
                  <text:list-item>
                    <text:p>boulder_20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1.97807196343897">
                <text:p>1.97807196343897</text:p>
              </table:table-cell>
            </table:table-row>
            <table:table-row>
              <table:table-cell office:value-type="string">
                <text:p>boulder_20 2</text:p>
                <text:list>
                  <text:list-item>
                    <text:p>boulder_20</text:p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1.17411187980137">
                <text:p>1.17411187980137</text:p>
              </table:table-cell>
            </table:table-row>
            <table:table-row>
              <table:table-cell office:value-type="string">
                <text:p>boulder_20 4</text:p>
                <text:list>
                  <text:list-item>
                    <text:p>boulder_20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0.922766457322034">
                <text:p>0.922766457322034</text:p>
              </table:table-cell>
            </table:table-row>
            <table:table-row>
              <table:table-cell office:value-type="string">
                <text:p>shp_alllayers_43 1</text:p>
                <text:list>
                  <text:list-item>
                    <text:p>shp_alllayers_43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1.56320456150446">
                <text:p>1.56320456150446</text:p>
              </table:table-cell>
            </table:table-row>
            <table:table-row>
              <table:table-cell office:value-type="string">
                <text:p>shp_alllayers_43 2</text:p>
                <text:list>
                  <text:list-item>
                    <text:p>shp_alllayers_43</text:p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1.03710539808101">
                <text:p>1.03710539808101</text:p>
              </table:table-cell>
            </table:table-row>
            <table:table-row>
              <table:table-cell office:value-type="string">
                <text:p>shp_alllayers_43 4</text:p>
                <text:list>
                  <text:list-item>
                    <text:p>shp_alllayers_43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0.830917569554435">
                <text:p>0.830917569554435</text:p>
              </table:table-cell>
            </table:table-row>
            <table:table-row>
              <table:table-cell office:value-type="string">
                <text:p>shp_alllayers_47 1</text:p>
                <text:list>
                  <text:list-item>
                    <text:p>shp_alllayers_47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2.55104093668129">
                <text:p>2.55104093668129</text:p>
              </table:table-cell>
            </table:table-row>
            <table:table-row>
              <table:table-cell office:value-type="string">
                <text:p>shp_alllayers_47 2</text:p>
                <text:list>
                  <text:list-item>
                    <text:p>shp_alllayers_47</text:p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2.29370890544887">
                <text:p>2.29370890544887</text:p>
              </table:table-cell>
            </table:table-row>
            <table:table-row>
              <table:table-cell office:value-type="string">
                <text:p>shp_alllayers_47 4</text:p>
                <text:list>
                  <text:list-item>
                    <text:p>shp_alllayers_47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0.981891802752991">
                <text:p>0.981891802752991</text:p>
              </table:table-cell>
            </table:table-row>
            <table:table-row>
              <table:table-cell office:value-type="string">
                <text:p>spearfish_15 1</text:p>
                <text:list>
                  <text:list-item>
                    <text:p>spearfish_15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0.81244026174546">
                <text:p>0.81244026174546</text:p>
              </table:table-cell>
            </table:table-row>
            <table:table-row>
              <table:table-cell office:value-type="string">
                <text:p>spearfish_15 2</text:p>
                <text:list>
                  <text:list-item>
                    <text:p>spearfish_15</text:p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0.807153084357475">
                <text:p>0.807153084357475</text:p>
              </table:table-cell>
            </table:table-row>
            <table:table-row>
              <table:table-cell office:value-type="string">
                <text:p>spearfish_15 4</text:p>
                <text:list>
                  <text:list-item>
                    <text:p>spearfish_15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0.597388016954978">
                <text:p>0.597388016954978</text:p>
              </table:table-cell>
            </table:table-row>
            <table:table-row>
              <table:table-cell office:value-type="string">
                <text:p>spearfish_19 1</text:p>
                <text:list>
                  <text:list-item>
                    <text:p>spearfish_19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1.52669711765632">
                <text:p>1.52669711765632</text:p>
              </table:table-cell>
            </table:table-row>
            <table:table-row>
              <table:table-cell office:value-type="string">
                <text:p>spearfish_19 2</text:p>
                <text:list>
                  <text:list-item>
                    <text:p>spearfish_19</text:p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0.980184842883549">
                <text:p>0.980184842883549</text:p>
              </table:table-cell>
            </table:table-row>
            <table:table-row>
              <table:table-cell office:value-type="string">
                <text:p>spearfish_19 4</text:p>
                <text:list>
                  <text:list-item>
                    <text:p>spearfish_19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0.715041825095057">
                <text:p>0.715041825095057</text:p>
              </table:table-cell>
            </table:table-row>
            <table:table-row>
              <table:table-cell office:value-type="string">
                <text:p>topp:states_06 1</text:p>
                <text:list>
                  <text:list-item>
                    <text:p>topp:states_06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0.979766965832152">
                <text:p>0.979766965832152</text:p>
              </table:table-cell>
            </table:table-row>
            <table:table-row>
              <table:table-cell office:value-type="string">
                <text:p>topp:states_06 2</text:p>
                <text:list>
                  <text:list-item>
                    <text:p>topp:states_06</text:p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0.671284849518288">
                <text:p>0.671284849518288</text:p>
              </table:table-cell>
            </table:table-row>
            <table:table-row>
              <table:table-cell office:value-type="string">
                <text:p>topp:states_06 4</text:p>
                <text:list>
                  <text:list-item>
                    <text:p>topp:states_06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0.550050107924761">
                <text:p>0.550050107924761</text:p>
              </table:table-cell>
            </table:table-row>
            <table:table-row>
              <table:table-cell office:value-type="string">
                <text:p>topp:states_07 1</text:p>
                <text:list>
                  <text:list-item>
                    <text:p>topp:states_07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0.939550949913644">
                <text:p>0.939550949913644</text:p>
              </table:table-cell>
            </table:table-row>
            <table:table-row>
              <table:table-cell office:value-type="string">
                <text:p>topp:states_07 2</text:p>
                <text:list>
                  <text:list-item>
                    <text:p>topp:states_07</text:p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0.697514385715133">
                <text:p>0.697514385715133</text:p>
              </table:table-cell>
            </table:table-row>
            <table:table-row>
              <table:table-cell office:value-type="string">
                <text:p>topp:states_07 4</text:p>
                <text:list>
                  <text:list-item>
                    <text:p>topp:states_07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0.520067631243417">
                <text:p>0.5200676312434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>
    <meta:generator>OpenOffice.org/3.3$Unix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graphic-properties draw:stroke="none" draw:fill-color="#31400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101cm" svg:height="13.551cm" xlink:href=".." xlink:type="simple" chart:class="chart:bar" chart:style-name="ch1">
        <chart:title svg:x="9.066cm" svg:y="0.406cm" chart:style-name="ch2">
          <text:p>Ductus / Marlin 0.3</text:p>
        </chart:title>
        <chart:subtitle svg:x="7.881cm" svg:y="1.458cm" chart:style-name="ch3">
          <text:p>JDK8 b 121 / OpenJDK8 b65 - CLQ</text:p>
        </chart:subtitle>
        <chart:plot-area chart:style-name="ch4" table:cell-range-address="ductus_Patch.A4:ductus_Patch.B27 ductus_Patch.H3:ductus_Patch.H27" chart:data-source-has-labels="both" svg:x="0.892cm" svg:y="2.683cm" svg:width="20.325cm" svg:height="10.177cm">
          <chartooo:coordinate-region svg:x="2.314cm" svg:y="2.837cm" svg:width="18.903cm" svg:height="9.16cm"/>
          <chart:axis chart:dimension="x" chart:name="primary-x" chart:style-name="ch5">
            <chart:categories table:cell-range-address="ductus_Patch.A4:ductus_Patch.B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uctus_Patch.H4:ductus_Patch.H27" chart:label-cell-address="ductus_Patch.H3:ductus_Patch.H3" chart:class="chart:ba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+Stddev</text:p>
                <draw:g>
                  <svg:desc>ductus_Patch.H3:ductus_Patch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ulder_17 1</text:p>
                <text:list>
                  <text:list-item>
                    <text:p>boulder_17</text:p>
                  </text:list-item>
                  <text:list-item>
                    <text:p>1</text:p>
                  </text:list-item>
                </text:list>
                <draw:g>
                  <svg:desc>ductus_Patch.A4:ductus_Patch.B27</svg:desc>
                </draw:g>
              </table:table-cell>
              <table:table-cell office:value-type="float" office:value="0.878098084021796">
                <text:p>0.878098084021796</text:p>
                <draw:g>
                  <svg:desc>ductus_Patch.H4:ductus_Patch.H27</svg:desc>
                </draw:g>
              </table:table-cell>
            </table:table-row>
            <table:table-row>
              <table:table-cell office:value-type="string">
                <text:p>boulder_17 2</text:p>
                <text:list>
                  <text:list-item>
                    <text:p>boulder_17</text:p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1.29714222401608">
                <text:p>1.29714222401608</text:p>
              </table:table-cell>
            </table:table-row>
            <table:table-row>
              <table:table-cell office:value-type="string">
                <text:p>boulder_17 4</text:p>
                <text:list>
                  <text:list-item>
                    <text:p>boulder_17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1.69030166398282">
                <text:p>1.69030166398282</text:p>
              </table:table-cell>
            </table:table-row>
            <table:table-row>
              <table:table-cell office:value-type="string">
                <text:p>boulder_20 1</text:p>
                <text:list>
                  <text:list-item>
                    <text:p>boulder_20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0.902065147966787">
                <text:p>0.902065147966787</text:p>
              </table:table-cell>
            </table:table-row>
            <table:table-row>
              <table:table-cell office:value-type="string">
                <text:p>boulder_20 2</text:p>
                <text:list>
                  <text:list-item>
                    <text:p>boulder_20</text:p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1.54762217551235">
                <text:p>1.54762217551235</text:p>
              </table:table-cell>
            </table:table-row>
            <table:table-row>
              <table:table-cell office:value-type="string">
                <text:p>boulder_20 4</text:p>
                <text:list>
                  <text:list-item>
                    <text:p>boulder_20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1.93282151407797">
                <text:p>1.93282151407797</text:p>
              </table:table-cell>
            </table:table-row>
            <table:table-row>
              <table:table-cell office:value-type="string">
                <text:p>shp_alllayers_43 1</text:p>
                <text:list>
                  <text:list-item>
                    <text:p>shp_alllayers_43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0.877487319547405">
                <text:p>0.877487319547405</text:p>
              </table:table-cell>
            </table:table-row>
            <table:table-row>
              <table:table-cell office:value-type="string">
                <text:p>shp_alllayers_43 2</text:p>
                <text:list>
                  <text:list-item>
                    <text:p>shp_alllayers_43</text:p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1.33908079797564">
                <text:p>1.33908079797564</text:p>
              </table:table-cell>
            </table:table-row>
            <table:table-row>
              <table:table-cell office:value-type="string">
                <text:p>shp_alllayers_43 4</text:p>
                <text:list>
                  <text:list-item>
                    <text:p>shp_alllayers_43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1.61018705737713">
                <text:p>1.61018705737713</text:p>
              </table:table-cell>
            </table:table-row>
            <table:table-row>
              <table:table-cell office:value-type="string">
                <text:p>shp_alllayers_47 1</text:p>
                <text:list>
                  <text:list-item>
                    <text:p>shp_alllayers_47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1.29245994200491">
                <text:p>1.29245994200491</text:p>
              </table:table-cell>
            </table:table-row>
            <table:table-row>
              <table:table-cell office:value-type="string">
                <text:p>shp_alllayers_47 2</text:p>
                <text:list>
                  <text:list-item>
                    <text:p>shp_alllayers_47</text:p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1.70346849723041">
                <text:p>1.70346849723041</text:p>
              </table:table-cell>
            </table:table-row>
            <table:table-row>
              <table:table-cell office:value-type="string">
                <text:p>shp_alllayers_47 4</text:p>
                <text:list>
                  <text:list-item>
                    <text:p>shp_alllayers_47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4.12972460017072">
                <text:p>4.12972460017072</text:p>
              </table:table-cell>
            </table:table-row>
            <table:table-row>
              <table:table-cell office:value-type="string">
                <text:p>spearfish_15 1</text:p>
                <text:list>
                  <text:list-item>
                    <text:p>spearfish_15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2.28338789557626">
                <text:p>2.28338789557626</text:p>
              </table:table-cell>
            </table:table-row>
            <table:table-row>
              <table:table-cell office:value-type="string">
                <text:p>spearfish_15 2</text:p>
                <text:list>
                  <text:list-item>
                    <text:p>spearfish_15</text:p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2.45327478960849">
                <text:p>2.45327478960849</text:p>
              </table:table-cell>
            </table:table-row>
            <table:table-row>
              <table:table-cell office:value-type="string">
                <text:p>spearfish_15 4</text:p>
                <text:list>
                  <text:list-item>
                    <text:p>spearfish_15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3.34829305715382">
                <text:p>3.34829305715382</text:p>
              </table:table-cell>
            </table:table-row>
            <table:table-row>
              <table:table-cell office:value-type="string">
                <text:p>spearfish_19 1</text:p>
                <text:list>
                  <text:list-item>
                    <text:p>spearfish_19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1.06759710778544">
                <text:p>1.06759710778544</text:p>
              </table:table-cell>
            </table:table-row>
            <table:table-row>
              <table:table-cell office:value-type="string">
                <text:p>spearfish_19 2</text:p>
                <text:list>
                  <text:list-item>
                    <text:p>spearfish_19</text:p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1.84013605442177">
                <text:p>1.84013605442177</text:p>
              </table:table-cell>
            </table:table-row>
            <table:table-row>
              <table:table-cell office:value-type="string">
                <text:p>spearfish_19 4</text:p>
                <text:list>
                  <text:list-item>
                    <text:p>spearfish_19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2.63168427793788">
                <text:p>2.63168427793788</text:p>
              </table:table-cell>
            </table:table-row>
            <table:table-row>
              <table:table-cell office:value-type="string">
                <text:p>topp:states_06 1</text:p>
                <text:list>
                  <text:list-item>
                    <text:p>topp:states_06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1.29308765143032">
                <text:p>1.29308765143032</text:p>
              </table:table-cell>
            </table:table-row>
            <table:table-row>
              <table:table-cell office:value-type="string">
                <text:p>topp:states_06 2</text:p>
                <text:list>
                  <text:list-item>
                    <text:p>topp:states_06</text:p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1.97941102016707">
                <text:p>1.97941102016707</text:p>
              </table:table-cell>
            </table:table-row>
            <table:table-row>
              <table:table-cell office:value-type="string">
                <text:p>topp:states_06 4</text:p>
                <text:list>
                  <text:list-item>
                    <text:p>topp:states_06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2.46897601827179">
                <text:p>2.46897601827179</text:p>
              </table:table-cell>
            </table:table-row>
            <table:table-row>
              <table:table-cell office:value-type="string">
                <text:p>topp:states_07 1</text:p>
                <text:list>
                  <text:list-item>
                    <text:p>topp:states_07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1.39765046668812">
                <text:p>1.39765046668812</text:p>
              </table:table-cell>
            </table:table-row>
            <table:table-row>
              <table:table-cell office:value-type="string">
                <text:p>topp:states_07 2</text:p>
                <text:list>
                  <text:list-item>
                    <text:p>topp:states_07</text:p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1.99278874571462">
                <text:p>1.99278874571462</text:p>
              </table:table-cell>
            </table:table-row>
            <table:table-row>
              <table:table-cell office:value-type="string">
                <text:p>topp:states_07 4</text:p>
                <text:list>
                  <text:list-item>
                    <text:p>topp:states_07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2.75678153893176">
                <text:p>2.756781538931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>
    <meta:generator>OpenOffice.org/3.3$Unix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